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style:font-pitch="variable"/>
    <style:font-face style:name="Liberation Mono" svg:font-family="'Liberation Mono', 'Courier New', Cousine,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bebebe"/>
    </style:style>
    <style:style style:name="gr4" style:family="graphic" style:parent-style-name="standard">
      <style:graphic-properties draw:stroke="none" draw:fill="solid" draw:fill-color="#e69f00"/>
    </style:style>
    <style:style style:name="gr5"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solid" draw:fill-color="#d9d9d9"/>
    </style:style>
    <style:style style:name="gr8" style:family="graphic" style:parent-style-name="standard">
      <style:graphic-properties draw:stroke="none" draw:fill="solid" draw:fill-color="#1a1a1a"/>
    </style:style>
    <style:style style:name="gr9" style:family="graphic" style:parent-style-name="standard">
      <style:graphic-properties draw:stroke="none" draw:fill="solid" draw:fill-color="#4d4d4d"/>
    </style:style>
    <style:style style:name="gr10" style:family="graphic" style:parent-style-name="standard">
      <style:graphic-properties draw:stroke="none" draw:fill="solid" draw:fill-color="#ffffff"/>
    </style:style>
    <style:style style:name="gr11" style:family="graphic" style:parent-style-name="standard">
      <style:graphic-properties draw:stroke="none" svg:stroke-color="#000000" draw:fill="none" draw:fill-color="#ffffff" draw:textarea-horizontal-align="left" draw:auto-grow-height="true" draw:auto-grow-width="false" fo:min-height="0.936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685cm" fo:min-width="0cm"/>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bebebe"/>
    </style:style>
    <style:style style:name="P4" style:family="paragraph">
      <loext:graphic-properties draw:fill="solid" draw:fill-color="#e69f00"/>
    </style:style>
    <style:style style:name="P5" style:family="paragraph">
      <loext:graphic-properties draw:fill="none"/>
    </style:style>
    <style:style style:name="P6" style:family="paragraph">
      <loext:graphic-properties draw:fill="solid" draw:fill-color="#000000"/>
    </style:style>
    <style:style style:name="P7" style:family="paragraph">
      <loext:graphic-properties draw:fill="solid" draw:fill-color="#d9d9d9"/>
    </style:style>
    <style:style style:name="P8" style:family="paragraph">
      <loext:graphic-properties draw:fill="solid" draw:fill-color="#1a1a1a"/>
    </style:style>
    <style:style style:name="P9" style:family="paragraph">
      <loext:graphic-properties draw:fill="solid" draw:fill-color="#4d4d4d"/>
    </style:style>
    <style:style style:name="P10" style:family="paragraph">
      <style:text-properties style:font-name="Helvetica Neue"/>
    </style:style>
    <style:style style:name="P11" style:family="paragraph">
      <loext:graphic-properties draw:fill="none" draw:fill-color="#ffffff"/>
      <style:text-properties style:font-name="Helvetica Neue"/>
    </style:style>
    <style:style style:name="P12" style:family="paragraph">
      <style:text-properties style:font-name="Helvetica Neue" fo:font-weight="bold" style:font-weight-asian="bold" style:font-weight-complex="bold"/>
    </style:style>
    <style:style style:name="P13" style:family="paragraph">
      <loext:graphic-properties draw:fill="none" draw:fill-color="#ffffff"/>
      <style:text-properties style:font-name="Helvetica Neue"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6.098cm" svg:height="21.659cm" svg:x="2.002cm" svg:y="0.3cm" svg:viewBox="0 0 36099 21660" draw:points="0,21660 36099,21660 36099,0 0,0">
          <text:p/>
        </draw:polygon>
        <draw:polygon draw:style-name="gr2" draw:text-style-name="P2" draw:layer="layout" svg:width="3.714cm" svg:height="19.859cm" svg:x="3.816cm" svg:y="1.194cm" svg:viewBox="0 0 3715 19860" draw:points="0,19860 3715,19860 3715,0 0,0">
          <text:p/>
        </draw:polygon>
        <draw:polygon draw:style-name="gr3" draw:text-style-name="P3" draw:layer="layout" svg:width="1.52cm" svg:height="0.005cm" svg:x="4.069cm" svg:y="5.487cm" svg:viewBox="0 0 1521 6" draw:points="0,6 1521,6 1521,0 0,0">
          <text:p/>
        </draw:polygon>
        <draw:polygon draw:style-name="gr4" draw:text-style-name="P4" draw:layer="layout" svg:width="1.52cm" svg:height="1.65cm" svg:x="5.757cm" svg:y="3.837cm" svg:viewBox="0 0 1521 1651" draw:points="0,1651 1521,1651 1521,0 0,0">
          <text:p/>
        </draw:polygon>
        <draw:line draw:style-name="gr5" draw:text-style-name="P5" draw:layer="layout" svg:x1="4.069cm" svg:y1="3.828cm" svg:x2="5.589cm" svg:y2="3.828cm">
          <text:p/>
        </draw:line>
        <draw:line draw:style-name="gr5" draw:text-style-name="P5" draw:layer="layout" svg:x1="4.829cm" svg:y1="3.828cm" svg:x2="4.829cm" svg:y2="7.732cm">
          <text:p/>
        </draw:line>
        <draw:line draw:style-name="gr5" draw:text-style-name="P5" draw:layer="layout" svg:x1="4.069cm" svg:y1="7.732cm" svg:x2="5.589cm" svg:y2="7.732cm">
          <text:p/>
        </draw:line>
        <draw:line draw:style-name="gr5" draw:text-style-name="P5" draw:layer="layout" svg:x1="5.757cm" svg:y1="2.097cm" svg:x2="7.276cm" svg:y2="2.097cm">
          <text:p/>
        </draw:line>
        <draw:line draw:style-name="gr5" draw:text-style-name="P5" draw:layer="layout" svg:x1="6.517cm" svg:y1="2.097cm" svg:x2="6.517cm" svg:y2="6.218cm">
          <text:p/>
        </draw:line>
        <draw:line draw:style-name="gr5" draw:text-style-name="P5" draw:layer="layout" svg:x1="5.757cm" svg:y1="6.218cm" svg:x2="7.276cm" svg:y2="6.218cm">
          <text:p/>
        </draw:line>
        <draw:polygon draw:style-name="gr2" draw:text-style-name="P2" draw:layer="layout" svg:width="3.714cm" svg:height="19.859cm" svg:x="7.713cm" svg:y="1.194cm" svg:viewBox="0 0 3715 19860" draw:points="0,19860 3715,19860 3715,0 0,0">
          <text:p/>
        </draw:polygon>
        <draw:polygon draw:style-name="gr3" draw:text-style-name="P3" draw:layer="layout" svg:width="1.519cm" svg:height="9.374cm" svg:x="7.967cm" svg:y="5.487cm" svg:viewBox="0 0 1520 9375" draw:points="0,9375 1520,9375 1520,0 0,0">
          <text:p/>
        </draw:polygon>
        <draw:polygon draw:style-name="gr4" draw:text-style-name="P4" draw:layer="layout" svg:width="1.52cm" svg:height="5.048cm" svg:x="9.654cm" svg:y="5.487cm" svg:viewBox="0 0 1521 5049" draw:points="0,5049 1521,5049 1521,0 0,0">
          <text:p/>
        </draw:polygon>
        <draw:line draw:style-name="gr5" draw:text-style-name="P5" draw:layer="layout" svg:x1="7.967cm" svg:y1="11.981cm" svg:x2="9.486cm" svg:y2="11.981cm">
          <text:p/>
        </draw:line>
        <draw:line draw:style-name="gr5" draw:text-style-name="P5" draw:layer="layout" svg:x1="8.726cm" svg:y1="11.981cm" svg:x2="8.726cm" svg:y2="20.151cm">
          <text:p/>
        </draw:line>
        <draw:line draw:style-name="gr5" draw:text-style-name="P5" draw:layer="layout" svg:x1="7.967cm" svg:y1="20.151cm" svg:x2="9.486cm" svg:y2="20.151cm">
          <text:p/>
        </draw:line>
        <draw:line draw:style-name="gr5" draw:text-style-name="P5" draw:layer="layout" svg:x1="9.654cm" svg:y1="8.031cm" svg:x2="11.174cm" svg:y2="8.031cm">
          <text:p/>
        </draw:line>
        <draw:line draw:style-name="gr5" draw:text-style-name="P5" draw:layer="layout" svg:x1="10.414cm" svg:y1="8.031cm" svg:x2="10.414cm" svg:y2="14.657cm">
          <text:p/>
        </draw:line>
        <draw:line draw:style-name="gr5" draw:text-style-name="P5" draw:layer="layout" svg:x1="9.654cm" svg:y1="14.657cm" svg:x2="11.174cm" svg:y2="14.657cm">
          <text:p/>
        </draw:line>
        <draw:polygon draw:style-name="gr6" draw:text-style-name="P6" draw:layer="layout" svg:width="0.239cm" svg:height="0.235cm" svg:x="8.606cm" svg:y="20.381cm" svg:viewBox="0 0 240 236" draw:points="138,97 225,63 240,106 147,130 208,212 169,236 119,151 69,235 29,211 92,130 0,106 15,63 102,98 98,0 142,0">
          <text:p/>
        </draw:polygon>
        <draw:polygon draw:style-name="gr2" draw:text-style-name="P2" draw:layer="layout" svg:width="3.714cm" svg:height="19.859cm" svg:x="11.611cm" svg:y="1.194cm" svg:viewBox="0 0 3715 19860" draw:points="0,19860 3715,19860 3715,0 0,0">
          <text:p/>
        </draw:polygon>
        <draw:polygon draw:style-name="gr3" draw:text-style-name="P3" draw:layer="layout" svg:width="1.519cm" svg:height="2.956cm" svg:x="11.864cm" svg:y="5.487cm" svg:viewBox="0 0 1520 2957" draw:points="0,2957 1520,2957 1520,0 0,0">
          <text:p/>
        </draw:polygon>
        <draw:polygon draw:style-name="gr4" draw:text-style-name="P4" draw:layer="layout" svg:width="1.52cm" svg:height="4.075cm" svg:x="13.551cm" svg:y="5.487cm" svg:viewBox="0 0 1521 4076" draw:points="0,4076 1521,4076 1521,0 0,0">
          <text:p/>
        </draw:polygon>
        <draw:line draw:style-name="gr5" draw:text-style-name="P5" draw:layer="layout" svg:x1="11.864cm" svg:y1="5.518cm" svg:x2="13.383cm" svg:y2="5.518cm">
          <text:p/>
        </draw:line>
        <draw:line draw:style-name="gr5" draw:text-style-name="P5" draw:layer="layout" svg:x1="12.623cm" svg:y1="5.518cm" svg:x2="12.623cm" svg:y2="13.899cm">
          <text:p/>
        </draw:line>
        <draw:line draw:style-name="gr5" draw:text-style-name="P5" draw:layer="layout" svg:x1="11.864cm" svg:y1="13.899cm" svg:x2="13.383cm" svg:y2="13.899cm">
          <text:p/>
        </draw:line>
        <draw:line draw:style-name="gr5" draw:text-style-name="P5" draw:layer="layout" svg:x1="13.551cm" svg:y1="6.565cm" svg:x2="15.071cm" svg:y2="6.565cm">
          <text:p/>
        </draw:line>
        <draw:line draw:style-name="gr5" draw:text-style-name="P5" draw:layer="layout" svg:x1="14.311cm" svg:y1="6.565cm" svg:x2="14.311cm" svg:y2="15.284cm">
          <text:p/>
        </draw:line>
        <draw:line draw:style-name="gr5" draw:text-style-name="P5" draw:layer="layout" svg:x1="13.551cm" svg:y1="15.283cm" svg:x2="15.071cm" svg:y2="15.283cm">
          <text:p/>
        </draw:line>
        <draw:polygon draw:style-name="gr2" draw:text-style-name="P2" draw:layer="layout" svg:width="3.714cm" svg:height="19.859cm" svg:x="15.508cm" svg:y="1.194cm" svg:viewBox="0 0 3715 19860" draw:points="0,19860 3715,19860 3715,0 0,0">
          <text:p/>
        </draw:polygon>
        <draw:polygon draw:style-name="gr3" draw:text-style-name="P3" draw:layer="layout" svg:width="1.52cm" svg:height="10.819cm" svg:x="15.761cm" svg:y="5.487cm" svg:viewBox="0 0 1521 10820" draw:points="0,10820 1521,10820 1521,0 0,0">
          <text:p/>
        </draw:polygon>
        <draw:polygon draw:style-name="gr4" draw:text-style-name="P4" draw:layer="layout" svg:width="1.52cm" svg:height="8.169cm" svg:x="17.449cm" svg:y="5.487cm" svg:viewBox="0 0 1521 8170" draw:points="0,8170 1521,8170 1521,0 0,0">
          <text:p/>
        </draw:polygon>
        <draw:line draw:style-name="gr5" draw:text-style-name="P5" draw:layer="layout" svg:x1="15.761cm" svg:y1="14.306cm" svg:x2="17.281cm" svg:y2="14.306cm">
          <text:p/>
        </draw:line>
        <draw:line draw:style-name="gr5" draw:text-style-name="P5" draw:layer="layout" svg:x1="16.521cm" svg:y1="14.306cm" svg:x2="16.521cm" svg:y2="19.208cm">
          <text:p/>
        </draw:line>
        <draw:line draw:style-name="gr5" draw:text-style-name="P5" draw:layer="layout" svg:x1="15.761cm" svg:y1="19.209cm" svg:x2="17.281cm" svg:y2="19.209cm">
          <text:p/>
        </draw:line>
        <draw:line draw:style-name="gr5" draw:text-style-name="P5" draw:layer="layout" svg:x1="17.449cm" svg:y1="11.735cm" svg:x2="18.968cm" svg:y2="11.735cm">
          <text:p/>
        </draw:line>
        <draw:line draw:style-name="gr5" draw:text-style-name="P5" draw:layer="layout" svg:x1="18.209cm" svg:y1="11.735cm" svg:x2="18.209cm" svg:y2="16.393cm">
          <text:p/>
        </draw:line>
        <draw:line draw:style-name="gr5" draw:text-style-name="P5" draw:layer="layout" svg:x1="17.449cm" svg:y1="16.393cm" svg:x2="18.968cm" svg:y2="16.393cm">
          <text:p/>
        </draw:line>
        <draw:polygon draw:style-name="gr6" draw:text-style-name="P6" draw:layer="layout" svg:width="0.239cm" svg:height="0.234cm" svg:x="16.401cm" svg:y="19.439cm" svg:viewBox="0 0 240 235" draw:points="139,96 225,63 240,105 148,129 208,212 170,235 120,150 69,235 29,211 92,129 0,105 14,62 102,97 99,0 143,0">
          <text:p/>
        </draw:polygon>
        <draw:polygon draw:style-name="gr6" draw:text-style-name="P6" draw:layer="layout" svg:width="0.239cm" svg:height="0.235cm" svg:x="18.09cm" svg:y="16.623cm" svg:viewBox="0 0 240 236" draw:points="137,98 225,63 240,107 147,131 207,212 168,236 119,152 68,235 29,211 91,131 0,107 14,63 101,98 98,0 142,0">
          <text:p/>
        </draw:polygon>
        <draw:polygon draw:style-name="gr2" draw:text-style-name="P2" draw:layer="layout" svg:width="3.714cm" svg:height="19.859cm" svg:x="19.405cm" svg:y="1.194cm" svg:viewBox="0 0 3715 19860" draw:points="0,19860 3715,19860 3715,0 0,0">
          <text:p/>
        </draw:polygon>
        <draw:polygon draw:style-name="gr3" draw:text-style-name="P3" draw:layer="layout" svg:width="1.52cm" svg:height="2.833cm" svg:x="19.658cm" svg:y="5.487cm" svg:viewBox="0 0 1521 2834" draw:points="0,2834 1521,2834 1521,0 0,0">
          <text:p/>
        </draw:polygon>
        <draw:polygon draw:style-name="gr4" draw:text-style-name="P4" draw:layer="layout" svg:width="1.52cm" svg:height="0.931cm" svg:x="21.346cm" svg:y="5.487cm" svg:viewBox="0 0 1521 932" draw:points="0,932 1521,932 1521,0 0,0">
          <text:p/>
        </draw:polygon>
        <draw:line draw:style-name="gr5" draw:text-style-name="P5" draw:layer="layout" svg:x1="19.658cm" svg:y1="4.98cm" svg:x2="21.178cm" svg:y2="4.98cm">
          <text:p/>
        </draw:line>
        <draw:line draw:style-name="gr5" draw:text-style-name="P5" draw:layer="layout" svg:x1="20.418cm" svg:y1="4.98cm" svg:x2="20.418cm" svg:y2="15.544cm">
          <text:p/>
        </draw:line>
        <draw:line draw:style-name="gr5" draw:text-style-name="P5" draw:layer="layout" svg:x1="19.658cm" svg:y1="15.545cm" svg:x2="21.178cm" svg:y2="15.545cm">
          <text:p/>
        </draw:line>
        <draw:line draw:style-name="gr5" draw:text-style-name="P5" draw:layer="layout" svg:x1="21.346cm" svg:y1="3.255cm" svg:x2="22.866cm" svg:y2="3.255cm">
          <text:p/>
        </draw:line>
        <draw:line draw:style-name="gr5" draw:text-style-name="P5" draw:layer="layout" svg:x1="22.106cm" svg:y1="3.255cm" svg:x2="22.106cm" svg:y2="12.814cm">
          <text:p/>
        </draw:line>
        <draw:line draw:style-name="gr5" draw:text-style-name="P5" draw:layer="layout" svg:x1="21.346cm" svg:y1="12.814cm" svg:x2="22.866cm" svg:y2="12.814cm">
          <text:p/>
        </draw:line>
        <draw:polygon draw:style-name="gr2" draw:text-style-name="P2" draw:layer="layout" svg:width="3.714cm" svg:height="19.859cm" svg:x="23.302cm" svg:y="1.194cm" svg:viewBox="0 0 3715 19860" draw:points="0,19860 3715,19860 3715,0 0,0">
          <text:p/>
        </draw:polygon>
        <draw:polygon draw:style-name="gr3" draw:text-style-name="P3" draw:layer="layout" svg:width="1.52cm" svg:height="7.462cm" svg:x="23.555cm" svg:y="5.487cm" svg:viewBox="0 0 1521 7463" draw:points="0,7463 1521,7463 1521,0 0,0">
          <text:p/>
        </draw:polygon>
        <draw:polygon draw:style-name="gr4" draw:text-style-name="P4" draw:layer="layout" svg:width="1.52cm" svg:height="6.395cm" svg:x="25.243cm" svg:y="5.487cm" svg:viewBox="0 0 1521 6396" draw:points="0,6396 1521,6396 1521,0 0,0">
          <text:p/>
        </draw:polygon>
        <draw:line draw:style-name="gr5" draw:text-style-name="P5" draw:layer="layout" svg:x1="23.555cm" svg:y1="10.962cm" svg:x2="25.075cm" svg:y2="10.962cm">
          <text:p/>
        </draw:line>
        <draw:line draw:style-name="gr5" draw:text-style-name="P5" draw:layer="layout" svg:x1="24.314cm" svg:y1="10.962cm" svg:x2="24.314cm" svg:y2="15.827cm">
          <text:p/>
        </draw:line>
        <draw:line draw:style-name="gr5" draw:text-style-name="P5" draw:layer="layout" svg:x1="23.555cm" svg:y1="15.827cm" svg:x2="25.075cm" svg:y2="15.827cm">
          <text:p/>
        </draw:line>
        <draw:line draw:style-name="gr5" draw:text-style-name="P5" draw:layer="layout" svg:x1="25.243cm" svg:y1="9.946cm" svg:x2="26.763cm" svg:y2="9.946cm">
          <text:p/>
        </draw:line>
        <draw:line draw:style-name="gr5" draw:text-style-name="P5" draw:layer="layout" svg:x1="26.003cm" svg:y1="9.946cm" svg:x2="26.003cm" svg:y2="14.65cm">
          <text:p/>
        </draw:line>
        <draw:line draw:style-name="gr5" draw:text-style-name="P5" draw:layer="layout" svg:x1="25.243cm" svg:y1="14.65cm" svg:x2="26.763cm" svg:y2="14.65cm">
          <text:p/>
        </draw:line>
        <draw:polygon draw:style-name="gr6" draw:text-style-name="P6" draw:layer="layout" svg:width="0.24cm" svg:height="0.235cm" svg:x="24.195cm" svg:y="16.057cm" svg:viewBox="0 0 241 236" draw:points="139,98 225,63 241,107 149,131 208,212 170,236 120,152 69,235 30,211 92,131 0,107 15,63 102,99 99,0 144,0">
          <text:p/>
        </draw:polygon>
        <draw:polygon draw:style-name="gr6" draw:text-style-name="P6" draw:layer="layout" svg:width="0.239cm" svg:height="0.235cm" svg:x="25.883cm" svg:y="14.881cm" svg:viewBox="0 0 240 236" draw:points="139,97 225,63 240,107 148,131 208,212 170,236 120,152 68,235 30,211 91,131 0,107 15,63 102,97 99,0 143,0">
          <text:p/>
        </draw:polygon>
        <draw:polygon draw:style-name="gr2" draw:text-style-name="P2" draw:layer="layout" svg:width="3.714cm" svg:height="19.859cm" svg:x="27.199cm" svg:y="1.194cm" svg:viewBox="0 0 3715 19860" draw:points="0,19860 3715,19860 3715,0 0,0">
          <text:p/>
        </draw:polygon>
        <draw:polygon draw:style-name="gr3" draw:text-style-name="P3" draw:layer="layout" svg:width="1.519cm" svg:height="4.408cm" svg:x="27.452cm" svg:y="5.487cm" svg:viewBox="0 0 1520 4409" draw:points="0,4409 1520,4409 1520,0 0,0">
          <text:p/>
        </draw:polygon>
        <draw:polygon draw:style-name="gr4" draw:text-style-name="P4" draw:layer="layout" svg:width="1.519cm" svg:height="5.703cm" svg:x="29.141cm" svg:y="5.487cm" svg:viewBox="0 0 1520 5704" draw:points="0,5704 1520,5704 1520,0 0,0">
          <text:p/>
        </draw:polygon>
        <draw:line draw:style-name="gr5" draw:text-style-name="P5" draw:layer="layout" svg:x1="27.452cm" svg:y1="6.887cm" svg:x2="28.971cm" svg:y2="6.887cm">
          <text:p/>
        </draw:line>
        <draw:line draw:style-name="gr5" draw:text-style-name="P5" draw:layer="layout" svg:x1="28.212cm" svg:y1="6.887cm" svg:x2="28.212cm" svg:y2="15.654cm">
          <text:p/>
        </draw:line>
        <draw:line draw:style-name="gr5" draw:text-style-name="P5" draw:layer="layout" svg:x1="27.452cm" svg:y1="15.654cm" svg:x2="28.971cm" svg:y2="15.654cm">
          <text:p/>
        </draw:line>
        <draw:line draw:style-name="gr5" draw:text-style-name="P5" draw:layer="layout" svg:x1="29.141cm" svg:y1="8cm" svg:x2="30.66cm" svg:y2="8cm">
          <text:p/>
        </draw:line>
        <draw:line draw:style-name="gr5" draw:text-style-name="P5" draw:layer="layout" svg:x1="29.901cm" svg:y1="8cm" svg:x2="29.901cm" svg:y2="17.705cm">
          <text:p/>
        </draw:line>
        <draw:line draw:style-name="gr5" draw:text-style-name="P5" draw:layer="layout" svg:x1="29.141cm" svg:y1="17.705cm" svg:x2="30.66cm" svg:y2="17.705cm">
          <text:p/>
        </draw:line>
        <draw:polygon draw:style-name="gr2" draw:text-style-name="P2" draw:layer="layout" svg:width="3.714cm" svg:height="19.859cm" svg:x="31.096cm" svg:y="1.194cm" svg:viewBox="0 0 3715 19860" draw:points="0,19860 3715,19860 3715,0 0,0">
          <text:p/>
        </draw:polygon>
        <draw:polygon draw:style-name="gr3" draw:text-style-name="P3" draw:layer="layout" svg:width="1.52cm" svg:height="1.44cm" svg:x="31.349cm" svg:y="5.487cm" svg:viewBox="0 0 1521 1441" draw:points="0,1441 1521,1441 1521,0 0,0">
          <text:p/>
        </draw:polygon>
        <draw:polygon draw:style-name="gr4" draw:text-style-name="P4" draw:layer="layout" svg:width="1.519cm" svg:height="4.37cm" svg:x="33.038cm" svg:y="5.487cm" svg:viewBox="0 0 1520 4371" draw:points="0,4371 1520,4371 1520,0 0,0">
          <text:p/>
        </draw:polygon>
        <draw:line draw:style-name="gr5" draw:text-style-name="P5" draw:layer="layout" svg:x1="31.349cm" svg:y1="5.164cm" svg:x2="32.869cm" svg:y2="5.164cm">
          <text:p/>
        </draw:line>
        <draw:line draw:style-name="gr5" draw:text-style-name="P5" draw:layer="layout" svg:x1="32.109cm" svg:y1="5.164cm" svg:x2="32.109cm" svg:y2="9.354cm">
          <text:p/>
        </draw:line>
        <draw:line draw:style-name="gr5" draw:text-style-name="P5" draw:layer="layout" svg:x1="31.349cm" svg:y1="9.354cm" svg:x2="32.869cm" svg:y2="9.354cm">
          <text:p/>
        </draw:line>
        <draw:line draw:style-name="gr5" draw:text-style-name="P5" draw:layer="layout" svg:x1="33.038cm" svg:y1="8.118cm" svg:x2="34.557cm" svg:y2="8.118cm">
          <text:p/>
        </draw:line>
        <draw:line draw:style-name="gr5" draw:text-style-name="P5" draw:layer="layout" svg:x1="33.798cm" svg:y1="8.118cm" svg:x2="33.798cm" svg:y2="12.238cm">
          <text:p/>
        </draw:line>
        <draw:line draw:style-name="gr5" draw:text-style-name="P5" draw:layer="layout" svg:x1="33.038cm" svg:y1="12.237cm" svg:x2="34.557cm" svg:y2="12.237cm">
          <text:p/>
        </draw:line>
        <draw:polygon draw:style-name="gr7" draw:text-style-name="P7" draw:layer="layout" svg:width="3.714cm" svg:height="0.711cm" svg:x="3.816cm" svg:y="0.483cm" svg:viewBox="0 0 3715 712" draw:points="0,712 3715,712 3715,0 0,0">
          <text:p/>
        </draw:polygon>
        <draw:polygon draw:style-name="gr8" draw:text-style-name="P8" draw:layer="layout" svg:width="0.297cm" svg:height="0.331cm" svg:x="4.617cm" svg:y="0.673cm" svg:viewBox="0 0 298 332" draw:points="157,35 153,35 147,36 142,36 136,37 132,38 127,39 122,40 117,41 114,43 109,45 105,46 101,48 97,51 93,53 90,55 86,58 82,61 80,64 77,67 74,70 71,74 68,78 65,81 63,85 62,89 59,93 57,98 55,102 53,106 52,111 51,116 49,121 48,127 47,132 46,137 45,142 45,148 45,153 45,159 45,165 45,171 45,176 45,182 46,188 46,192 47,198 48,203 50,208 51,213 52,218 54,223 56,227 58,232 60,236 63,241 64,244 67,248 69,252 72,256 75,260 79,262 81,266 84,269 88,272 92,275 96,278 99,280 103,282 107,284 111,286 116,288 120,290 125,291 130,293 134,294 139,295 144,296 149,296 154,296 159,296 163,296 167,296 171,296 173,296 177,295 181,295 184,294 188,293 190,292 194,291 197,290 201,289 204,288 207,287 209,285 212,284 214,282 217,280 220,279 223,278 225,276 227,274 229,272 232,270 234,267 236,265 239,263 241,261 243,259 244,256 246,254 248,251 250,248 252,245 254,243 256,241 258,238 259,235 261,232 262,229 298,247 296,250 294,254 292,258 290,261 288,264 286,267 283,271 281,274 279,278 277,280 274,283 271,287 268,289 265,293 262,295 260,298 256,300 253,302 249,305 246,307 243,310 239,312 235,314 231,316 227,317 224,319 220,321 215,323 211,324 207,325 203,327 198,328 192,329 188,330 183,331 178,331 173,332 168,332 163,332 157,332 150,332 142,332 135,331 128,330 120,329 114,328 107,326 101,324 95,322 89,319 83,317 78,314 72,311 67,308 62,305 57,301 52,298 48,294 44,289 40,285 36,280 32,276 28,271 26,265 23,261 20,255 17,249 15,243 12,238 10,232 9,225 7,220 6,213 4,207 3,200 2,193 1,186 1,179 1,172 0,165 1,157 1,150 1,143 2,135 3,129 4,121 6,115 7,108 9,102 10,96 13,90 15,84 18,79 21,73 24,68 27,63 30,58 33,53 37,48 41,45 45,40 49,36 54,32 59,28 63,26 68,22 74,19 80,16 84,13 91,11 97,9 102,8 109,6 115,4 121,3 128,2 135,1 142,0 150,0 157,0 167,0 177,1 187,2 196,3 206,5 214,7 222,9 229,12 237,16 243,20 251,24 257,28 263,34 269,39 274,45 279,51 283,58 287,64 292,72 295,80 253,93 252,91 251,88 250,86 249,84 248,81 246,80 245,78 243,76 243,74 241,71 240,69 238,67 236,65 234,63 232,62 230,60 228,58 226,56 224,54 222,53 219,51 217,49 214,48 211,47 208,45 207,45 203,44 201,42 197,41 194,40 190,39 187,38 184,38 180,37 176,36 172,36 169,36 166,35 161,35">
          <text:p/>
        </draw:polygon>
        <draw:path draw:style-name="gr8" draw:text-style-name="P8" draw:layer="layout" svg:width="0.241cm" svg:height="0.256cm" svg:x="4.951cm" svg:y="0.748cm" svg:viewBox="0 0 242 257" svg:d="M76 257h-8l-6-1-7-1-6-1-6-2-6-2-6-3-4-3-4-2-4-4-4-5-4-4-2-4-2-5-2-6-2-6-1-5-1-6-1-8v-6-5-5l1-4 1-5v-4l1-4 2-3 1-4 2-3 1-3 2-4 2-3 2-2 2-3 3-2 3-3 2-2 2-3 3-2 3-2h4l3-2 3-2 2-1 5-2 4-1 4-1 3-1 3-1 4-1h4l4-1h5l3-1h4l4-1h4 3 4l5-1 55-1v-13-3-3-2-3-3l-1-3-1-2v-3l-1-2v-2l-1-2-1-2v-2l-1-2-2-2-1-2-1-1v-2l-1-1-2-1-1-1-1-1-2-2-2-1-1-1-2-1-2-1h-2l-2-1-1-1h-2l-2-1h-3l-2-1-2-1h-3-2-2-3-3-2-3-2-2-2-2l-2 1h-2l-2 1h-2-3l-1 1h-2l-2 1h-1l-2 1-1 1h-2l-1 1-2 1-2 1-1 1-1 1-1 1-2 2h-1l-1 1v2l-1 1-1 2-1 2-1 1-1 2v2l-1 2v2l-1 1v2l-1 3v2l-45-4 1-3 1-2 1-3v-3l1-3 1-3 1-2 1-2 2-3 1-2 1-3 2-2 1-2 2-3 1-2 2-2 2-2 2-1 3-3 2-2 2-1 3-2 2-2 4-1 3-2 3-1 3-1 4-1 2-1 4-1 4-1 4-1 4-1h3l4-1h5l5-1h4 5 5 9l9 1 8 1 8 1 7 2 7 3 6 2 6 3 5 4 5 5 5 4 3 4 4 6 3 6 3 5 2 7 2 7 1 6 1 8v7 107 4 4l1 4v3 3l1 2v2 3l1 2 1 2 1 2 2 1 1 2 2 1 2 1h1l3 1h2l2 1h2 1 1 1 1l1-1h1 1 1 1 1 1 1l1-1h1 1v26l-2 1h-2-1l-2 1h-1-2-2l-1 1h-2-2-2-2l-1 1h-2-2-1-2-2-2-2-2-2l-2-1h-2-3l-1-1h-2l-2-1h-2l-1-1-1-1-2-1h-2l-1-1-1-1-2-1-1-2-1-1h-1l-1-1-1-2-2-2v-1l-1-2v-1l-1-2v-2l-1-1-1-3v-1l-1-1v-3l-1-2v-2-3l-1-2v-2-3-2h-2l-1 2-2 2-1 3-2 2-1 2-2 3-1 2-1 2-2 2-1 1-2 2-1 2-2 2-2 2-2 2-2 1-2 2-1 2-2 1-2 1-3 1-2 1-2 2-3 1-2 1-2 1-3 1-2 1-3 1h-3l-3 1-3 1h-2l-3 1h-3l-3 1h-4-3-3zM85 226h4l4-1h4 3 3l4-1 3-1 4-1 3-1 2-2 3-1 3-2 3-2 3-1 2-3 2-1 2-2 3-2 2-2 2-2 2-3 2-2 1-3 2-3 2-1v-3l2-3 1-3 1-2 1-3 1-3 1-2 1-2v-3l1-3 1-2v-3-3-1-3-20l-45 1h-3-3-3-3-3l-3 1h-2-3l-3 1h-3-3l-2 1-3 1h-2-2l-3 1-2 1-2 1-3 1-2 1-2 1-1 2-2 1-2 2-2 1-1 2-2 2-1 2-2 1-1 2-1 2-3 3v2 3l-1 2v3l-1 2v4 3 3 4 3l1 5v4l1 3 1 3 2 2 2 3 2 3 2 2 2 3 3 1 3 2 2 1 3 2 3 1h4 4l3 1z">
          <text:p/>
        </draw:path>
        <draw:polygon draw:style-name="gr8" draw:text-style-name="P8" draw:layer="layout" svg:width="0.116cm" svg:height="0.252cm" svg:x="5.223cm" svg:y="0.748cm" svg:viewBox="0 0 117 253" draw:points="1,253 1,62 1,61 1,59 1,57 1,56 1,54 1,52 1,51 1,49 1,47 1,46 1,45 1,43 1,42 1,40 1,38 1,36 1,35 1,33 1,32 0,30 0,29 0,27 0,26 0,25 0,23 0,22 0,20 0,19 0,18 0,16 0,15 0,13 0,12 0,11 0,10 0,9 0,8 0,7 0,6 0,5 38,5 38,6 38,7 38,8 38,9 39,10 39,11 39,12 39,13 39,15 39,16 39,18 39,19 39,20 39,22 40,23 40,25 40,26 40,27 40,28 40,30 40,31 40,33 40,34 40,36 40,37 40,38 40,40 40,41 40,43 40,44 40,45 40,46 40,47 40,48 40,49 40,51 40,52 40,53 40,54 40,55 41,55 42,52 43,49 44,46 45,44 45,42 46,39 47,37 48,35 49,32 50,30 51,28 52,27 53,25 54,23 56,21 57,19 58,18 60,16 61,14 62,13 63,12 64,10 66,9 67,9 69,8 71,7 72,6 74,5 76,4 78,3 80,3 81,2 83,1 85,1 88,1 90,0 92,0 95,0 98,0 99,0 101,0 103,0 104,0 105,0 106,0 107,0 109,0 110,1 111,1 112,1 113,1 114,1 115,1 116,2 117,2 117,2 117,40 117,40 116,40 115,39 114,39 113,39 112,39 111,38 110,38 109,38 108,38 107,38 105,38 104,38 103,38 102,38 99,38 99,37 98,37 96,37 95,37 92,37 89,38 86,38 83,38 81,39 80,40 77,41 75,42 72,43 70,44 68,45 66,46 64,48 63,49 62,51 60,53 59,55 57,58 55,60 54,62 53,64 52,66 51,69 49,71 48,74 47,77 47,80 46,82 45,85 45,88 45,92 44,95 44,99 43,101 43,105 43,108 43,112 42,116 42,119 42,122 42,253">
          <text:p/>
        </draw:polygon>
        <draw:path draw:style-name="gr8" draw:text-style-name="P8" draw:layer="layout" svg:width="0.241cm" svg:height="0.256cm" svg:x="5.367cm" svg:y="0.748cm" svg:viewBox="0 0 242 257" svg:d="M75 257h-8l-6-1-7-1-6-1-6-2-5-2-6-3-4-3-4-2-4-4-4-5-3-4-3-4-2-5-2-6-2-6-1-5-1-6-1-8v-6-5l1-5v-4l1-5v-4l2-4 1-3 1-4 2-3 1-3 2-4 2-3 2-2 3-3 2-2 3-3 2-2 2-3 3-2 3-2h3l4-2 3-2 3-1 3-2 4-1 4-1 3-1 3-1 5-1h3l5-1h4l3-1h4l4-1h4 4 4l4-1 56-1v-13-3-3-2-3l-1-3v-3-2l-1-3v-2l-1-2-1-2-1-2v-2l-1-2-1-2-1-2-1-1-1-2-1-1-1-1-2-1-2-1-1-2-2-1-1-1-2-1-2-1h-2l-2-1-1-1h-2l-2-1h-3l-2-1-3-1h-3-2-2-3-3-2-3-2-2-2-2l-2 1h-2l-2 1h-2-2l-2 1h-2l-1 1h-2l-2 1-1 1h-2l-1 1-2 1-1 1-2 1-1 1-2 1-1 2h-1v1l-1 2-1 1-1 2-1 2-1 1v2l-1 2-1 2v2l-1 1v2l-1 3v2l-43-4v-3l1-2v-3l1-3 1-3 1-3 1-2 1-2 2-3 1-2 1-3 2-2 1-2 2-3 1-2 2-2 2-2 2-1 2-3 3-2 3-1 2-2 2-2 3-1 3-2 3-1 3-1 4-1 2-1 4-1 4-1 4-1 4-1h3l5-1h4l5-1h4 5 5 9l10 1 8 1 8 1 7 2 6 3 7 2 6 3 5 4 5 5 5 4 3 4 4 6 3 6 3 5 2 7 2 7 1 6 1 8v7 107 4l1 4v4 3l1 3v2 2 3l1 2 1 2 2 2 1 1 1 2 2 1 2 1h2l2 1h2l2 1h3 1 1 1l1-1h1 1 1 1 1 1 1l1-1h1 1v26l-2 1h-2-1l-2 1h-1-2-2l-1 1h-2-2-2-2l-1 1h-2-1-2-2-2-2-2-1-3l-2-1h-2-2l-2-1h-2l-2-1h-2v-1l-2-1-2-1h-1l-2-1-1-1-2-1-1-2-1-1h-1l-1-1-1-2-1-2-1-1-1-2v-1l-1-2v-2l-1-1-1-3v-1l-1-1v-3-2l-1-2v-3-2l-1-2v-3-2h-2l-1 2-1 2-2 3-2 2-1 2-1 3-2 2-1 2-1 2-2 1-2 2-2 2-1 2-2 2-2 2-2 1-2 2-1 2-2 1-3 1-2 1-2 1-3 2-3 1-2 1-2 1-2 1-3 1-3 1h-3l-2 1-4 1h-1l-4 1h-3l-3 1h-3-4-2zM84 226h4l4-1h4 3 3l4-1 3-1 4-1 3-1 2-2 3-1 4-2 3-2 3-1 2-3 2-1 2-2 3-2 2-2 2-2 2-3 2-2 2-3 1-3 2-1 1-3 1-3 1-3 1-2 1-3 1-3 1-2 1-2 1-3v-3l1-2v-3-3-1-3-20l-46 1h-2-4-3-3-3l-3 1h-2-3l-3 1h-3-2l-3 1-2 1h-2-3l-2 1-3 1-2 1-2 1-3 1-1 1-2 2-2 1-2 2-1 1-2 2-2 2-1 2-2 1-1 2-1 2-1 3-1 2v3l-1 2v3l-1 2v4 3 3 4 3l1 5 1 4v3l1 3 1 2 2 3 2 3 2 2 3 3 2 1 3 2 2 1 3 2 3 1h4 4l4 1z">
          <text:p/>
        </draw:path>
        <draw:path draw:style-name="gr8" draw:text-style-name="P8" draw:layer="layout" svg:width="0.21cm" svg:height="0.344cm" svg:x="5.638cm" svg:y="0.66cm" svg:viewBox="0 0 211 345" svg:d="M211 216l-1 25-3 21-4 19-7 17-7 15-11 12-11 9-14 6-16 4-17 1h-5-6l-5-1h-5l-4-1-5-1-5-2-4-2-3-1-5-2-4-2-3-2-3-3-3-3-3-4-4-3-2-3-3-4-3-4-1-5h-1v1 1 2 1 1 2 1 1l-1 2v1 1 1 1 1 1 2 1 1 1 1 2 1 1 1l-1 1v1 1 1 1 1 1 1 1 1h-41v-1-1-1-1-1-1-1-1-1-1-1-1-2-1-1-2l1-1v-2-1-2-1-1-1-2-2-2-1-2-2-1-2-2-1-2-2-1-2-290h43v97 2 1 1 1 2 1 1 2l-1 1v2 1 1 1 2 1 1 1 1 1 1 2 1 1 1 1 1 1l-1 1v1h2l1-4 3-5 2-4 3-3 4-4 3-4 3-3 3-3 3-2 4-1 5-3 3-1 4-2 5-1 5-2 4-1h5l5-1h6 5 10l7 1 9 2 7 2 8 3 7 3 5 4 6 5 5 6 5 5 4 7 4 8 3 7 4 9 2 10 1 10 2 10 1 11 1 13zM168 217v-5-5-4-5l-1-5v-4-4l-1-4-1-4v-4l-1-3-1-4-1-3-1-3-1-3-1-4-1-2-1-3-2-3-1-3-1-2-1-3-2-2-2-1-1-2-3-1-1-2-2-1-3-2-2-1-2-1-2-1-2-1-3-1h-3l-3-1h-3l-2-1h-3-3-4-3l-3 1h-2l-3 1h-3l-3 1-3 1-3 1-2 1-2 1-3 1-2 2-2 1-3 2-2 2-2 1-2 2-1 2-1 3-2 2-2 3-1 3-2 3-1 3-2 3-1 4-1 3-1 4-1 3-1 4-1 4v5 3 5l-1 5v5 5 5 6 5 5 5 5l1 4v4 5 4l1 4 1 3 1 4 1 3 1 4 1 3 2 2 1 3 2 3 1 3 2 3 2 2 1 2 1 2 2 2 2 1 2 2 3 2 2 1 2 2 3 1 2 1 2 1 3 1 3 1h2l3 1h3l2 1h4 3 3 3 3 2l3-1h3l3-1h2l3-1 2-1 2-1 2-2 2-1 2-1 2-2 2-2 2-1 2-3 2-1 2-2v-2l1-3 2-3 1-2 2-3 1-2 1-4 1-3 1-4 1-3v-4l1-3 1-4v-5l1-4v-4-5l1-5v-5-4z">
          <text:p/>
        </draw:path>
        <draw:path draw:style-name="gr8" draw:text-style-name="P8" draw:layer="layout" svg:width="0.041cm" svg:height="0.34cm" svg:x="5.9cm" svg:y="0.66cm" svg:viewBox="0 0 42 341" svg:d="M0 40v-40h42v40zM0 341v-248h42v248z">
          <text:p/>
        </draw:path>
        <draw:path draw:style-name="gr8" draw:text-style-name="P8" draw:layer="layout" svg:width="0.21cm" svg:height="0.344cm" svg:x="5.991cm" svg:y="0.66cm" svg:viewBox="0 0 211 345" svg:d="M169 301l-2 5-3 4-3 4-3 3-3 4-2 4-3 3-4 3-4 2-4 2-3 2-4 1-5 2-4 1-5 2h-4l-6 1-6 1h-4-6-10l-8-1-8-2-7-2-8-3-6-3-7-4-6-5-4-6-5-5-4-7-4-8-4-7-2-9-2-9-2-10-2-11-1-10-1-12v-13l1-25 3-22 5-19 5-17 9-15 10-12 12-9 13-6 16-4 17-1h6 5l5 1h6l4 1 5 2 5 1 4 2 4 1 3 3 4 1 4 2 4 3 3 3 2 4 3 3 3 3 3 4 3 4 2 5h1v-1-1-1-1l-1-1v-1-1-1-1-1-2-1-1-1-1-1-1-1-2-1-1-1-1-1-1-1-1-1-1-1-1-1-97h41v290 2 1 2 2 1 2 2 1 2 2 1 2 2 2 1 1 1 2 1 2 1 2 1 1l1 2v1 1 1 1 1 1 1 1 1 1 1 1h-39v-1h-1v-1-1-1-1-1-1-1-1-1-1-1-1-1-2-1-1-1-1-1-2l-1-1v-1-1-2-1-1-2-1-1-1-2-1-1-1zM43 217v5l1 4v5 5l1 5v3 5 4 4l1 4 1 3v4l1 3 1 3 1 4 1 2 2 3 1 3 1 2 2 3 1 2 2 3 2 2 1 1 1 2 2 1 2 2 2 2 3 1 2 1 2 1 3 1 1 1 3 1h3l3 1h3l3 1h3 2 3 4l3-1h4l2-1h3l3-1 3-1 2-1 3-1 3-1 1-1 3-2 2-1 2-2 2-2 2-1 3-2 1-2 2-3 1-2 2-3 1-3 1-3 2-2 1-3 2-4 1-3 1-4v-3l2-4v-5l1-4 1-5v-3-5l1-6v-4-5-6-5-5-5l-1-5v-5-3l-1-5-1-4v-4l-2-3v-4l-1-3-1-4-2-3-1-3-2-4-1-2-1-3-2-3-1-2-2-2-1-2-3-1-2-2-2-2-2-2-2-1-3-2-1-1-3-1-2-1-3-1h-3l-3-1-3-1h-2l-4-1h-3-3-3-3-3-3l-2 1h-3l-3 1-3 1h-1l-2 1-3 1-2 1-3 2-2 1-2 2-2 2-1 1-1 2-2 1-2 3-1 2-2 3-1 2-2 3-1 3-1 2-1 5-1 3-1 4-1 4-1 2v4l-1 5v4 4 4l-1 5v5 5l-1 4z">
          <text:p/>
        </draw:path>
        <draw:path draw:style-name="gr8" draw:text-style-name="P8" draw:layer="layout" svg:width="0.24cm" svg:height="0.256cm" svg:x="6.252cm" svg:y="0.748cm" svg:viewBox="0 0 241 257" svg:d="M75 257h-8l-6-1-7-1-6-1-6-2-5-2-6-3-4-3-4-2-4-4-4-5-4-4-2-4-2-5-2-6-2-6-1-5-1-6-1-8v-6-5-5l1-4 1-5v-4l1-4 2-3 1-4 2-3 1-3 1-4 3-3 2-2 2-3 3-2 2-3 3-2 2-3 3-2 3-2h3l4-2 3-2 2-1 4-2 4-1 3-1 4-1 3-1 4-1h4l5-1h3l4-1h4l4-1h4 4 3l5-1 55-1v-13-3-3-2-3l-1-3v-3l-1-2v-3l-1-2v-2l-1-2-1-2-1-2v-2l-2-2-1-2v-1l-1-2-1-1-2-1-1-1-2-1-1-2-2-1-2-1-1-1-2-1h-2l-1-1-2-1h-2l-2-1h-3l-2-1-2-1h-3-2-2-3-3-2-3-2-2-2-2l-2 1h-2l-2 1h-2-3l-1 1h-2l-1 1h-2l-2 1-1 1h-2l-2 1-1 1-1 1-2 1-1 1-2 1-1 2h-1v1l-1 2-1 1-1 2-1 2-1 1-1 2v2l-1 2-1 2v1 2l-1 3v2l-44-4 1-3v-2l1-3 1-3 1-3 1-3 1-2 1-2 1-3 2-2 1-3 1-2 2-2 2-3 1-2 2-2 2-2 2-1 2-3 3-2 2-1 3-2 2-2 3-1 3-2 3-1 3-1 4-1 2-1 4-1 4-1 4-1 4-1h3l4-1h5l5-1h4 5 5 9l9 1 7 1 8 1 8 2 6 3 7 2 6 3 5 4 5 5 6 4 3 4 4 6 3 6 3 5 2 7 2 7 1 6 1 8v7 107 4 4 4l1 3v3l1 2v2 3l1 2 1 2 1 2 1 1 2 2 2 1 1 1h2l3 1h2l2 1h2 1 1 1 1l1-1h1 1 1 1 1 1 1l1-1h1v26l-1 1h-2-1l-2 1h-2-1-2l-2 1h-1-2-1-1-2l-2 1h-1-2-1-2-2-2-2-2-2l-2-1h-2-2l-3-1h-1l-2-1h-2l-1-1-1-1-3-1h-2l-1-1-1-1-2-1-1-2-1-1h-1l-1-1-1-2-2-2v-1-2l-1-1-1-2v-2l-1-1-1-3-1-1v-1-3l-1-2v-2l-1-3v-2-2-3-2h-2l-1 2-2 2-1 3-2 2-1 2-2 3v2l-2 2-2 2-1 1-2 2-2 2-2 2-1 2-2 2-2 1-2 2-1 2-3 1-2 1-2 1-2 1-2 2-3 1-2 1-2 1-3 1-2 1-3 1h-3l-3 1-3 1h-2l-3 1h-3l-3 1h-4-3-3zM84 226h4l4-1h4 3 3l4-1 3-1 3-1 4-1 2-2 3-1 3-2 3-2 2-1 3-3 3-1 1-2 2-2 3-2 2-2 2-3 2-2 1-3 2-3 2-1 1-3v-3l2-3 1-2 1-3 1-3 1-2 1-2v-3l1-3v-2l1-3v-3-1-3-20l-45 1h-3-3-3-3-3l-3 1h-2-3l-3 1h-3-3l-2 1-2 1h-3-2l-3 1-2 1-3 1-2 1-2 1-1 1-2 2-2 1-2 2-2 1-1 2-2 2-2 2-1 1-1 2-1 2-2 3v2 3l-1 2v3l-1 2v4 3 3 4 3l1 5v4l1 3v3l2 2 2 3 2 3 2 2 2 3 3 1 3 2 2 1 3 2 3 1h4 4l3 1z">
          <text:p/>
        </draw:path>
        <draw:path draw:style-name="gr8" draw:text-style-name="P8" draw:layer="layout" svg:width="0.219cm" svg:height="0.256cm" svg:x="6.513cm" svg:y="0.748cm" svg:viewBox="0 0 220 257" svg:d="M43 136v4 4 4l1 4v3l1 3v4 4l1 3v3l1 3 1 4 1 3 2 3 1 3 1 2 1 4 2 3 2 2 1 3 2 2 2 3 1 1 2 2 2 2 3 2 2 1 3 2 2 2 3 1 2 1 3 1 3 2h3l3 1h3 3 3l4 1h4 5l5-1h5 5l4-1 4-1 4-2 4-1 4-2 2-3 3-2 4-3 2-2 3-1 2-3 3-3 1-3 1-3 2-5 1-2 37 10v3l-1 2-2 2-1 2-1 1-1 3v2l-2 2-1 2-1 3-2 2-2 2-1 1-2 2-3 2-2 2-2 2-1 2-2 2-3 1-2 2-3 2-3 1-3 1-1 1-4 2-3 1-3 1-4 1-4 2-2 1-4 1-4 1h-5l-3 1h-4l-5 1h-5-4-5-11l-10-1-10-2-9-2-9-3-7-4-9-3-6-6-7-6-6-5-5-7-5-8-5-8-3-9-3-10-2-11-3-10-1-11-1-12v-13-7-6-7l1-6 1-6 1-6 1-6 2-4 1-6 2-5 1-4 2-4 2-5 2-5 3-4 2-3 3-4 3-3 2-4 3-3 3-2 4-3 3-3 3-2 3-3 4-2 4-2 4-2 3-1 4-1 4-1 5-1 4-2 3-1h5l4-1 5-1h4 4 5 7 5l6 1h6l4 1 6 1 5 2 4 2 4 1 5 2 4 2 5 2 2 3 4 2 4 3 3 3 4 2 2 4 3 3 3 4 3 4 3 3 2 3 2 5 1 4 2 4 1 4 2 5 1 5 1 5 2 4v5l2 5v5l1 5v6l1 5v5 6 5 5zM177 105l-1-7-2-8-1-7-2-6v-6l-3-6-2-4-3-5-3-4-4-4-3-3-3-3-4-3-5-2-5-2-4-2-5-2h-6l-5-1h-6-2-3-2-2l-2 1h-2-2l-3 1-2 1-2 1h-3l-2 1-2 1-1 1-3 1-2 2-2 1-2 1-2 2-2 1-2 2-2 1-1 3-2 2-2 2-1 3-2 2-2 3-1 2-1 3-2 3-1 4-1 3-1 3-1 4v3 5l-1 4v3 5z">
          <text:p/>
        </draw:path>
        <draw:polygon draw:style-name="gr7" draw:text-style-name="P7" draw:layer="layout" svg:width="3.714cm" svg:height="0.711cm" svg:x="7.713cm" svg:y="0.483cm" svg:viewBox="0 0 3715 712" draw:points="0,712 3715,712 3715,0 0,0">
          <text:p/>
        </draw:polygon>
        <draw:polygon draw:style-name="gr8" draw:text-style-name="P8" draw:layer="layout" svg:width="0.297cm" svg:height="0.331cm" svg:x="7.941cm" svg:y="0.673cm" svg:viewBox="0 0 298 332" draw:points="159,35 153,35 148,36 143,36 137,37 133,38 128,39 123,40 117,41 114,43 109,45 105,46 101,48 97,51 93,53 90,55 86,58 83,61 80,64 77,67 74,70 71,74 68,78 66,81 63,85 62,89 60,93 57,98 56,102 54,106 52,111 51,116 49,121 48,127 47,132 46,137 46,142 45,148 45,153 45,159 45,165 45,171 45,176 45,182 46,188 46,192 47,198 48,203 50,208 51,213 52,218 54,223 56,227 58,232 61,236 63,241 64,244 67,248 69,252 72,256 75,260 79,262 81,266 84,269 88,272 92,275 96,278 99,280 103,282 107,284 112,286 116,288 121,290 126,291 131,293 135,294 140,295 145,296 150,296 155,296 160,296 164,296 168,296 171,296 175,296 178,295 182,295 185,294 189,293 191,292 194,291 198,290 201,289 204,288 207,287 209,285 212,284 215,282 217,280 220,279 223,278 225,276 227,274 229,272 232,270 234,267 237,265 239,263 241,261 243,259 245,256 246,254 248,251 251,248 252,245 254,243 256,241 258,238 259,235 261,232 262,229 298,247 297,250 294,254 292,258 290,261 288,264 286,267 284,271 281,274 279,278 277,280 274,283 271,287 268,289 265,293 262,295 260,298 257,300 253,302 250,305 246,307 243,310 240,312 236,314 231,316 228,317 224,319 220,321 216,323 211,324 207,325 203,327 198,328 193,329 189,330 184,331 179,331 174,332 170,332 164,332 158,332 151,332 143,332 136,331 129,330 121,329 114,328 108,326 101,324 95,322 89,319 83,317 78,314 72,311 67,308 63,305 57,301 52,298 48,294 44,289 40,285 36,280 32,276 28,271 26,265 23,261 20,255 17,249 15,243 12,238 10,232 9,225 7,220 6,213 4,207 3,200 2,193 1,186 1,179 1,172 0,165 1,157 1,150 1,143 2,135 3,129 5,121 6,115 7,108 9,102 10,96 13,90 15,84 18,79 21,73 24,68 27,63 30,58 33,53 38,48 41,45 45,40 49,36 54,32 59,28 63,26 68,22 74,19 80,16 85,13 91,11 97,9 102,8 109,6 116,4 122,3 130,2 136,1 144,0 151,0 158,0 169,0 178,1 188,2 196,3 206,5 214,7 222,9 229,12 237,16 244,20 251,24 258,28 263,34 269,39 274,45 280,51 283,58 288,64 292,72 295,80 253,93 253,91 252,88 250,86 249,84 248,81 247,80 245,78 244,76 243,74 242,71 240,69 238,67 236,65 234,63 232,62 230,60 228,58 226,56 224,54 222,53 219,51 217,49 214,48 212,47 209,45 207,45 204,44 201,42 198,41 194,40 191,39 188,38 185,38 181,37 178,36 174,36 171,36 167,35 163,35">
          <text:p/>
        </draw:polygon>
        <draw:polygon draw:style-name="gr8" draw:text-style-name="P8" draw:layer="layout" svg:width="0.116cm" svg:height="0.252cm" svg:x="8.287cm" svg:y="0.748cm" svg:viewBox="0 0 117 253" draw:points="1,253 1,62 1,61 1,59 1,57 1,56 1,54 1,52 1,51 1,49 1,47 1,46 1,45 1,43 1,42 1,40 1,38 1,36 1,35 1,33 1,32 1,30 1,29 1,27 1,26 1,25 1,23 1,22 1,20 1,19 1,18 1,16 1,15 0,13 0,12 0,11 0,10 0,9 0,8 0,7 0,6 0,5 39,5 39,6 39,7 39,8 39,9 39,10 39,11 39,12 39,13 39,15 39,16 39,18 39,19 40,20 40,22 40,23 40,25 40,26 40,27 40,28 40,30 40,31 41,33 41,34 41,36 41,37 41,38 41,40 41,41 41,43 41,44 41,45 41,46 41,47 41,48 41,49 41,51 41,52 41,53 41,54 41,55 42,55 43,52 44,49 45,46 45,44 46,42 47,39 48,37 48,35 49,32 50,30 52,28 53,27 54,25 55,23 56,21 58,19 59,18 60,16 61,14 63,13 63,12 65,10 67,9 69,9 71,8 72,7 74,6 76,5 78,4 79,3 81,3 83,2 85,1 87,1 89,1 91,0 94,0 96,0 99,0 101,0 102,0 103,0 104,0 105,0 106,0 107,0 108,0 109,0 110,1 111,1 112,1 113,1 114,1 115,1 116,2 117,2 117,2 117,40 117,40 116,39 115,39 114,39 113,39 112,38 111,38 109,38 108,38 107,38 106,38 105,38 103,38 102,38 101,38 100,37 99,37 98,37 96,37 93,37 90,38 88,38 85,38 82,39 81,40 78,41 76,42 74,43 72,44 70,45 68,46 65,48 63,49 62,51 61,53 59,55 58,58 56,60 55,62 53,64 52,66 51,69 50,71 49,74 48,77 47,80 46,82 46,85 45,88 45,92 45,95 44,99 44,101 44,105 43,108 43,112 43,116 43,119 43,122 43,253">
          <text:p/>
        </draw:polygon>
        <draw:polygon draw:style-name="gr8" draw:text-style-name="P8" draw:layer="layout" svg:width="0.232cm" svg:height="0.344cm" svg:x="8.413cm" svg:y="0.753cm" svg:viewBox="0 0 233 345" draw:points="136,248 135,252 134,257 132,261 130,265 128,269 126,273 124,277 122,280 121,284 118,288 117,292 116,295 114,298 112,301 110,305 107,308 105,311 103,314 101,316 99,318 97,321 94,323 92,326 89,328 87,330 84,332 81,334 80,335 77,336 74,338 71,339 68,340 65,341 63,342 59,343 56,344 53,344 49,345 46,345 43,345 41,345 39,345 38,345 36,345 35,345 33,345 32,345 30,345 29,345 27,345 27,345 26,344 24,344 23,344 21,344 20,343 18,343 17,343 15,343 14,342 14,312 15,312 16,312 17,312 18,312 19,312 20,312 21,313 22,313 23,313 24,313 25,313 26,313 27,313 27,313 29,313 30,313 31,313 32,313 33,313 37,313 41,313 44,312 47,311 50,309 54,308 58,306 61,304 63,302 66,299 70,297 73,294 76,290 79,286 81,282 84,278 87,273 89,267 92,262 94,257 98,246 0,0 44,0 96,137 97,138 97,140 98,141 98,143 99,144 99,146 99,148 100,150 100,152 101,153 102,155 103,157 104,160 104,162 105,164 106,166 106,168 107,170 108,171 108,174 110,176 110,178 111,180 112,182 112,184 113,186 113,188 114,189 115,191 116,192 116,194 117,196 117,197 117,198 117,199 117,200 117,201 117,202 118,203 118,202 118,201 119,200 119,199 119,198 120,197 120,196 121,194 121,193 122,191 122,190 123,189 124,187 124,186 125,184 125,182 126,180 127,178 128,176 128,174 129,173 130,171 130,169 131,168 132,165 133,164 133,162 134,160 135,158 135,156 135,154 136,153 136,151 137,150 138,148 138,146 139,145 139,143 140,142 189,0 233,0">
          <text:p/>
        </draw:polygon>
        <draw:path draw:style-name="gr8" draw:text-style-name="P8" draw:layer="layout" svg:width="0.21cm" svg:height="0.349cm" svg:x="8.676cm" svg:y="0.748cm" svg:viewBox="0 0 211 350" svg:d="M211 128v6 5 5 6l-1 4v6l-1 5v5l-2 4v6 5l-1 4-2 4-1 4-2 5-1 4-2 3-2 4-2 4-2 4-3 3-1 3-3 3-3 3-2 3-3 3-3 2-3 2-4 2-3 2-4 2-4 2-3 1-4 2-5 1-4 1h-5l-5 1h-5-6-4-6l-4-1h-6l-4-1-5-1-4-2-5-2-3-1-4-2-5-3-3-1-3-3-3-3-4-3-3-4-3-4-3-3-2-4-1-5h-2 1v1 1 1 1 1 1 1 1 1 1 1 1 1 1 1 2 1 1 2 1 1 1 2 1 2 1 2 1 2 1 2 1 97h-41v-295-2-2-2-2-1-1-2-2-1-2-2-2-1-2-2-1-1-1-2-1l-1-1v-2-1-1-1-2-1-1-1-1-1-1-1-1h-1v-1-1h40v1h1v1 1 1 1 1 1 1l1 1v2 1 1 1 1 2 1 1 1 2 2 1 1l1 2v1 1 2 1 1 2 1 1 1h1l1-2v-2l2-3 1-2 1-2 2-2 1-2 2-2 1-1 1-2 2-1 2-2 1-2 2-1 1-2 2-1 1-2 2-1 2-1 2-1 2-1h2l2-1 2-1 2-1 2-1h2l2-1 3-1h2l3-1h2l2-1h2 3l3-1h3 2 3 2 6 5l5 1h5l4 1 5 1 4 2 3 1 4 2 4 1 3 2 4 2 3 2 3 3 3 2 2 3 3 3 3 2 1 3 3 4 2 3 2 4 2 3 2 4 1 4 2 4 1 5 2 3 1 5v6 5l2 4v5l1 6v4l1 6v5 6 5zM169 129v-5-5-3-5l-1-4v-4l-1-4v-4-3l-1-4-1-4v-3l-1-3-1-3-1-5-1-3-1-3-1-1-2-3-1-3-2-3-1-2-1-2-2-2-1-2-2-2-2-1-2-2-2-1-3-2-2-1-2-1-4-1-2-1-3-1h-3l-3-1h-3l-3-1h-4-2l-3 1h-3-2l-3 1h-2l-3 1h-3l-2 1-3 1h-2l-2 1-2 2-3 1-2 2-2 1-2 2-2 1-2 2-1 2-2 3-2 2-2 3-1 3-2 2-1 3-2 4-1 5-1 3-1 3-1 5-1 4-1 5v4 5l-1 5v6 5l-1 6v6 5l1 5v5 5 4l1 5v4 4l1 3 1 4 1 4 1 4 1 3 1 2 2 3 1 4 1 2 2 3 2 3 1 2 2 1 1 2 2 3 2 1 2 2 2 2 3 1 2 2 3 1 2 1 2 1 2 1 3 1h3 3 3l2 1h3 4 3 4 3 2l4-1h2 4l2-1 4-1 1-2 3-1 2-1 2-2 3-2 2-1 2-2 1-3 2-2 1-1 1-2 2-3 1-3 2-2 1-4 1-2 1-3 1-3 1-3 1-4v-4l1-2 1-4v-4-5l1-4v-3l1-4v-5-4-4z">
          <text:p/>
        </draw:path>
        <draw:polygon draw:style-name="gr8" draw:text-style-name="P8" draw:layer="layout" svg:width="0.119cm" svg:height="0.306cm" svg:x="8.913cm" svg:y="0.697cm" svg:viewBox="0 0 120 307" draw:points="120,301 118,302 117,303 115,303 113,304 111,304 109,304 107,305 105,305 103,305 101,306 99,306 98,306 95,306 93,307 90,307 88,307 86,307 83,307 81,307 79,307 68,307 60,305 52,302 46,298 41,294 36,287 33,280 30,271 28,262 28,251 28,86 0,86 0,56 30,56 42,0 69,0 69,56 117,56 117,86 69,86 69,243 69,246 70,249 70,252 70,255 71,258 71,260 73,262 74,264 75,266 76,267 78,269 79,270 81,271 82,272 84,273 86,274 88,274 91,275 94,275 97,275 98,275 99,275 99,275 101,275 102,275 103,275 104,275 105,274 107,274 108,274 109,274 110,273 112,273 113,273 114,273 116,272 117,272 117,272 118,272 120,271">
          <text:p/>
        </draw:polygon>
        <draw:path draw:style-name="gr8" draw:text-style-name="P8" draw:layer="layout" svg:width="0.221cm" svg:height="0.256cm" svg:x="9.056cm" svg:y="0.748cm" svg:viewBox="0 0 222 257" svg:d="M222 128v12l-1 13-1 11-3 10-2 11-4 10-3 8-4 8-5 8-6 6-5 6-7 6-7 5-7 3-9 4-8 3-9 2-10 2-11 1h-10-6-5l-4-1h-5l-5-1-4-1-5-1-4-1-5-1-4-2-3-2-4-1-4-3-4-1-3-2-3-3-4-2-3-4-3-3-3-3-2-3-3-3-3-4-2-4-2-4-3-3-2-5-1-4-2-6-1-4-1-5-2-6-1-4-1-6-1-6v-5l-1-6v-7l-1-5v-7l1-25 4-22 5-18 8-18 10-14 12-11 14-9 17-6 19-4 21-1h6 6l6 1h5l5 1 5 1 4 1 5 1 4 2 5 1 4 1 4 2 3 2 4 2 4 3 3 2 4 3 2 3 3 2 3 3 2 4 3 3 3 4 2 3 1 4 2 5 2 4 2 5 1 4 2 5 1 5 1 4 1 6 1 5 1 6v5l1 6v7 5zM179 128v-6-5-6l-1-5-1-5v-4l-1-5v-4l-1-4-1-3-1-4-1-4-1-4v-3l-2-3-1-2-1-3-2-3-2-3-2-2-2-2-1-2-2-2-3-1-1-2-2-1-2-2-3-1-2-1-3-1-2-1-3-1-2-1-3-1h-2-4l-2-1h-5-2-3-3-4-3l-3 1h-2l-3 1h-3l-3 1-2 1-3 1-2 1-2 1-3 1-2 2-3 2-2 1-2 2-2 1-2 2-1 3-2 2-1 3-2 3-2 2-1 3-2 3-1 3-1 4-1 3-1 4-1 4-1 4-1 4v5 4l-1 4v6 5 5 6 6 5 5l1 5v5 4l1 5v5l1 3 1 4 1 4 1 4 2 3 1 3 1 4 2 3 2 3 1 3 2 2 1 3 2 1 1 2 2 2 3 2 2 2 2 2 2 1 3 1 2 1 1 1 3 1 3 1 2 1h3 3 3l1 1h3 3 3 3 4 2l4-1h3 3 3l3-1h2l3-1 2-1 3-2 2-1 2-1 3-2 2-2 1-1 2-3 2-2 2-1 2-3 2-2 1-3 2-3 2-3 1-4 1-3v-3l2-4 1-4 1-4 1-3v-5l1-5v-4l1-5 1-5v-5-5z">
          <text:p/>
        </draw:path>
        <draw:path draw:style-name="gr8" draw:text-style-name="P8" draw:layer="layout" svg:width="0.21cm" svg:height="0.349cm" svg:x="9.326cm" svg:y="0.748cm" svg:viewBox="0 0 211 350" svg:d="M211 128v6 5 5l-1 6v4l-1 6v5l-1 5-1 4v6l-1 5-1 4-1 4-2 4-1 5-2 4-2 3-2 4-2 4-2 4-2 3-2 3-2 3-3 3-3 3-3 3-3 2-3 2-3 2-4 2-3 2-4 2-3 1-4 2-5 1-6 1h-4l-4 1h-5-6-4-6l-5-1h-5l-4-1-5-1-5-2-4-2-4-1-4-2-4-3-4-1-2-3-4-3-3-3-3-4-3-4-3-3-2-4-2-5h-1v1 1 1 1 1 1 1 1 1 1 1 1 1 1 1 2 1 1 2 1l1 1v1 2 1 2 1 2 1 2 1 2 1 97h-42v-295-2-2-2-2-1-1-2-2-1-2-2-2-1-2-2-1-1-1-2-1-1-2-1-1-1-2-1-1-1l-1-1v-1-1-1-1-1-1h40v1 1 1 1l1 1v1 1 1 1 2 1 1 1 1 2 1 1l1 1v2 2 1 1 2 1 1 2 1 1 2 1 1 1h1l2-2v-2l1-3 1-2 2-2 1-2 2-2 1-2 1-1 2-2 2-1 1-2 2-2 2-1v-2l2-1 2-2 2-1 2-1 2-1 2-1h2l2-1 2-1 1-1 2-1h3l2-1 2-1h3l2-1h3l1-1h3 3l2-1h3 3 3 2 6 5l4 1h4l6 1 5 1 4 2 3 1 4 2 3 1 4 2 3 2 3 2 3 3 3 2 3 3 3 3 2 2 2 3 2 4 2 3 2 4 2 3 2 4 2 4 1 4 2 5 1 3 1 5 1 6v5l1 4 1 5v6l1 4v6l1 5v6 5zM168 129v-5-5-3-5-4-4l-1-4v-4l-1-3v-4l-1-4-1-3-1-3v-3l-1-5-1-3-1-3-2-1-1-3-1-3-2-3-1-2-1-2-2-2-2-2-2-2-2-1-3-2-2-1-2-2-2-1-2-1-3-1-3-1-3-1h-3l-3-1h-2l-3-1h-4-3l-3 1h-2-2l-3 1h-3l-2 1h-3l-3 1-2 1h-2l-2 1-3 2-2 1-2 2-2 1-2 2-3 1-2 2-1 2-2 3-1 2-2 3-1 3-2 2-2 3-1 4-1 5-2 3-1 3-1 5-1 4v5 4l-1 5v5l-1 6v5 6 6 5 5 5 5l1 4 1 5v4 4l1 3v4l1 4 1 4 2 3 1 2 1 3 1 4 2 2 1 3 2 3 2 2 2 1 1 2 1 3 3 1 2 2 2 2 2 1 3 2 2 1 3 1 1 1 3 1 3 1h3 3 3l2 1h3 3 4 3 4 2l3-1h3 3l3-1 2-1 3-2 2-1 2-1 2-2 3-2 2-1 2-2 2-3 2-2 1-1 1-2 2-3 1-3 1-2 2-4 1-2 1-3 1-3v-3l1-4 1-4 1-2v-4l1-4v-5l1-4v-3-4-5-4-4z">
          <text:p/>
        </draw:path>
        <draw:polygon draw:style-name="gr8" draw:text-style-name="P8" draw:layer="layout" svg:width="0.197cm" svg:height="0.34cm" svg:x="9.589cm" svg:y="0.66cm" svg:viewBox="0 0 198 341" draw:points="40,135 42,132 43,130 45,128 45,125 47,123 48,121 50,119 52,117 53,116 55,114 57,112 58,110 60,108 62,107 63,105 65,104 66,102 69,101 71,100 72,99 75,98 77,97 79,96 81,95 82,94 85,93 87,93 89,92 91,91 94,91 96,90 99,90 100,89 103,89 105,88 108,88 111,88 114,88 117,88 119,88 124,88 128,88 133,88 136,89 140,89 145,90 148,91 152,92 155,93 158,95 161,96 164,97 167,99 169,100 171,102 174,104 176,106 178,108 180,110 182,113 184,115 186,117 187,119 189,122 189,125 190,128 191,131 192,134 193,136 194,140 195,143 195,146 196,151 196,153 198,157 198,161 198,165 198,169 198,171 198,176 198,341 156,341 156,184 156,181 156,177 156,175 155,171 155,170 155,166 155,164 154,161 154,158 154,156 153,153 153,152 153,150 152,147 152,145 151,142 150,140 149,139 148,137 147,135 146,135 144,133 143,131 141,130 140,129 138,128 137,126 135,125 134,124 132,124 129,123 127,122 124,121 122,121 119,121 117,120 115,120 111,119 108,119 105,119 102,119 99,119 97,120 94,120 91,121 88,121 86,122 83,123 81,124 79,125 77,126 74,127 72,129 70,130 68,131 65,133 64,135 63,136 61,137 59,140 57,141 55,144 54,146 53,148 51,152 50,153 48,156 47,158 46,161 45,164 45,167 44,170 44,172 43,175 43,178 42,182 42,185 42,189 42,191 42,195 42,341 0,341 0,0 42,0 42,89 42,90 42,92 41,94 41,95 41,97 41,98 41,99 41,100 41,102 41,104 41,105 41,107 41,108 41,110 41,111 41,113 41,114 41,116 41,117 41,117 41,119 41,120 40,121 40,122 40,124 40,125 40,126 40,127 40,128 40,129 40,130 40,131 40,132 40,133 40,134">
          <text:p/>
        </draw:polygon>
        <draw:path draw:style-name="gr8" draw:text-style-name="P8" draw:layer="layout" svg:width="0.24cm" svg:height="0.256cm" svg:x="9.837cm" svg:y="0.748cm" svg:viewBox="0 0 241 257" svg:d="M74 257h-7l-6-1-8-1-6-1-5-2-6-2-5-3-4-3-5-2-4-4-3-5-4-4-2-4-2-5-2-6-3-6-1-5-1-6v-8-6-5-5-4l1-5 1-4 1-4 1-3 2-4 1-3 2-3 1-4 2-3 3-2 2-3 2-2 3-3 3-2 2-3 3-2 3-2h3l3-2 4-2 2-1 4-2 3-1 4-1 4-1 3-1 4-1h4l4-1h4l3-1h4l5-1h4 4 3l4-1 56-1v-13-3l-1-3v-2-3-3l-1-3v-2-3l-1-2-1-2v-2l-1-2-1-2-1-2-1-2-1-2v-1l-2-2-1-1-1-1-1-1-2-1-2-2-1-1-2-1-2-1-2-1h-1l-2-1-2-1h-2l-2-1h-2l-2-1-3-1h-2-2-3-3-2-3-2-2-3-1-2l-3 1h-2l-2 1h-2-2l-2 1h-2l-1 1h-1l-2 1-2 1h-1l-2 1-2 1-1 1-1 1-2 1-1 1-1 2h-1l-1 1-1 2v1l-2 2-1 2v1l-1 2-1 2v2l-1 2v1l-1 2v3l-1 2-43-4 1-3v-2l1-3 1-3v-3l2-3 1-2 1-2 1-3 1-2 2-3 1-2 2-2 1-3 2-2 1-2 2-2 3-1 2-3 2-2 3-1 2-2 3-2 2-1 3-2 3-1 4-1 3-1 3-1 4-1 3-1 4-1 4-1h4l4-1h5l5-1h4 4 6 8l9 1 8 1 8 1 8 2 6 3 7 2 6 3 5 4 5 5 4 4 5 4 3 6 4 6 3 5 2 7 1 7 1 6 2 8v7 107 4 4 4l1 3v3 2l1 2v3l1 2 1 2 1 2 1 1 2 2 1 1 2 1h2l2 1h3l2 1h2 1 1 1 1v-1h1 1 1 1 1 1 1l1-1h1 1v26l-1 1h-2-2l-1 1h-2-2-1l-2 1h-1-2-1-1-2l-2 1h-1-2-2-2-1-2-2-2-2l-3-1h-2-2l-3-1h-2l-2-1h-1l-1-1-2-1-1-1h-2l-1-1-2-1-1-1-1-2-2-1h-1l-1-1-1-2-1-2v-1l-1-2v-1l-1-2-1-2-1-1v-3l-1-1v-1l-1-3v-2-2l-1-3v-2-2l-1-3v-2h-1l-2 2-1 2-1 3-2 2-2 2-1 3-1 2-1 2-2 2-2 1-2 2-1 2-2 2-2 2-2 2-2 1-1 2-2 2-2 1-2 1-2 1-2 1-3 2-2 1-3 1-1 1-3 1-3 1-2 1h-3l-3 1-3 1h-2l-3 1h-3l-4 1h-3-3-3zM83 226h4l4-1h4 4 3l3-1 4-1 3-1 3-1 3-2 2-1 4-2 2-2 3-1 3-3 2-1 2-2 2-2 2-2 2-2 2-3 2-2 2-3 2-3 1-1 2-3v-3l1-3 2-2 1-3 1-3 1-2v-2l1-3v-3l1-2v-3-3l1-1v-3-20l-45 1h-3-3-3-3-3l-3 1h-2-3l-3 1h-3-3l-3 1-1 1h-3-3l-2 1-3 1-2 1-2 1-2 1-1 1-2 2-2 1-2 2-2 1-2 2-1 2-2 2-1 1-2 2-1 2-1 3v2l-1 3v2l-1 3v2l-1 4v3 3 4 3l1 5 1 4 1 3v3l2 2 2 3 1 3 2 2 3 3 2 1 3 2 3 1 3 2 3 1h3 4l4 1z">
          <text:p/>
        </draw:path>
        <draw:path draw:style-name="gr8" draw:text-style-name="P8" draw:layer="layout" svg:width="0.21cm" svg:height="0.349cm" svg:x="10.097cm" svg:y="0.748cm" svg:viewBox="0 0 211 350" svg:d="M106 350h-4-4-4l-4-1h-4l-4-1h-3l-3-1-4-1-4-1h-3l-2-1-3-2-4-1-2-1-3-1-3-2-3-2-1-1-3-1-2-2-3-1-2-2-2-2-2-2-2-2-1-2-2-3-2-1-1-2-2-3-1-2-1-3-2-2-1-3-1-2-1-2-1-3-1-3v-2l41-7 2 4 1 3 1 4 1 2 3 3 1 2 2 2 2 3 3 2 3 2 3 2 3 2 3 1 3 2h4 4l4 1 4 1h4 5 2 3 3l2-1h3l2-1h3 3 2l2-1 2-1 2-1 2-1 2-1 2-1 3-2 1-1 2-2 2-2 2-2v-1l2-2 2-1 1-2 1-3 1-2 2-3 1-2 1-3 1-2 1-3v-3l1-3 1-4v-3l1-3v-3-4-4l1-4v-39h-1l-1 1-1 2-1 2-1 2-1 2-2 2-1 2-1 1-2 2-1 2-2 1-1 1-1 2-1 2-2 1-2 2-1 2-3 1-1 1-2 2-3 1-2 2h-1l-2 1-2 1-3 2-2 1h-3l-3 1-2 1-2 1-3 1-3 1h-3-3l-3 1h-2-3-4-3-5-4-4l-5-1-4-1h-4l-3-2-4-1-4-1-4-2-3-2-2-1-4-1-3-3-3-2-2-3-3-3-2-2-2-4-3-2-2-3-2-4-2-3-1-4-2-4-2-4-1-4-1-5-1-3-1-5-1-5-1-5-2-5v-5l-1-6v-5l-1-6v-6-6-6-6-6-5l1-6v-5l1-5v-5l2-6 1-4 1-5 1-6 2-5v-3l1-5 2-4 2-4 2-4 1-3 3-4 2-3 2-4 3-3 1-2 4-3 2-3 4-2 3-3 3-2 2-2 4-2 4-1 4-1 4-2 4-1 4-1 5-1 4-1h5 5l5-1 5 1h5l5 1h5l4 2 5 1 4 2 4 2 4 1 4 2 4 3 4 3 3 3 3 3 3 3 3 3 3 4 3 4 2 5 3 3v-1-2-1-1-1-2-1-2-1-2-1-2l1-1v-1-1-1-2-1-1-2-1-1-1-2-1-1-1-1-1-1-1-1-1h1 39v1 1 1 1 1 1 1l-1 1v1 2 1 1 1 1 2 1 2 1 1 1 2 1 2 2 2 1 2 2 2 1 1 2 2 2 2 1 190l-1 11v9l-2 10-1 7-2 9-3 7-4 7-4 7-4 5-5 6-5 6-6 4-6 3-7 4-7 3-9 3-9 1-9 2-9 1zM170 129l-1-5v-6-3-5l-1-5-1-5-1-3v-4l-1-5-2-4-1-3-1-3-1-3-2-5-1-3-2-3-2-2v-3l-2-3-2-2-2-3-2-2-2-2-2-2-3-1-2-2-1-1-2-2-3-1-2-2-3-1h-2l-3-1-2-1-2-1h-2l-3-1h-2-3-3-3-2-3l-3 1h-3l-3 1-3 1-2 1h-2l-2 1-3 2-2 1-2 2-2 1-2 2-2 1-1 2-2 2-1 3-2 2-2 3-1 2-1 3-2 2-1 3-1 3-1 5-1 3-1 3-1 4v4l-1 4v4 3 5l-1 5v5 3 6 5 6 4 5 5l1 4v5 4 5l1 3v4l1 3 1 4 1 3 1 4 1 2 1 3 2 3 1 2 1 3 2 2 2 3 1 1 2 2 1 2 2 2 2 1 2 2 2 1 2 1 3 1 2 1 2 1 2 1h3l3 1 2 1h3 3 3 3 2 3 2 3l2-1 2-1h3l2-1 3-1 2-1 3-1 2-2 2-1 2-2 2-1 2-2 2-2 2-1 3-3 1-2 2-2 2-3 1-3 2-3 2-2 1-3 1-3 2-4 1-3 1-4 2-3 1-4v-4l1-4 1-4 1-4v-5-5-5z">
          <text:p/>
        </draw:path>
        <draw:path draw:style-name="gr8" draw:text-style-name="P8" draw:layer="layout" svg:width="0.041cm" svg:height="0.34cm" svg:x="10.369cm" svg:y="0.66cm" svg:viewBox="0 0 42 341" svg:d="M0 40v-40h42v40zM0 341v-248h42v248z">
          <text:p/>
        </draw:path>
        <draw:path draw:style-name="gr8" draw:text-style-name="P8" draw:layer="layout" svg:width="0.211cm" svg:height="0.344cm" svg:x="10.461cm" svg:y="0.66cm" svg:viewBox="0 0 212 345" svg:d="M170 301l-3 5-3 4-2 4-3 3-3 4-3 4-3 3-4 3-3 2-4 2-4 2-4 1-4 2-5 1-5 2h-4l-5 1-5 1h-5-6-9l-8-1-9-2-8-2-8-3-5-3-7-4-6-5-5-6-4-5-5-7-4-8-3-7-2-9-3-9-2-10-2-11-1-10v-12l-1-13 1-25 3-22 5-19 6-17 8-15 10-12 12-9 14-6 16-4 17-1h6 5l5 1h5l4 1 5 2 5 1 5 2 3 1 4 3 4 1 3 2 4 3 3 3 3 4 3 3 3 3 2 4 3 4 3 5v-1-1-1-1-1-1-1-1-1-1-2-1-1-1-1-1-1-1-2-1-1-1-1-1-1-1-1-1-1-1-1-1-97h40v290 2 1 2 2 1 2 2 1 2 2 1 2 2 2 1 1 1 2 1 2 1 2 1l1 1v2 1 1 1 1 1 1 1 1 1 1 1h1v1h-40v-1-1-1l-1-1v-1-1-1-1-1-1-1-1-1-1-2-1-1-1-1-1-2-1-1-1-2-1-1-2-1l-1-1v-1-2-1-1zM44 217v5 4 5l1 5v5 3 5 4l1 4v4l1 3 1 4 1 3 1 3 1 4 1 2 1 3 1 3 2 2 1 3 2 2 2 3 2 2 1 1 2 2 2 1 2 2 2 2 2 1 2 1 2 1 3 1 2 1 2 1h3l3 1h3l3 1h2 4 3 3l3-1h4l1-1h4l2-1 3-1 3-1 3-1 2-1 2-1 2-2 2-1 3-2 2-2 2-1 2-2 2-2 1-3 1-2 2-3 1-3 2-3 1-2 2-3 1-4 1-3 1-4 1-3 1-4 1-5v-4l1-5v-3l1-5v-6-4-5l1-6-1-5v-5-5-5l-1-5v-3l-1-5v-4l-1-4-1-3-1-4-1-3-1-4-1-3-2-3-1-4-2-2-1-3-2-3-1-2-1-2-2-2-2-1-2-2-2-2-3-2-2-1-3-2-1-1-2-1-3-1-3-1h-3l-2-1-3-1h-2l-3-1h-3-4-3-3-2-3l-3 1h-3l-3 1-2 1h-3l-1 1-3 1-2 1-2 2-2 1-2 2-2 2-2 1-2 2v1l-2 3-3 2-1 3-2 2-1 3-1 3-2 2-1 5-1 3-1 4-1 4v2l-1 4-1 5v4 4 4 5l-1 5v5 4z">
          <text:p/>
        </draw:path>
        <draw:path draw:style-name="gr8" draw:text-style-name="P8" draw:layer="layout" svg:width="0.241cm" svg:height="0.256cm" svg:x="10.721cm" svg:y="0.748cm" svg:viewBox="0 0 242 257" svg:d="M76 257h-8l-6-1-7-1-6-1-5-2-6-2-5-3-6-3-4-2-4-4-4-5-3-4-3-4-1-5-3-6-2-6-1-5-1-6-1-8v-6-5-5l1-4 1-5 1-4 1-4 1-3 1-4 2-3 1-3 2-4 2-3 2-2 3-3 2-2 3-3 3-2 1-3 4-2 3-2h4l3-2 3-2 3-1 3-2 4-1 4-1 4-1 3-1 4-1h4l4-1h4l3-1h4l4-1h4 4 4l4-1 56-1v-13-3l-1-3v-2-3-3l-1-3v-2l-1-3v-2l-1-2-1-2v-2l-1-2-1-2-1-2-1-2-1-1-1-2-1-1-1-1-2-1-1-1-2-2-2-1-1-1-2-1-2-1h-2l-2-1-1-1h-2l-2-1h-3l-2-1-2-1h-3-2-2-3-3-2-2-3-2-2-2l-2 1h-2l-2 1h-2-2l-2 1h-2l-2 1h-1l-1 1-2 1h-2l-1 1-2 1-1 1-2 1-1 1-1 1-1 2h-1l-2 1v2l-1 1-1 2-1 2v1l-1 2-1 2-1 2v2l-1 1v2 3l-1 2-44-4v-3l1-2 1-3 1-3v-3l1-3 1-2 1-2 2-3 1-2 1-3 2-2 2-2 1-3 1-2 2-2 3-2 2-1 3-3 2-2 2-1 3-2 2-2 3-1 3-2 3-1 3-1 4-1 3-1 3-1 4-1 4-1 4-1h4l4-1h4l5-1h4 5 6 8l9 1 8 1 8 1 8 2 6 3 6 2 6 3 5 4 6 5 4 4 3 4 4 6 3 6 3 5 2 7 2 7 1 6 1 8v7 107 4l1 4v4 3l1 3v2 2 3l2 2 1 2 1 2 1 1 1 2 2 1 2 1h2l2 1h2l2 1h3 1 1 1l1-1h1 1 1 1 1 1 1l1-1h1 1v26l-2 1h-1-2l-2 1h-1-2-2l-1 1h-2-1-1-2-1l-2 1h-2-1-2-2-2-1-3-1-3l-2-1h-2-2l-2-1h-2l-2-1h-2v-1l-2-1-2-1h-1l-2-1-1-1-1-1-2-2-1-1h-1l-1-1-1-2-1-2-1-1-1-2v-1-2l-1-2-1-1v-3l-1-1-1-1v-3-2l-1-2v-3-2l-1-2v-3-2h-1l-2 2-1 2-2 3-1 2-2 2-2 3-1 2-1 2-1 2-2 1-2 2-1 2-2 2-2 2-2 2-2 1-2 2-1 2-2 1-2 1-2 1-3 1-2 2-3 1-2 1-2 1-2 1-3 1-3 1h-2l-4 1-2 1h-2l-3 1h-4l-3 1h-3-4-2zM85 226h4l4-1h4 3 3l4-1 3-1 4-1 3-1 2-2 3-1 3-2 3-2 3-1 2-3 2-1 2-2 3-2 2-2 2-2 2-3 2-2 2-3 2-3 1-1 1-3 1-3 1-3 1-2 1-3 1-3 1-2 1-2 1-3v-3l1-2v-3-3l1-1v-3-20l-46 1h-2-3-4-2-4l-3 1h-2-2l-4 1h-2-3l-3 1-3 1h-1-3l-2 1-3 1-2 1-2 1-2 1-3 1-1 2-1 1-3 2-1 1-2 2-1 2-2 2-2 1-1 2-1 2-1 3-1 2-1 3v2 3l-1 2v4 3 3 4 3l1 5v4l1 3 1 3 2 2 1 3 2 3 2 2 3 3 2 1 3 2 2 1 3 2 3 1h4 4l3 1z">
          <text:p/>
        </draw:path>
        <draw:path draw:style-name="gr8" draw:text-style-name="P8" draw:layer="layout" svg:width="0.22cm" svg:height="0.256cm" svg:x="10.982cm" svg:y="0.748cm" svg:viewBox="0 0 221 257" svg:d="M43 136v4l1 4v4 4l1 3v3 4 4l1 3 1 3v3l1 4 1 3 2 3 1 3 1 2 2 4 1 3 2 2 2 3 1 2 2 3 1 1 2 2 3 2 2 2 3 1 2 2 2 2 3 1 2 1 3 1 3 2h3l3 1h4 2 5l4 1h3 5l5-1h5 5l4-1 4-1 4-2 4-1 4-2 2-3 4-2 3-3 3-2 2-1 3-3 1-3 2-3 2-3 1-5 2-2 36 10-1 3-1 2-1 2-1 2-1 1-1 3-1 2-1 2-2 2-1 3-1 2-2 2-2 1-1 2-2 2-2 2-2 2-2 2-2 2-2 1-3 2-3 2-3 1-2 1-3 1-2 2-4 1-3 1-4 1-3 2-3 1-4 1-4 1h-4l-5 1h-3l-5 1h-5-5-4-12l-10-1-10-2-9-2-9-3-7-4-8-3-7-6-7-6-6-5-5-7-5-8-4-8-4-9-3-10-2-11-2-10-2-11-1-12v-13-7-6l1-7v-6l1-6 1-6 2-6 1-4 1-6 2-5 1-4 2-4 2-5 3-5 2-4 3-3 2-4 3-3 2-4 3-3 3-2 4-3 3-3 3-2 3-3 4-2 4-2 4-2 3-1 4-1 4-1 5-1 4-2 4-1h4l5-1 5-1h3 6 5 5 6l6 1h6l5 1 5 1 5 2 4 2 5 1 4 2 5 2 3 2 4 3 4 2 3 3 4 3 3 2 2 4 3 3 3 4 2 4 3 3 2 3 3 5v4l2 4 2 4 1 5 2 5 1 5 1 4 1 5 1 5 1 5v5l1 6v5 5l1 6v5 5zM178 105l-1-7-1-8-2-7-1-6-2-6-2-6-2-4-3-5-3-4-3-4-4-3-3-3-4-3-4-2-5-2-4-2-6-2h-6l-5-1h-6-2-3-2-3l-2 1h-1-3l-2 1-2 1-3 1h-2l-3 1-2 1-1 1-2 1-3 2-2 1-2 1-2 2-2 1-2 2-2 1-1 3-2 2-1 2-2 3-2 2-1 3-2 2-1 3-2 3-1 4-1 3-1 3v4l-1 3v5 4l-1 3v5z">
          <text:p/>
        </draw:path>
        <draw:polygon draw:style-name="gr7" draw:text-style-name="P7" draw:layer="layout" svg:width="3.714cm" svg:height="0.711cm" svg:x="11.611cm" svg:y="0.483cm" svg:viewBox="0 0 3715 712" draw:points="0,712 3715,712 3715,0 0,0">
          <text:p/>
        </draw:polygon>
        <draw:polygon draw:style-name="gr8" draw:text-style-name="P8" draw:layer="layout" svg:width="0.297cm" svg:height="0.331cm" svg:x="12.06cm" svg:y="0.673cm" svg:viewBox="0 0 298 332" draw:points="159,35 153,35 148,36 143,36 136,37 132,38 127,39 122,40 117,41 114,43 109,45 105,46 101,48 97,51 93,53 90,55 86,58 82,61 80,64 77,67 74,70 71,74 68,78 65,81 63,85 62,89 59,93 57,98 55,102 53,106 52,111 51,116 49,121 48,127 47,132 46,137 45,142 45,148 45,153 45,159 45,165 45,171 45,176 45,182 46,188 46,192 47,198 48,203 50,208 51,213 52,218 54,223 56,227 58,232 60,236 63,241 64,244 67,248 69,252 72,256 75,260 79,262 81,266 84,269 88,272 92,275 96,278 99,280 103,282 107,284 111,286 116,288 120,290 125,291 130,293 134,294 139,295 145,296 150,296 155,296 160,296 164,296 168,296 171,296 174,296 178,295 182,295 185,294 189,293 191,292 194,291 197,290 201,289 204,288 207,287 209,285 212,284 214,282 217,280 220,279 223,278 225,276 227,274 229,272 232,270 234,267 236,265 239,263 241,261 243,259 244,256 246,254 248,251 250,248 252,245 254,243 256,241 258,238 259,235 261,232 262,229 298,247 296,250 294,254 292,258 290,261 288,264 286,267 283,271 281,274 279,278 277,280 274,283 271,287 268,289 265,293 262,295 260,298 256,300 253,302 249,305 246,307 243,310 239,312 235,314 231,316 227,317 224,319 220,321 215,323 211,324 207,325 203,327 198,328 193,329 189,330 184,331 179,331 174,332 169,332 164,332 158,332 151,332 143,332 135,331 128,330 120,329 114,328 107,326 101,324 95,322 89,319 83,317 78,314 72,311 67,308 62,305 57,301 52,298 48,294 44,289 40,285 36,280 32,276 28,271 26,265 23,261 20,255 17,249 15,243 12,238 10,232 9,225 7,220 6,213 4,207 3,200 2,193 1,186 1,179 1,172 0,165 1,157 1,150 1,143 2,135 3,129 4,121 6,115 7,108 9,102 10,96 13,90 15,84 18,79 21,73 24,68 27,63 30,58 33,53 37,48 41,45 45,40 49,36 54,32 59,28 63,26 68,22 74,19 80,16 84,13 91,11 97,9 102,8 109,6 115,4 121,3 128,2 135,1 143,0 151,0 158,0 168,0 178,1 188,2 196,3 206,5 214,7 222,9 229,12 237,16 243,20 251,24 257,28 263,34 269,39 274,45 279,51 283,58 287,64 292,72 295,80 253,93 252,91 251,88 250,86 249,84 248,81 246,80 245,78 243,76 243,74 241,71 240,69 238,67 236,65 234,63 232,62 230,60 228,58 226,56 224,54 222,53 219,51 217,49 214,48 211,47 208,45 207,45 203,44 201,42 197,41 194,40 191,39 188,38 185,38 181,37 177,36 173,36 171,36 167,35 162,35">
          <text:p/>
        </draw:polygon>
        <draw:polygon draw:style-name="gr8" draw:text-style-name="P8" draw:layer="layout" svg:width="0.199cm" svg:height="0.251cm" svg:x="12.405cm" svg:y="0.753cm" svg:viewBox="0 0 200 252" draw:points="42,0 42,156 42,160 42,163 42,167 42,170 43,173 43,176 43,180 44,182 44,185 44,188 45,189 45,192 45,194 46,196 47,198 48,200 49,202 50,204 51,206 52,207 54,208 55,209 57,211 58,212 60,213 62,214 63,215 64,216 66,217 68,218 70,218 72,219 75,219 77,220 80,220 81,220 84,221 87,221 90,221 92,221 96,221 98,221 101,220 103,220 106,220 109,219 112,218 114,217 117,216 118,215 121,214 123,213 125,212 128,210 130,209 132,207 134,206 135,205 137,203 138,201 140,199 142,197 143,194 145,192 146,189 148,188 149,185 150,182 151,179 152,176 153,172 153,170 154,167 154,164 155,160 155,157 155,153 156,150 156,147 156,143 156,0 199,0 199,195 199,197 199,198 199,200 199,202 199,203 199,205 199,207 199,208 199,209 199,211 199,213 199,215 199,216 199,218 199,220 199,222 199,223 199,225 199,226 199,227 199,229 199,230 199,232 199,233 199,235 199,236 199,237 199,239 199,240 199,241 200,242 200,243 200,243 200,244 200,245 200,246 200,247 200,248 160,248 160,247 160,246 160,245 160,244 160,243 159,243 159,242 159,241 159,240 159,239 159,238 159,236 159,235 159,234 159,233 159,231 159,230 159,228 159,227 159,226 159,225 158,224 158,222 158,221 158,220 158,218 158,217 158,215 158,214 158,213 158,211 158,210 158,209 158,208 158,207 158,207 158,206 157,206 156,207 155,209 153,211 153,214 152,216 150,218 149,220 147,222 146,223 144,225 143,226 141,228 140,230 138,231 136,233 135,234 134,236 132,237 130,239 128,240 126,241 124,243 122,243 120,244 118,245 116,245 114,247 112,247 109,248 107,249 104,249 101,250 99,250 97,251 94,251 91,252 87,252 84,252 81,252 79,252 74,252 70,252 66,252 63,251 60,251 56,250 52,250 49,249 46,248 44,247 40,246 37,245 34,243 32,243 29,241 27,239 25,238 23,236 21,234 18,232 17,229 15,227 13,225 11,223 10,220 9,217 8,214 7,211 6,208 5,205 4,202 3,198 2,194 2,190 1,187 1,183 0,179 0,173 0,169 0,164 0,0">
          <text:p/>
        </draw:polygon>
        <draw:polygon draw:style-name="gr8" draw:text-style-name="P8" draw:layer="layout" svg:width="0.116cm" svg:height="0.252cm" svg:x="12.666cm" svg:y="0.748cm" svg:viewBox="0 0 117 253" draw:points="1,253 1,62 1,61 1,59 1,57 1,56 1,54 1,52 1,51 1,49 1,47 1,46 1,45 1,43 1,42 1,40 1,38 1,36 1,35 1,33 1,32 0,30 0,29 0,27 0,26 0,25 0,23 0,22 0,20 0,19 0,18 0,16 0,15 0,13 0,12 0,11 0,10 0,9 0,8 0,7 0,6 0,5 39,5 39,6 39,7 39,8 39,9 39,10 39,11 39,12 39,13 39,15 39,16 39,18 39,19 39,20 39,22 40,23 40,25 40,26 40,27 40,28 40,30 40,31 40,33 40,34 40,36 40,37 40,38 40,40 40,41 40,43 40,44 40,45 40,46 40,47 40,48 40,49 40,51 40,52 40,53 40,54 40,55 41,55 42,52 43,49 44,46 45,44 45,42 46,39 47,37 48,35 49,32 50,30 51,28 52,27 53,25 54,23 56,21 57,19 58,18 60,16 61,14 62,13 63,12 64,10 66,9 67,9 69,8 71,7 72,6 74,5 76,4 78,3 80,3 81,2 83,1 85,1 88,1 90,0 93,0 95,0 98,0 99,0 100,0 102,0 103,0 104,0 105,0 106,0 108,0 109,1 110,1 111,1 112,1 113,1 114,1 115,2 117,2 117,2 117,40 117,40 115,40 114,39 113,39 112,39 111,39 110,38 109,38 108,38 107,38 106,38 104,38 103,38 102,38 101,38 99,38 99,37 98,37 96,37 95,37 92,37 89,38 86,38 83,38 81,39 80,40 77,41 75,42 72,43 70,44 68,45 66,46 64,48 63,49 62,51 60,53 59,55 57,58 55,60 54,62 53,64 52,66 51,69 49,71 48,74 47,77 47,80 46,82 45,85 45,88 45,92 45,95 44,99 43,101 43,105 43,108 43,112 42,116 42,119 42,122 42,253">
          <text:p/>
        </draw:polygon>
        <draw:polygon draw:style-name="gr8" draw:text-style-name="P8" draw:layer="layout" svg:width="0.202cm" svg:height="0.256cm" svg:x="12.81cm" svg:y="0.748cm" svg:viewBox="0 0 203 257" draw:points="43,127 43,131 43,135 44,139 44,143 44,148 45,151 45,154 45,158 45,162 46,166 46,170 47,172 48,176 49,179 50,183 51,186 52,189 54,192 55,195 57,198 58,200 60,203 62,205 63,207 65,209 67,210 69,213 71,214 74,216 76,218 79,219 81,220 83,221 86,222 89,223 92,224 96,224 99,225 102,225 105,225 110,225 114,225 118,224 122,223 126,222 129,221 133,219 136,217 139,215 142,213 145,210 148,207 150,205 152,201 154,198 155,193 157,189 158,185 159,180 160,175 203,178 203,181 202,184 201,187 201,190 200,194 199,197 197,200 196,203 195,206 194,208 192,211 191,214 189,216 187,219 185,222 183,225 181,226 179,229 176,231 174,233 171,236 170,238 167,239 164,242 161,243 158,244 155,246 153,248 149,249 146,250 142,252 138,253 135,254 132,255 127,256 124,256 119,257 116,257 111,257 107,257 101,257 96,257 90,256 85,256 80,255 75,254 70,252 65,251 62,249 57,247 53,245 49,243 45,241 42,238 39,236 35,233 32,230 29,226 27,224 24,220 22,217 19,213 17,209 15,206 13,202 11,197 10,193 9,188 7,183 6,179 5,173 4,169 3,164 2,159 2,154 1,149 1,144 0,138 0,134 0,128 0,123 0,117 1,114 1,109 1,104 2,99 2,96 3,92 4,88 5,83 5,81 6,77 7,73 8,69 9,65 10,63 11,60 13,57 14,53 16,50 17,47 19,45 21,43 22,40 24,37 26,35 27,33 29,30 31,28 33,27 35,25 37,23 40,21 42,19 44,18 45,16 48,14 50,13 53,12 55,11 58,9 60,9 63,8 64,7 67,6 69,5 72,5 75,4 77,3 80,3 82,2 85,2 87,1 90,1 93,0 96,0 99,0 101,0 103,0 106,0 110,0 115,0 118,0 122,1 126,1 130,2 133,3 136,3 140,5 143,6 146,7 150,8 153,9 155,10 158,12 161,14 164,16 166,17 169,19 171,22 173,24 175,26 178,27 180,29 182,32 184,34 186,37 188,40 189,42 191,45 192,47 194,50 195,53 196,56 197,59 198,62 199,64 200,67 201,70 202,74 158,77 157,73 156,69 155,65 154,62 153,59 151,55 149,52 147,49 144,46 142,44 139,42 136,40 134,38 130,36 126,35 122,34 118,33 115,32 110,32 105,32 101,32 99,32 95,32 92,33 89,33 86,34 83,35 81,36 78,37 76,38 73,39 71,41 69,42 67,44 64,45 63,47 62,49 60,51 58,53 57,55 55,58 54,61 52,63 51,65 50,69 49,72 48,75 47,78 46,81 46,85 45,88 45,92 45,97 45,100 44,104 44,109 44,113 43,117 43,122">
          <text:p/>
        </draw:polygon>
        <draw:polygon draw:style-name="gr8" draw:text-style-name="P8" draw:layer="layout" svg:width="0.199cm" svg:height="0.251cm" svg:x="13.055cm" svg:y="0.753cm" svg:viewBox="0 0 200 252" draw:points="42,0 42,156 42,160 42,163 42,167 42,170 43,173 43,176 43,180 43,182 44,185 44,188 45,189 45,192 46,194 46,196 47,198 48,200 49,202 50,204 52,206 53,207 54,208 55,209 57,211 58,212 60,213 61,214 63,215 64,216 66,217 68,218 70,218 72,219 75,219 77,220 79,220 81,220 84,221 87,221 90,221 93,221 96,221 99,221 101,220 104,220 106,220 109,219 112,218 114,217 117,216 118,215 121,214 123,213 126,212 128,210 130,209 132,207 134,206 136,205 138,203 140,201 141,199 143,197 145,194 146,192 147,189 149,188 150,185 151,182 152,179 153,176 153,172 154,170 155,167 156,164 156,160 156,157 157,153 157,150 157,147 157,143 157,0 199,0 199,195 199,197 199,198 199,200 199,202 199,203 199,205 199,207 199,208 199,209 199,211 199,213 199,215 199,216 199,218 199,220 199,222 199,223 199,225 199,226 199,227 199,229 199,230 199,232 199,233 199,235 199,236 199,237 199,239 199,240 199,241 199,242 200,243 200,243 200,244 200,245 200,246 200,247 200,248 161,248 161,247 161,246 161,245 161,244 160,244 160,243 160,243 160,242 160,241 160,240 160,239 160,238 160,236 160,235 160,234 160,233 160,231 160,230 160,228 160,227 160,226 159,225 159,224 159,222 159,221 159,220 159,218 159,217 159,215 159,214 159,213 159,211 159,210 159,209 159,208 159,207 159,207 159,206 158,206 157,207 156,209 154,211 153,214 153,216 151,218 150,220 148,222 147,223 146,225 144,226 142,228 141,230 139,231 138,233 136,234 134,236 132,237 130,239 128,240 126,241 124,243 122,243 120,244 118,245 116,245 114,247 112,247 109,248 106,249 104,249 101,250 99,250 97,251 94,251 91,252 88,252 84,252 81,252 79,252 75,252 70,252 66,252 63,251 60,251 56,250 53,250 49,249 46,248 43,247 41,246 37,245 35,243 32,243 29,241 27,239 25,238 23,236 21,234 19,232 17,229 15,227 13,225 12,223 10,220 9,217 8,214 7,211 6,208 5,205 4,202 3,198 2,194 2,190 1,187 1,183 1,179 0,173 0,169 0,164 0,0">
          <text:p/>
        </draw:polygon>
        <draw:polygon draw:style-name="gr8" draw:text-style-name="P8" draw:layer="layout" svg:width="0.041cm" svg:height="0.34cm" svg:x="13.316cm" svg:y="0.66cm" svg:viewBox="0 0 42 341" draw:points="0,341 0,0 42,0 42,341">
          <text:p/>
        </draw:polygon>
        <draw:path draw:style-name="gr8" draw:text-style-name="P8" draw:layer="layout" svg:width="0.042cm" svg:height="0.34cm" svg:x="13.42cm" svg:y="0.66cm" svg:viewBox="0 0 43 341" svg:d="M0 40v-40h43v40zM0 341v-248h43v248z">
          <text:p/>
        </draw:path>
        <draw:path draw:style-name="gr8" draw:text-style-name="P8" draw:layer="layout" svg:width="0.221cm" svg:height="0.256cm" svg:x="13.512cm" svg:y="0.748cm" svg:viewBox="0 0 222 257" svg:d="M222 128v12l-1 13-1 11-3 10-2 11-4 10-3 8-4 8-5 8-6 6-5 6-7 6-7 5-8 3-8 4-8 3-9 2-10 2-10 1h-10-6-5l-4-1h-5l-5-1-5-1-5-1-4-1-5-1-4-2-3-2-5-1-4-3-3-1-3-2-4-3-3-2-3-4-4-3-2-3-3-3-2-3-3-4-2-4-3-4-2-3-2-5-2-4-1-6-1-4-2-5-1-6-1-4-1-6-1-6-1-5v-6l-1-7v-5-7l1-25 4-22 4-18 9-18 9-14 13-11 14-9 17-6 20-4 21-1h5 6l6 1h5l4 1 5 1 5 1 5 1 4 2 4 1 5 1 4 2 3 2 4 2 3 3 4 2 3 3 2 3 4 2 2 3 3 4 3 3 2 4 3 3 1 4 2 5 2 4 1 5 2 4 1 5 2 5 1 4 1 6 1 5 1 6v5l1 6v7 5zM178 128v-6-5-6-5l-1-5v-4l-1-5v-4l-1-4-1-3-1-4-1-4-1-4-1-3-1-3-2-2-1-3-1-3-2-3-2-2-2-2-2-2-2-2-2-1-1-2-2-1-2-2-3-1-2-1-3-1-3-1-2-1-2-1-3-1h-3-3l-3-1h-3-2-3-4-3-3l-3 1h-2l-3 1h-3l-3 1-3 1-2 1-3 1-3 1-2 1-3 2-2 2-2 1-2 2-2 1-2 2-1 3-2 2-2 3-2 3-1 2-1 3-2 3-1 3-1 4-2 3-1 4v4l-2 4v4 5 4l-1 4v6 5 5 6 6 5 5 5l1 5v4 5l1 5 1 3 1 4 1 4 1 4 1 3 2 3 1 4 2 3 1 3 2 3 2 2 1 3 1 1 2 2 2 2 2 2 3 2 2 2 2 1 2 1 3 1 2 1 3 1 3 1 2 1h3 3 2l2 1h3 3 3 3 4 2l3-1h3 3 3l3-1h1l3-1 3-1 2-2 3-1 2-1 3-2 2-2 1-1 2-3 2-2 2-1 2-3 2-2 1-3 2-3 2-3 1-4 1-3v-3l1-4 2-4 1-4v-3l1-5 1-5v-4l1-5v-5-5-5z">
          <text:p/>
        </draw:path>
        <draw:polygon draw:style-name="gr8" draw:text-style-name="P8" draw:layer="layout" svg:width="0.199cm" svg:height="0.252cm" svg:x="13.784cm" svg:y="0.748cm" svg:viewBox="0 0 200 253" draw:points="157,253 157,95 157,91 157,88 157,84 156,81 156,78 156,75 155,72 155,70 155,67 154,64 153,63 153,60 153,58 152,56 151,54 150,52 149,50 148,48 147,46 146,45 145,44 143,43 142,41 140,40 139,39 137,38 135,37 134,36 132,35 131,35 128,34 126,34 124,33 121,33 119,32 117,32 115,31 112,31 109,31 106,31 103,31 100,31 98,32 95,32 92,33 90,33 87,34 84,35 82,36 80,37 78,38 75,39 73,40 71,42 69,43 67,45 64,46 63,47 62,49 60,52 58,53 57,56 55,58 53,60 52,63 51,64 50,67 48,70 47,73 46,76 45,79 45,81 45,84 44,87 44,91 43,94 43,98 43,101 43,104 42,108 42,253 1,253 1,57 1,55 1,54 1,52 1,51 1,49 1,47 1,45 1,45 1,43 1,41 1,39 1,37 1,36 1,34 1,32 1,31 1,29 1,27 1,26 1,25 1,23 1,22 1,20 0,19 0,17 0,16 0,15 0,13 0,12 0,11 0,10 0,9 0,9 0,8 0,7 0,6 0,5 39,5 39,6 39,7 39,8 39,9 39,9 39,10 39,11 39,12 39,13 39,14 40,16 40,17 40,18 40,20 40,21 40,22 40,24 40,25 40,26 40,27 40,28 40,30 40,31 40,33 40,34 40,35 40,37 40,38 41,39 41,41 41,42 41,43 41,44 41,45 41,45 41,46 43,45 44,43 45,41 46,38 47,36 48,34 50,33 51,30 53,29 54,27 56,26 57,24 59,23 60,21 62,19 63,18 65,16 67,15 69,13 70,12 73,11 75,10 77,9 79,8 81,7 82,7 85,6 87,5 90,4 92,3 95,3 97,2 99,1 102,1 105,1 108,0 111,0 114,0 117,0 120,0 124,0 128,0 132,0 135,1 139,1 143,2 146,2 150,3 153,4 155,5 158,6 161,7 164,9 167,9 169,11 171,12 173,14 176,16 178,18 180,20 182,23 184,25 185,27 187,29 189,32 189,35 190,38 191,41 193,45 194,47 195,51 195,54 196,58 197,62 197,65 199,69 199,74 199,78 200,82 200,87 200,253">
          <text:p/>
        </draw:polygon>
        <draw:path draw:style-name="gr8" draw:text-style-name="P8" draw:layer="layout" svg:width="0.041cm" svg:height="0.34cm" svg:x="14.045cm" svg:y="0.66cm" svg:viewBox="0 0 42 341" svg:d="M0 40v-40h42v40zM0 341v-248h42v248z">
          <text:p/>
        </draw:path>
        <draw:path draw:style-name="gr8" draw:text-style-name="P8" draw:layer="layout" svg:width="0.21cm" svg:height="0.344cm" svg:x="14.137cm" svg:y="0.66cm" svg:viewBox="0 0 211 345" svg:d="M169 301l-2 5-3 4-3 4-3 3-3 4-2 4-4 3-3 3-4 2-4 2-3 2-4 1-5 2-4 1-5 2h-5l-5 1-6 1h-4-6-9l-9-1-8-2-8-2-7-3-6-3-6-4-6-5-5-6-5-5-4-7-4-8-4-7-2-9-2-9-2-10-2-11-1-10-1-12v-13l1-25 3-22 5-19 5-17 9-15 10-12 12-9 14-6 15-4 17-1h6 4l6 1h5l5 1 5 2 5 1 4 2 4 1 4 3 3 1 4 2 4 3 3 3 2 4 3 3 3 3 3 4 3 4 2 5h1v-1-1-1-1-1-1-1-1-1-1-2-1-1l-1-1v-1-1-1-1-2-1-1-1-1-1-1-1-1-1-1-1-1-1-97h41v290 2 1 2 2 1 2 2 1 2 2 1 2 2 2 1 1 1 2 1 2 1 2 1 1 2 1l1 1v1 1 1 1 1 1 1 1 1 1h-39l-1-1v-1-1-1-1-1-1-1-1-1-1-1-1-1-2-1-1-1-1-1-2-1-1-1-2l-1-1v-1-2-1-1-1-2-1-1-1zM44 217v5 4 5 5 5l1 3v5 4 4l1 4 1 3 1 4v3l1 3 1 4 1 2 2 3 1 3 1 2 2 3 2 2 1 3 2 2 1 1 1 2 2 1 2 2 3 2 2 1 2 1 2 1 3 1 1 1 3 1h3l3 1h3l3 1h3 2 4 3l3-1h3l3-1h3l3-1 3-1 3-1 2-1 3-1 1-1 3-2 2-1 2-2 2-2 3-1 2-2 1-2 2-3 1-2 2-3 1-3 2-3 1-2 1-3 1-4 2-3 1-4 1-3 1-4v-5l1-4v-5l1-3 1-5v-6-4-5-6-5-5-5-5l-1-5-1-3v-5l-1-4v-4l-1-3-1-4-1-3-2-4-1-3-1-3-1-4-2-2-1-3-2-3-1-2-2-2-2-2-1-1-3-2-2-2-2-2-2-1-3-2-1-1-3-1-2-1-3-1h-3l-3-1-2-1h-4l-3-1h-3-3-3-3-3-2l-4 1h-2l-3 1-3 1h-1l-3 1-2 1-2 1-2 2-2 1-3 2-1 2-2 1-1 2-2 1-2 3-1 2-2 3-1 2-1 3-2 3-1 2-1 5-1 3-1 4-1 4-1 2-1 4v5 4 4l-1 4v5 5 5 4z">
          <text:p/>
        </draw:path>
        <draw:path draw:style-name="gr8" draw:text-style-name="P8" draw:layer="layout" svg:width="0.241cm" svg:height="0.256cm" svg:x="14.397cm" svg:y="0.748cm" svg:viewBox="0 0 242 257" svg:d="M75 257h-8l-6-1-7-1-7-1-5-2-5-2-6-3-4-3-4-2-4-4-4-5-3-4-3-4-2-5-2-6-2-6-1-5-1-6-1-8v-6-5-5l1-4v-5l1-4 1-4 2-3 1-4 2-3 1-3 2-4 2-3 2-2 2-3 3-2 3-3 2-2 2-3 3-2 3-2h3l4-2 3-2 3-1 3-2 4-1 4-1 3-1 3-1 4-1h4l4-1h5l3-1h4l4-1h4 4 3l5-1 55-1v-13-3-3-2-3l-1-3v-3-2l-1-3v-2l-1-2-1-2-1-2-1-2v-2l-1-2-1-2-1-1-1-2-1-1-2-1-1-1-2-1-1-2-2-1-1-1-2-1-2-1h-2l-1-1-2-1h-2l-3-1h-2l-2-1-3-1h-2-2-2-3-3-2-3-2-3-1-2l-2 1h-2l-2 1h-2-2l-2 1h-2l-1 1h-2l-2 1-1 1h-2l-1 1-2 1-2 1-1 1-1 1-2 1-1 2h-1v1l-1 2-1 1-1 2-1 2-1 1-1 2v2l-1 2v2l-1 1-1 2v3 2l-43-4v-3l1-2v-3l1-3 1-3 1-3 1-2 1-2 1-3 2-2 1-3 2-2 1-2 2-3 1-2 2-2 2-2 2-1 2-3 3-2 2-1 3-2 2-2 3-1 3-2 3-1 3-1 4-1 2-1 4-1 4-1 4-1 4-1h3l5-1h4l5-1h4 5 5 9l9 1 8 1 8 1 7 2 6 3 7 2 6 3 5 4 5 5 5 4 4 4 4 6 3 6 3 5 2 7 2 7 1 6 1 8v7 107 4 4l1 4v3 3l1 2v2 3l1 2 1 2 1 2 2 1 1 2 2 1 2 1h2l2 1h2l2 1h3 1 1 1l1-1h1 1 1 1 1 1 1l1-1h1 1v26l-2 1h-2-1l-2 1h-1-2-2l-1 1h-2-2-2-2l-1 1h-2-2-2-1-2-2-2-1-3l-2-1h-2-2l-2-1h-3l-1-1h-2l-2-1-2-1-1-1h-1l-2-1-1-1-2-1-1-2-1-1h-1l-1-1-1-2-1-2-1-1v-2l-1-1-1-2-1-2v-1l-1-3v-1l-1-1v-3l-1-2v-2-3l-1-2v-2-3l-1-2h-1l-1 2-2 2-1 3-2 2-1 2-2 3v2l-2 2-2 2-1 1-2 2-2 2-1 2-2 2-2 2-2 1-2 2-1 2-2 1-3 1-2 1-2 1-3 2-2 1-2 1-2 1-2 1-3 1-3 1h-3l-3 1-3 1h-2l-3 1h-3l-3 1h-3-4-2zM84 226h4l4-1h4 3 3l4-1 3-1 4-1 3-1 2-2 3-1 3-2 3-2 2-1 3-3 3-1 1-2 2-2 2-2 3-2 2-3 1-2 3-3 1-3 2-1 1-3 1-3 1-3 1-2 1-3 1-3 1-2 1-2v-3l1-3v-2l1-3v-3-1-3-20l-45 1h-2-4-3-3-3l-3 1h-2-3l-3 1h-3-2l-3 1-2 1h-2-3l-2 1-3 1-2 1-2 1-3 1-1 1-2 2-2 1-2 2-1 1-2 2-2 2-1 2-2 1-1 2-1 2-1 3-1 2v3l-1 2-1 3v2 4 3l-1 3 1 4v3 5l2 4v3l1 3 1 2 2 3 2 3 2 2 2 3 3 1 3 2 2 1 3 2 3 1h4 4l4 1z">
          <text:p/>
        </draw:path>
        <draw:path draw:style-name="gr8" draw:text-style-name="P8" draw:layer="layout" svg:width="0.22cm" svg:height="0.256cm" svg:x="14.658cm" svg:y="0.748cm" svg:viewBox="0 0 221 257" svg:d="M43 136v4 4l1 4v4 3l1 3v4 4 3l1 3 1 3 1 4 1 3 1 3 2 3 1 2 2 4 1 3 2 2 1 3 2 2 2 3 1 1 2 2 2 2 3 2 2 1 3 2 2 2 3 1 2 1 3 1 3 2h3l3 1h4 2 4l3 1h4 5l5-1h5 5l3-1 5-1 4-2 5-1 4-2 2-3 4-2 2-3 3-2 3-1 3-3 1-3 2-3 2-3 1-5 1-2 37 10-2 3v2l-1 2-1 2-1 1-2 3v2l-1 2-2 2-1 3-2 2-1 2-2 1-2 2-2 2-2 2-2 2-1 2-2 2-3 1-2 2-3 2-3 1-2 1-3 1-3 2-3 1-4 1-3 1-4 2-2 1-5 1-4 1h-4l-4 1h-4l-5 1h-5-4-5-11l-10-1-10-2-9-2-9-3-8-4-7-3-7-6-7-6-6-5-5-7-5-8-4-8-5-9-2-10-3-11-2-10-1-11-1-12v-13-7-6-7l1-6 1-6 1-6 1-6 1-4 2-6 2-5 1-4 2-4 2-5 2-5 3-4 2-3 3-4 3-3 2-4 3-3 3-2 3-3 4-3 3-2 3-3 4-2 4-2 4-2 3-1 4-1 4-1 5-1 4-2 3-1h5l5-1 4-1h4 5 4 7 5l6 1h6l5 1 5 1 6 2 4 2 5 1 4 2 4 2 4 2 4 3 3 2 4 3 4 3 3 2 2 4 3 3 3 4 2 4 3 3 2 3 2 5 1 4 2 4 2 4 1 5 2 5 1 5 1 4 1 5 1 5v5l1 5 1 6v5 5 6l1 5v5zM177 105v-7l-1-8-2-7-2-6-1-6-2-6-2-4-3-5-3-4-3-4-4-3-3-3-5-3-5-2-5-2-4-2-5-2h-6l-5-1h-7-2-2-2-2l-2 1h-2-2l-2 1-3 1-2 1h-3l-2 1-2 1-2 1-2 1-2 2-2 1-2 1-2 2-2 1-2 2-2 1-1 3-2 2-1 2-2 3-2 2-1 3-2 2-1 3-2 3-1 4-1 3-1 3-1 4v3 5l-1 4v3 5z">
          <text:p/>
        </draw:path>
        <draw:polygon draw:style-name="gr7" draw:text-style-name="P7" draw:layer="layout" svg:width="3.714cm" svg:height="0.711cm" svg:x="15.508cm" svg:y="0.483cm" svg:viewBox="0 0 3715 712" draw:points="0,712 3715,712 3715,0 0,0">
          <text:p/>
        </draw:polygon>
        <draw:polygon draw:style-name="gr8" draw:text-style-name="P8" draw:layer="layout" svg:width="0.228cm" svg:height="0.322cm" svg:x="16.246cm" svg:y="0.678cm" svg:viewBox="0 0 229 323" draw:points="45,35 45,156 224,156 224,192 45,192 45,323 0,323 0,0 229,0 229,35">
          <text:p/>
        </draw:polygon>
        <draw:path draw:style-name="gr8" draw:text-style-name="P8" draw:layer="layout" svg:width="0.221cm" svg:height="0.256cm" svg:x="16.513cm" svg:y="0.748cm" svg:viewBox="0 0 222 257" svg:d="M222 128v12l-1 13-2 11-2 10-3 11-3 10-4 8-4 8-4 8-6 6-5 6-8 6-7 5-8 3-8 4-8 3-10 2-9 2-11 1h-10-5-5l-4-1h-6l-5-1-3-1-5-1-5-1-4-1-4-2-4-2-4-1-4-3-3-1-3-2-4-3-3-2-4-4-3-3-3-3-2-3-3-3-2-4-3-4-2-4-2-3-2-5-2-4-1-6-2-4-1-5-1-6-1-4-1-6-1-6-1-5-1-6v-7-5-7l1-25 3-22 5-18 8-18 10-14 13-11 14-9 16-6 20-4 21-1h6 4l6 1h6l4 1 5 1 5 1 5 1 3 2 5 1 4 1 5 2 4 2 4 2 3 3 4 2 3 3 2 3 3 2 3 3 3 4 3 3 2 4 2 3 2 4 1 5 3 4 1 5 2 4 1 5 2 5 1 4 1 6v5l1 6 1 5v6l1 7v5zM178 128v-6-5-6-5l-1-5v-4l-1-5-1-4-1-4-1-3-1-4-1-4v-4l-2-3-1-3-2-2-1-3-2-3-2-3-1-2-2-2-2-2-2-2-1-1-2-2-2-1-3-2-2-1-3-1-2-1-3-1-1-1-3-1-3-1h-3-3l-3-1h-3-2-3-4-3-3l-3 1h-2l-4 1h-2l-3 1-3 1-3 1-1 1-3 1-2 1-3 2-2 2-2 1-2 2-3 1-1 2-1 3-2 2-2 3-2 3-1 2-2 3-1 3-1 3-2 4-1 3-1 4-1 4-1 4v4 5 4l-1 4v6 5l-1 5v6 6l1 5v5 5l1 5v4 5l1 5v3l2 4 1 4 1 4 1 3 1 3 2 4 1 3 2 3 1 3 2 2 2 3 1 1 2 2 2 2 2 2 2 2 2 2 3 1 2 1 2 1 2 1 3 1 2 1 3 1h2 3 3l2 1h3 3 3 3 3 3l2-1h4 3 3l2-1h3l2-1 3-1 2-2 2-1 3-1 2-2 3-2 1-1 2-3 2-2 2-1 2-3 2-2 1-3 2-3 1-3 2-4 2-3v-3l1-4 1-4 1-4 1-3 1-5 1-5v-4l1-5v-5-5-5z">
          <text:p/>
        </draw:path>
        <draw:polygon draw:style-name="gr8" draw:text-style-name="P8" draw:layer="layout" svg:width="0.116cm" svg:height="0.252cm" svg:x="16.785cm" svg:y="0.748cm" svg:viewBox="0 0 117 253" draw:points="1,253 1,62 1,61 1,59 1,57 1,56 1,54 1,52 1,51 1,49 1,47 1,46 1,45 1,43 1,42 1,40 1,38 1,36 1,35 1,33 1,32 1,30 0,29 0,27 0,26 0,25 0,23 0,22 0,20 0,19 0,18 0,16 0,15 0,13 0,12 0,11 0,10 0,9 0,8 0,7 0,6 0,5 38,5 38,6 38,7 38,8 39,9 39,10 39,11 39,12 39,13 39,15 39,16 39,18 39,19 39,20 39,22 39,23 39,25 39,26 39,27 39,28 39,30 40,31 40,33 40,34 40,36 40,37 40,38 40,40 40,41 40,43 40,44 40,45 40,46 40,47 40,48 40,49 40,51 40,52 40,53 41,54 41,55 42,52 43,49 44,46 45,44 45,42 46,39 47,37 48,35 49,32 50,30 51,28 52,27 53,25 54,23 56,21 57,19 58,18 60,16 61,14 62,13 63,12 64,10 66,9 67,9 69,8 71,7 72,6 74,5 77,4 79,3 81,3 82,2 84,1 86,1 89,1 91,0 94,0 96,0 99,0 100,0 101,0 102,0 104,0 105,0 106,0 107,0 108,0 110,1 111,1 112,1 113,1 114,1 115,1 116,2 117,2 117,2 117,40 117,40 116,40 115,39 114,39 113,39 112,39 111,38 110,38 109,38 108,38 107,38 105,38 104,38 103,38 102,38 100,38 99,37 99,37 97,37 96,37 93,37 90,38 87,38 84,38 82,39 80,40 78,41 75,42 72,43 70,44 68,45 66,46 64,48 63,49 62,51 60,53 59,55 57,58 55,60 54,62 53,64 52,66 50,69 49,71 48,74 48,77 47,80 46,82 45,85 45,88 45,92 44,95 44,99 43,101 43,105 43,108 43,112 42,116 42,119 42,122 42,253">
          <text:p/>
        </draw:polygon>
        <draw:polygon draw:style-name="gr8" draw:text-style-name="P8" draw:layer="layout" svg:width="0.328cm" svg:height="0.252cm" svg:x="16.94cm" svg:y="0.748cm" svg:viewBox="0 0 329 253" draw:points="144,253 144,95 144,91 144,88 144,84 144,81 144,78 144,75 143,72 143,70 143,67 142,64 141,63 141,60 140,58 139,56 139,54 138,52 137,50 136,48 135,46 135,45 134,44 132,43 131,41 130,40 128,39 127,38 125,37 123,36 122,35 120,35 118,34 117,34 115,33 113,33 111,32 109,32 106,31 104,31 101,31 99,31 97,31 94,31 92,32 89,32 87,33 84,33 82,34 80,35 78,36 76,37 74,38 71,39 69,40 68,42 65,43 64,45 63,46 61,47 59,49 58,52 56,53 55,56 53,58 52,60 51,63 49,64 48,67 47,70 47,73 46,76 45,79 45,81 44,84 44,87 43,91 43,94 43,98 43,101 43,104 43,108 43,253 1,253 1,57 1,55 1,54 1,52 1,51 1,49 1,47 1,45 1,45 1,43 1,41 1,39 1,37 1,36 1,34 1,32 1,31 1,29 1,27 1,26 1,25 1,23 1,22 1,20 1,19 1,17 1,16 1,15 1,13 1,12 0,11 0,10 0,9 0,9 0,8 0,7 0,6 0,5 39,5 39,6 39,7 39,8 39,9 39,9 40,10 40,11 40,12 40,13 40,14 40,16 40,17 40,18 40,20 40,21 40,22 40,24 40,25 40,26 40,27 40,28 40,30 41,31 41,33 41,34 41,35 41,37 41,38 41,39 41,41 41,42 41,43 41,44 41,45 41,45 41,46 42,46 43,45 44,43 45,41 45,38 47,36 48,34 49,33 51,30 52,29 53,27 54,26 56,24 57,23 59,21 60,19 62,18 63,16 64,15 66,13 68,12 70,11 71,10 74,9 76,8 77,7 80,7 81,6 83,5 85,4 88,3 90,3 92,2 95,1 98,1 99,1 102,0 105,0 108,0 111,0 114,0 118,0 124,0 129,1 134,2 138,3 143,4 147,6 151,7 154,9 157,11 161,13 164,16 167,19 170,22 171,26 174,29 176,33 178,37 179,42 181,46 183,45 184,43 185,41 186,38 187,36 189,34 189,33 191,30 192,29 194,27 195,26 196,24 198,23 200,21 201,19 203,18 205,16 207,15 207,13 209,12 211,11 213,10 215,9 218,8 220,7 222,7 224,6 225,5 227,4 230,3 232,3 235,2 237,1 240,1 243,1 245,0 248,0 250,0 253,0 256,0 260,0 263,0 267,0 270,1 274,1 277,2 280,2 283,3 286,4 288,5 291,6 294,7 297,9 298,9 301,11 303,12 305,14 308,16 310,18 312,20 314,23 316,25 316,27 318,29 319,32 321,35 322,38 323,41 324,45 325,47 325,51 326,54 327,58 328,62 328,65 328,69 329,74 329,78 329,82 329,87 329,253 287,253 287,95 287,91 287,88 287,84 287,81 287,78 286,75 286,72 286,70 285,67 284,64 284,63 283,60 283,58 282,56 281,54 281,52 280,50 279,48 278,46 277,45 276,44 275,43 274,41 272,40 271,39 270,38 268,37 266,36 265,35 263,35 262,34 260,34 258,33 256,33 254,32 251,32 249,31 247,31 244,31 242,31 239,31 237,31 234,32 232,32 229,33 227,33 225,34 223,35 221,36 219,36 216,38 214,39 212,40 210,41 208,43 207,44 206,45 204,47 202,49 201,51 199,53 197,55 196,57 195,60 194,62 192,64 191,66 190,69 189,72 189,75 189,78 188,81 187,83 187,87 186,91 186,94 186,98 185,100 185,104 185,108 185,253">
          <text:p/>
        </draw:polygon>
        <draw:path draw:style-name="gr8" draw:text-style-name="P8" draw:layer="layout" svg:width="0.041cm" svg:height="0.34cm" svg:x="17.331cm" svg:y="0.66cm" svg:viewBox="0 0 42 341" svg:d="M0 40v-40h42v40zM0 341v-248h42v248z">
          <text:p/>
        </draw:path>
        <draw:polygon draw:style-name="gr8" draw:text-style-name="P8" draw:layer="layout" svg:width="0.202cm" svg:height="0.256cm" svg:x="17.423cm" svg:y="0.748cm" svg:viewBox="0 0 203 257" draw:points="43,127 43,131 44,135 44,139 44,143 45,148 45,151 45,154 45,158 45,162 46,166 46,170 47,172 48,176 49,179 50,183 51,186 53,189 54,192 55,195 57,198 58,200 60,203 62,205 63,207 65,209 67,210 69,213 71,214 74,216 76,218 79,219 81,220 83,221 86,222 89,223 92,224 96,224 99,225 102,225 105,225 110,225 114,225 117,224 122,223 126,222 129,221 133,219 136,217 139,215 142,213 145,210 149,207 151,205 153,201 155,198 156,193 158,189 160,185 161,180 161,175 203,178 203,181 202,184 201,187 201,190 200,194 199,197 198,200 196,203 195,206 194,208 192,211 191,214 189,216 188,219 186,222 184,225 182,226 180,229 178,231 175,233 173,236 171,238 168,239 165,242 162,243 159,244 156,246 153,248 150,249 147,250 142,252 138,253 135,254 132,255 128,256 123,256 119,257 116,257 111,257 106,257 101,257 96,257 90,256 85,256 80,255 75,254 70,252 65,251 62,249 58,247 53,245 49,243 45,241 43,238 39,236 36,233 33,230 29,226 27,224 25,220 22,217 19,213 17,209 15,206 13,202 11,197 10,193 9,188 8,183 6,179 5,173 4,169 3,164 2,159 2,154 1,149 1,144 0,138 0,134 0,128 0,123 0,117 1,114 1,109 1,104 2,99 2,96 3,92 4,88 5,83 6,81 6,77 7,73 8,69 9,65 10,63 11,60 13,57 14,53 16,50 17,47 19,45 20,43 23,40 24,37 26,35 27,33 29,30 31,28 33,27 35,25 37,23 40,21 42,19 44,18 46,16 48,14 50,13 53,12 55,11 58,9 60,9 63,8 64,7 67,6 70,5 72,5 75,4 78,3 80,3 82,2 85,2 88,1 91,1 93,0 96,0 99,0 101,0 103,0 106,0 110,0 115,0 118,0 122,1 126,1 130,2 133,3 136,3 140,5 143,6 147,7 151,8 153,9 156,10 159,12 162,14 165,16 168,17 170,19 172,22 174,24 177,26 179,27 181,29 183,32 185,34 187,37 189,40 189,42 191,45 192,47 194,50 195,53 196,56 197,59 198,62 200,64 200,67 201,70 202,74 159,77 158,73 157,69 156,65 155,62 153,59 152,55 150,52 148,49 145,46 142,44 139,42 136,40 134,38 130,36 126,35 122,34 118,33 115,32 110,32 105,32 101,32 99,32 96,32 92,33 89,33 86,34 83,35 81,36 79,37 76,38 74,39 71,41 69,42 67,44 65,45 63,47 62,49 60,51 58,53 57,55 55,58 54,61 53,63 51,65 50,69 49,72 48,75 47,78 46,81 46,85 45,88 45,92 45,97 45,100 45,104 44,109 44,113 44,117 43,122">
          <text:p/>
        </draw:polygon>
        <draw:path draw:style-name="gr8" draw:text-style-name="P8" draw:layer="layout" svg:width="0.042cm" svg:height="0.34cm" svg:x="17.668cm" svg:y="0.66cm" svg:viewBox="0 0 43 341" svg:d="M0 40v-40h43v40zM0 341v-248h43v248z">
          <text:p/>
        </draw:path>
        <draw:path draw:style-name="gr8" draw:text-style-name="P8" draw:layer="layout" svg:width="0.21cm" svg:height="0.344cm" svg:x="17.761cm" svg:y="0.66cm" svg:viewBox="0 0 211 345" svg:d="M169 301l-2 5-3 4-3 4-3 3-3 4-3 4-3 3-4 3-3 2-4 2-3 2-5 1-4 2-6 1-3 2h-5l-5 1-6 1h-4-6-10l-8-1-9-2-7-2-7-3-6-3-7-4-6-5-4-6-5-5-5-7-4-8-3-7-2-9-2-9-2-10-2-11-1-10-1-12v-13l1-25 3-22 4-19 6-17 9-15 9-12 13-9 13-6 16-4 17-1h6 4l6 1h5l5 1 5 2 4 1 5 2 4 1 3 3 4 1 4 2 3 3 4 3 2 4 3 3 3 3 3 4 3 4 2 5v-1-1-1-1-1-1-1-1-1-1-2-1-1-1-1-1-1-1-2-1-1-1-1-1-1-1-1-1-1-1-1-1-97h40v290 2 1 2 2 1 2 2 1 2 2 1 2 2 2 1 1l1 1v2 1 2 1 2 1 1 2 1 1 1 1 1l1 1v1 1 1 1 1 1h-40v-1-1-1-1-1-1-1-1-1-1-1-1-1-1-2l-1-1v-1-1-1-1-2-1-1-1-2-1-1-2-1-1-1-2-1-1-1zM43 217v5 4 5l1 5v5l1 3v5 4 4l1 4v3l1 4 1 3 1 3 1 4 1 2 1 3 2 3 1 2 2 3 1 2 2 3 1 2 2 1 1 2 2 1 2 2 2 2 2 1 3 1 2 1 2 1 2 1 3 1h2l3 1h3l3 1h3 3 3 4l3-1h3l3-1h2l4-1 3-1 2-1 3-1 2-1 2-1 2-2 3-1 2-2 2-2 2-1 2-2 2-2 2-3 1-2 1-3 2-3 1-3 2-2 1-3 1-4 1-3 1-4 1-3 1-4 1-5 1-4v-5l1-3v-5-6l1-4v-5-6-5-5l-1-5v-5-5l-1-3v-5l-1-4-1-4-1-3-1-4-1-3-1-4-1-3-1-3-2-4-1-2-2-3-1-3-1-2-2-2-2-2-2-1-2-2-2-2-2-2-3-1-2-2-2-1-2-1-3-1-2-1h-3l-4-1-2-1h-3l-3-1h-3-4-3-2-3-3l-3 1h-3l-2 1-3 1h-1l-3 1-2 1-2 1-3 2-2 1-2 2-2 2-2 1v2l-2 1-2 3-2 2-1 3-2 2-1 3-1 3-1 2-1 5-2 3-1 4v4l-1 2-1 4v5 4 4l-1 4v5l-1 5v5 4z">
          <text:p/>
        </draw:path>
        <draw:path draw:style-name="gr8" draw:text-style-name="P8" draw:layer="layout" svg:width="0.241cm" svg:height="0.256cm" svg:x="18.02cm" svg:y="0.748cm" svg:viewBox="0 0 242 257" svg:d="M75 257h-7l-6-1-7-1-7-1-5-2-6-2-5-3-5-3-4-2-4-4-3-5-4-4-3-4-1-5-3-6-1-6-2-5-1-6v-8l-1-6 1-5v-5-4l1-5 1-4 1-4 1-3 2-4 2-3v-3l2-4 3-3 2-2 2-3 3-2 2-3 3-2 2-3 3-2 3-2h3l3-2 4-2 2-1 4-2 4-1 3-1 4-1 3-1 4-1h4l4-1h4l3-1h5l3-1h5 3 4l4-1 56-1v-13-3-3-2l-1-3v-3l-1-3v-2-3l-1-2-1-2v-2l-1-2-1-2-1-2-1-2-1-2-1-1v-2l-1-1-2-1-1-1-2-1-1-2-2-1-2-1-2-1-2-1h-1l-2-1-2-1h-2l-2-1h-2l-2-1-3-1h-2-3-2-2-3-3-2-3-2-1-2l-2 1h-3l-2 1h-2-2l-2 1h-2l-1 1h-1l-2 1-2 1h-1l-2 1-1 1-2 1-1 1-2 1-1 1-1 2h-1l-1 1-1 2v1l-1 2-1 2-1 1-1 2-1 2v2l-1 2v1l-1 2v3 2l-44-4 1-3v-2l1-3 1-3 1-3 1-3 1-2 1-2 1-3 1-2 2-3 1-2 2-2 2-3v-2l2-2 3-2 2-1 2-3 2-2 3-1 3-2 1-2 3-1 3-2 4-1 3-1 3-1 3-1 3-1 4-1 4-1 4-1h4l4-1h5l5-1h4 5 5 8l10 1 7 1 8 1 8 2 6 3 7 2 6 3 5 4 5 5 5 4 3 4 4 6 3 6 3 5 2 7 2 7 1 6v8l1 7v107 4 4 4 3l1 3v2l1 2v3l1 2 1 2 1 2 1 1 2 2 1 1 2 1h2l2 1h3l2 1h3 1 1 1l2-1h1 1 1 1 1 1 1v-1h1 1v26l-1 1h-2-2l-1 1h-2-1-2l-2 1h-1-2-2-1-2l-2 1h-1-2-2-2-1-2-2-2-2l-3-1h-2-2l-2-1h-2l-1-1h-2l-1-1-2-1-2-1h-1l-1-1-2-1-1-1-1-2-2-1h-1l-1-1-1-2-1-2-1-1v-2-1l-1-2-1-2v-1l-1-3-1-1v-1l-1-3v-2l-1-2v-3-2-2l-1-3v-2h-1l-2 2-1 2-1 3-2 2-2 2-1 3-1 2-1 2-2 2-2 1-1 2-2 2-2 2-2 2-1 2-3 1-2 2v2l-3 1-2 1-2 1-3 1-2 2-2 1-3 1-2 1-2 1-3 1-2 1h-3l-3 1-3 1h-2l-3 1h-3l-3 1h-4-3-3zM84 226h5l3-1h4 3 4l3-1 4-1 3-1 3-1 3-2 2-1 4-2 2-2 3-1 3-3 2-1 2-2 2-2 2-2 2-2 2-3 2-2 2-3 2-3 1-1 1-3 1-3 1-3 2-2 1-3 1-3 1-2v-2l1-3v-3l1-2v-3l1-3v-1-3-20l-46 1h-2-3-3-3-3l-3 1h-2-3l-3 1h-3-3l-3 1-2 1h-2-2l-3 1-2 1-3 1-2 1-2 1-2 1-1 2-2 1-2 2-2 1-2 2-1 2-2 2-1 1-1 2-2 2-1 3-1 2v3 2l-1 3v2 4l-1 3v3 4l1 3v5l1 4v3l1 3 2 2 1 3 2 3 3 2 2 3 2 1 3 2 2 1 4 2 3 1h3 4l4 1z">
          <text:p/>
        </draw:path>
        <draw:path draw:style-name="gr8" draw:text-style-name="P8" draw:layer="layout" svg:width="0.22cm" svg:height="0.256cm" svg:x="18.281cm" svg:y="0.748cm" svg:viewBox="0 0 221 257" svg:d="M45 136v4 4 4 4 3 3l1 4 1 4v3l1 3 1 3 1 4 1 3 1 3 1 3 2 2 1 4 2 3 1 2 2 3 2 2 1 3 2 1 2 2 2 2 2 2 3 1 2 2 3 2 2 1 2 1 3 1 3 2h4l3 1h2 3 4l4 1h4 4l5-1h6 5l3-1 4-1 5-2 4-1 3-2 3-3 3-2 3-3 3-2 3-1 2-3 1-3 2-3 2-3 1-5 2-2 36 10-1 3-1 2-1 2-1 2-1 1-1 3-1 2-1 2-1 2-2 3-1 2-1 2-2 1-2 2-2 2-2 2-2 2-2 2-2 2-2 1-3 2-2 2-3 1-3 1-3 1-2 2-4 1-3 1-3 1-4 2-3 1-4 1-4 1h-4l-4 1h-4l-4 1h-5-5-4-12l-9-1-11-2-8-2-9-3-8-4-8-3-6-6-7-6-7-5-5-7-5-8-5-8-4-9-2-10-3-11-2-10-2-11v-12l-1-13v-7l1-6v-7l1-6 1-6v-6l2-6 1-4 2-6 1-5 1-4 2-4 2-5 3-5 2-4 3-3 3-4 2-3 3-4 3-3 4-2 3-3 4-3 2-2 4-3 4-2 4-2 3-2 4-1 4-1 4-1 4-1 4-2 4-1h5l4-1 5-1h3 5 5 5 7l6 1h5l5 1 5 1 6 2 4 2 4 1 5 2 4 2 3 2 4 3 4 2 4 3 3 3 3 2 3 4 3 3 2 4 3 4 2 3 3 3 2 5 1 4 1 4 2 4 2 5 1 5 1 5 1 4 1 5 1 5 1 5 1 5v6l1 5v5 6 5 5zM178 105l-1-7-1-8-1-7-2-6-2-6-1-6-3-4-3-5-2-4-4-4-3-3-3-3-5-3-4-2-5-2-4-2-6-2h-5l-6-1h-6-2-2-2-3l-2 1h-1-3l-2 1-2 1-3 1h-2l-2 1-3 1-1 1-2 1-2 2-2 1-3 1-1 2-2 1-3 2-1 1-2 3-1 2-2 2-2 3-1 2-2 3-1 2-2 3-1 3-1 4-1 3-1 3-1 4-1 3v5l-1 4v3 5z">
          <text:p/>
        </draw:path>
        <draw:polygon draw:style-name="gr7" draw:text-style-name="P7" draw:layer="layout" svg:width="3.714cm" svg:height="0.711cm" svg:x="19.405cm" svg:y="0.483cm" svg:viewBox="0 0 3715 712" draw:points="0,712 3715,712 3715,0 0,0">
          <text:p/>
        </draw:polygon>
        <draw:polygon draw:style-name="gr8" draw:text-style-name="P8" draw:layer="layout" svg:width="0.044cm" svg:height="0.322cm" svg:x="19.705cm" svg:y="0.678cm" svg:viewBox="0 0 45 323" draw:points="0,323 0,0 45,0 45,323">
          <text:p/>
        </draw:polygon>
        <draw:polygon draw:style-name="gr8" draw:text-style-name="P8" draw:layer="layout" svg:width="0.202cm" svg:height="0.256cm" svg:x="19.811cm" svg:y="0.748cm" svg:viewBox="0 0 203 257" draw:points="44,127 44,131 44,135 44,139 44,143 44,148 45,151 45,154 45,158 45,162 46,166 47,170 47,172 48,176 49,179 50,183 53,186 54,189 55,192 56,195 58,198 60,200 61,203 63,205 64,207 66,209 68,210 70,213 72,214 75,216 77,218 80,219 82,220 84,221 87,222 90,223 94,224 97,224 99,225 103,225 107,225 111,225 116,225 119,224 123,223 127,222 130,221 134,219 137,217 140,215 143,213 146,210 149,207 151,205 153,201 155,198 157,193 158,189 159,185 161,180 162,175 203,178 203,181 202,184 202,187 201,190 200,194 199,197 198,200 197,203 195,206 194,208 192,211 191,214 189,216 188,219 186,222 184,225 182,226 180,229 178,231 175,233 173,236 171,238 168,239 165,242 162,243 159,244 156,246 153,248 151,249 147,250 144,252 140,253 136,254 133,255 129,256 124,256 120,257 117,257 112,257 108,257 102,257 97,257 91,256 86,256 81,255 76,254 71,252 67,251 63,249 59,247 54,245 49,243 46,241 43,238 39,236 36,233 32,230 29,226 27,224 25,220 22,217 20,213 17,209 15,206 13,202 11,197 10,193 9,188 8,183 6,179 5,173 4,169 3,164 3,159 2,154 1,149 1,144 1,138 1,134 0,128 1,123 1,117 1,114 1,109 1,104 2,99 2,96 3,92 4,88 5,83 6,81 7,77 8,73 9,69 9,65 10,63 12,60 13,57 14,53 16,50 17,47 19,45 21,43 23,40 24,37 26,35 27,33 29,30 31,28 34,27 36,25 38,23 40,21 42,19 44,18 46,16 48,14 52,13 54,12 56,11 59,9 61,9 63,8 65,7 68,6 71,5 73,5 76,4 79,3 81,3 83,2 86,2 89,1 92,1 94,0 97,0 99,0 102,0 105,0 107,0 112,0 116,0 119,0 123,1 127,1 131,2 135,3 137,3 141,5 144,6 148,7 151,8 153,9 156,10 159,12 162,14 165,16 168,17 170,19 172,22 174,24 176,26 179,27 181,29 183,32 185,34 187,37 189,40 190,42 191,45 192,47 194,50 195,53 197,56 198,59 199,62 199,64 201,67 201,70 202,74 159,77 158,73 157,69 156,65 155,62 153,59 152,55 151,52 148,49 146,46 143,44 140,42 137,40 135,38 131,36 128,35 123,34 119,33 116,32 111,32 106,32 103,32 99,32 96,32 93,33 90,33 87,34 84,35 81,36 79,37 77,38 75,39 72,41 70,42 68,44 66,45 64,47 63,49 61,51 60,53 58,55 56,58 55,61 54,63 53,65 50,69 49,72 48,75 47,78 47,81 46,85 45,88 45,92 45,97 45,100 44,104 44,109 44,113 44,117 44,122">
          <text:p/>
        </draw:polygon>
        <draw:polygon draw:style-name="gr8" draw:text-style-name="P8" draw:layer="layout" svg:width="0.197cm" svg:height="0.34cm" svg:x="20.058cm" svg:y="0.66cm" svg:viewBox="0 0 198 341" draw:points="40,135 41,132 43,130 44,128 45,125 46,123 48,121 50,119 51,117 53,116 54,114 56,112 58,110 60,108 62,107 63,105 64,104 66,102 68,101 70,100 72,99 74,98 76,97 78,96 81,95 82,94 84,93 86,93 88,92 91,91 93,91 96,90 98,90 100,89 102,89 105,88 108,88 110,88 114,88 116,88 118,88 123,88 128,88 132,88 136,89 140,89 144,90 148,91 151,92 154,93 157,95 160,96 163,97 166,99 169,100 171,102 174,104 177,106 179,108 181,110 183,113 184,115 186,117 188,119 189,122 190,125 191,128 192,131 193,134 194,136 194,140 195,143 196,146 196,151 197,153 197,157 197,161 198,165 198,169 198,171 198,176 198,341 155,341 155,184 155,181 155,177 155,175 155,171 155,170 155,166 154,164 154,161 154,158 153,156 153,153 153,152 152,150 152,147 151,145 150,142 150,140 149,139 148,137 146,135 145,135 144,133 143,131 141,130 139,129 138,128 136,126 135,125 133,124 131,124 129,123 127,122 124,121 121,121 119,121 117,120 114,120 111,119 108,119 104,119 102,119 99,119 97,120 94,120 91,121 88,121 85,122 83,123 81,124 79,125 76,126 74,127 71,129 69,130 67,131 65,133 63,135 62,136 60,137 58,140 57,141 55,144 53,146 52,148 51,152 49,153 48,156 47,158 46,161 45,164 45,167 44,170 43,172 43,175 42,178 42,182 41,185 41,189 41,191 41,195 41,341 0,341 0,0 41,0 41,89 41,90 41,92 41,94 41,95 41,97 41,98 41,99 41,100 41,102 41,104 41,105 41,107 41,108 41,110 40,111 40,113 40,114 40,116 40,117 40,117 40,119 40,120 40,121 40,122 40,124 40,125 40,126 40,127 40,128 40,129 40,130 40,131 39,132 39,133 39,134 39,135">
          <text:p/>
        </draw:polygon>
        <draw:polygon draw:style-name="gr8" draw:text-style-name="P8" draw:layer="layout" svg:width="0.199cm" svg:height="0.252cm" svg:x="20.317cm" svg:y="0.748cm" svg:viewBox="0 0 200 253" draw:points="158,253 158,95 158,91 158,88 158,84 157,81 157,78 157,75 156,72 156,70 156,67 155,64 155,63 154,60 153,58 153,56 152,54 152,52 151,50 150,48 148,46 147,45 146,44 144,43 143,41 142,40 140,39 138,38 136,37 135,36 134,35 132,35 129,34 127,34 125,33 123,33 120,32 117,32 116,31 113,31 110,31 107,31 104,31 101,31 99,32 96,32 93,33 91,33 88,34 85,35 83,36 81,37 79,38 76,39 74,40 72,42 70,43 68,45 66,46 64,47 63,49 61,52 59,53 58,56 56,58 55,60 53,63 52,64 51,67 50,70 48,73 47,76 47,79 46,81 45,84 45,87 45,91 45,94 44,98 44,101 44,104 44,108 44,253 1,253 1,57 1,55 1,54 1,52 1,51 1,49 1,47 1,45 1,45 1,43 1,41 1,39 1,37 1,36 1,34 1,32 1,31 1,29 1,27 1,26 1,25 1,23 1,22 1,20 1,19 1,17 0,16 0,15 0,13 0,12 0,11 0,10 0,9 0,9 0,8 0,7 0,6 0,5 40,5 40,6 40,7 40,8 40,9 40,9 40,10 40,11 40,12 40,13 41,14 41,16 41,17 41,18 41,20 41,21 41,22 41,24 41,25 41,26 41,27 41,28 41,30 41,31 41,33 41,34 41,35 42,37 42,38 42,39 42,41 42,42 42,43 42,44 42,45 42,45 42,46 44,45 45,43 45,41 47,38 48,36 50,34 51,33 52,30 54,29 55,27 57,26 58,24 60,23 62,21 63,19 64,18 66,16 68,15 70,13 71,12 74,11 76,10 78,9 80,8 81,7 84,7 86,6 88,5 91,4 93,3 96,3 99,2 100,1 103,1 106,1 109,0 112,0 115,0 117,0 121,0 125,0 129,0 133,0 136,1 140,1 144,2 148,2 151,3 153,4 156,5 159,6 162,7 165,9 168,9 171,11 172,12 174,14 177,16 179,18 181,20 183,23 185,25 187,27 188,29 189,32 190,35 191,38 193,41 194,45 195,47 196,51 196,54 197,58 198,62 199,65 199,69 199,74 200,78 200,82 200,87 200,253">
          <text:p/>
        </draw:polygon>
        <draw:path draw:style-name="gr8" draw:text-style-name="P8" draw:layer="layout" svg:width="0.22cm" svg:height="0.256cm" svg:x="20.566cm" svg:y="0.748cm" svg:viewBox="0 0 221 257" svg:d="M43 136v4 4l1 4v4 3l1 3v4 4l1 3v3l1 3 1 4 1 3 1 3 2 3 1 2 2 4 1 3 2 2 1 3 2 2 2 3 1 1 2 2 3 2 2 2 2 1 3 2 2 2 3 1 2 1 3 1 3 2h3l3 1h4 2 4l3 1h4 5l5-1h5 5l3-1 5-1 4-2 4-1 5-2 2-3 3-2 4-3 2-2 3-1 3-3 1-3 2-3 2-3 1-5 1-2 37 10-2 3v2l-1 2-1 2-1 1-2 3v2l-1 2-2 2-1 3-1 2-2 2-2 1-2 2-2 2-2 2-2 2-1 2-2 2-2 1-3 2-3 2-3 1-2 1-3 1-3 2-3 1-3 1-4 1-4 2-2 1-5 1-4 1h-4l-4 1h-4l-5 1h-5-4-5-11l-10-1-10-2-9-2-9-3-8-4-7-3-7-6-7-6-6-5-5-7-5-8-5-8-4-9-2-10-3-11-2-10-1-11-1-12v-13-7-6l1-7v-6l1-6 1-6 1-6 1-4 2-6 2-5 1-4 2-4 2-5 2-5 3-4 2-3 3-4 3-3 2-4 3-3 3-2 3-3 4-3 3-2 3-3 4-2 4-2 4-2 3-1 4-1 4-1 5-1 4-2 3-1h5l5-1 4-1h4 5 4 7 5l6 1h6l5 1 5 1 6 2 4 2 5 1 4 2 5 2 3 2 4 3 4 2 3 3 4 3 3 2 2 4 3 3 3 4 2 4 3 3 2 3 2 5 1 4 2 4 2 4 1 5 2 5 1 5 1 4 1 5 1 5v5l1 5 1 6v5 5 6l1 5v5zM177 105v-7l-1-8-2-7-1-6-2-6-2-6-2-4-3-5-3-4-3-4-4-3-3-3-5-3-5-2-5-2-4-2-5-2h-6l-5-1h-6-3-2-2-2l-2 1h-2-2l-2 1-3 1-2 1h-2l-3 1-2 1-2 1-2 1-2 2-2 1-2 1-2 2-2 1-2 2-2 1-1 3-2 2-1 2-2 3-2 2-1 3-2 2-1 3-2 3-1 4-1 3-1 3-1 4v3 5l-1 4v3 5z">
          <text:p/>
        </draw:path>
        <draw:polygon draw:style-name="gr8" draw:text-style-name="P8" draw:layer="layout" svg:width="0.198cm" svg:height="0.251cm" svg:x="20.837cm" svg:y="0.753cm" svg:viewBox="0 0 199 252" draw:points="41,0 41,156 41,160 41,163 41,167 42,170 42,173 42,176 42,180 43,182 43,185 44,188 45,189 45,192 45,194 46,196 47,198 47,200 48,202 50,204 51,206 52,207 53,208 54,209 56,211 58,212 59,213 61,214 63,215 63,216 65,217 67,218 69,218 72,219 74,219 77,220 80,220 82,220 84,221 87,221 90,221 93,221 96,221 99,221 101,220 104,220 106,220 109,219 112,218 115,217 117,216 118,215 121,214 123,213 126,212 128,210 130,209 132,207 134,206 135,205 137,203 139,201 141,199 142,197 144,194 145,192 147,189 148,188 149,185 151,182 152,179 153,176 153,172 153,170 154,167 155,164 155,160 156,157 156,153 156,150 156,147 156,143 156,0 198,0 198,195 198,197 198,198 198,200 198,202 198,203 198,205 198,207 198,208 198,209 198,211 198,213 198,215 198,216 198,218 198,220 198,222 198,223 198,225 198,226 198,227 198,229 198,230 198,232 198,233 198,235 198,236 199,237 199,239 199,240 199,241 199,242 199,243 199,243 199,244 199,245 199,246 199,247 199,248 160,248 160,247 160,246 160,245 160,244 160,243 160,243 160,242 160,241 160,240 160,239 160,238 160,236 160,235 160,234 159,233 159,231 159,230 159,228 159,227 159,226 159,225 159,224 159,222 159,221 159,220 159,218 158,217 158,215 158,214 158,213 158,211 158,210 158,209 158,208 158,207 158,207 158,206 156,207 155,209 154,211 153,214 152,216 151,218 149,220 148,222 146,223 145,225 143,226 142,228 140,230 139,231 137,233 135,234 134,236 132,237 130,239 128,240 127,241 124,243 122,243 120,244 118,245 117,245 114,247 112,247 109,248 107,249 104,249 101,250 99,250 97,251 94,251 91,252 88,252 85,252 82,252 79,252 74,252 70,252 66,252 63,251 59,251 55,250 52,250 48,249 45,248 43,247 40,246 37,245 34,243 31,243 29,241 27,239 25,238 22,236 20,234 18,232 16,229 14,227 12,225 11,223 9,220 9,217 7,214 6,211 5,208 4,205 3,202 2,198 2,194 1,190 1,187 0,183 0,179 0,173 0,169 0,164 0,0">
          <text:p/>
        </draw:polygon>
        <draw:polygon draw:style-name="gr8" draw:text-style-name="P8" draw:layer="layout" svg:width="0.328cm" svg:height="0.252cm" svg:x="21.098cm" svg:y="0.748cm" svg:viewBox="0 0 329 253" draw:points="145,253 145,95 145,91 145,88 145,84 145,81 145,78 144,75 144,72 144,70 143,67 143,64 142,63 142,60 141,58 141,56 140,54 139,52 138,50 137,48 136,46 135,45 135,44 133,43 132,41 131,40 129,39 128,38 126,37 125,36 123,35 121,35 119,34 117,34 116,33 114,33 112,32 109,32 107,31 105,31 102,31 100,31 98,31 95,31 92,32 90,32 87,33 85,33 83,34 80,35 78,36 76,37 73,38 71,39 69,40 67,42 65,43 63,45 63,46 61,47 59,49 58,52 56,53 55,56 53,58 52,60 51,63 50,64 49,67 48,70 46,73 45,76 45,79 45,81 44,84 44,87 44,91 43,94 43,98 43,101 43,104 43,108 43,253 1,253 1,57 1,55 1,54 1,52 1,51 1,49 1,47 1,45 1,45 1,43 1,41 1,39 1,37 1,36 1,34 1,32 1,31 1,29 1,27 1,26 1,25 1,23 1,22 1,20 1,19 0,17 0,16 0,15 0,13 0,12 0,11 0,10 0,9 0,9 0,8 0,7 0,6 0,5 39,5 39,6 39,7 39,8 39,9 39,9 39,10 39,11 39,12 39,13 39,14 40,16 40,17 40,18 40,20 40,21 40,22 40,24 40,25 40,26 40,27 40,28 40,30 40,31 40,33 40,34 40,35 40,37 41,38 41,39 41,41 41,42 41,43 41,44 41,45 41,45 41,46 43,45 44,43 45,41 45,38 46,36 48,34 49,33 50,30 52,29 53,27 54,26 56,24 57,23 59,21 60,19 62,18 63,16 64,15 66,13 68,12 69,11 72,10 73,9 75,8 78,7 80,7 82,6 84,5 86,4 89,3 91,3 93,2 96,1 98,1 100,1 103,0 106,0 109,0 112,0 115,0 120,0 125,0 130,1 135,2 139,3 144,4 148,6 152,7 155,9 159,11 162,13 165,16 168,19 171,22 172,26 175,29 177,33 178,37 180,42 182,46 183,45 185,43 186,41 187,38 189,36 189,34 190,33 192,30 193,29 194,27 196,26 197,24 199,23 201,21 202,19 204,18 206,16 207,15 208,13 210,12 212,11 214,10 216,9 218,8 221,7 223,7 225,6 226,5 229,4 231,3 233,3 236,2 239,1 241,1 243,1 246,0 249,0 251,0 255,0 257,0 261,0 264,0 268,0 272,1 275,1 278,2 280,2 284,3 286,4 290,5 292,6 295,7 298,9 299,9 302,11 304,12 306,14 308,16 310,18 312,20 314,23 316,25 316,27 318,29 319,32 320,35 321,38 323,41 324,45 325,47 325,51 326,54 327,58 327,62 328,65 328,69 328,74 329,78 329,82 329,87 329,253 288,253 288,95 288,91 288,88 288,84 288,81 287,78 287,75 287,72 286,70 286,67 286,64 285,63 285,60 284,58 283,56 282,54 281,52 281,50 280,48 280,46 279,45 277,44 276,43 275,41 273,40 272,39 270,38 269,37 267,36 266,35 264,35 262,34 261,34 259,33 257,33 255,32 252,32 250,31 247,31 245,31 243,31 241,31 238,31 235,32 233,32 230,33 228,33 225,34 224,35 222,36 219,36 217,38 215,39 213,40 211,41 209,43 207,44 206,45 205,47 203,49 201,51 200,53 198,55 197,57 196,60 194,62 193,64 192,66 191,69 190,72 189,75 189,78 189,81 188,83 188,87 187,91 187,94 187,98 187,100 186,104 186,108 186,253">
          <text:p/>
        </draw:polygon>
        <draw:path draw:style-name="gr8" draw:text-style-name="P8" draw:layer="layout" svg:width="0.221cm" svg:height="0.256cm" svg:x="21.476cm" svg:y="0.748cm" svg:viewBox="0 0 222 257" svg:d="M222 128v12l-1 13-1 11-2 10-3 11-3 10-4 8-4 8-5 8-6 6-5 6-7 6-7 5-7 3-9 4-8 3-9 2-9 2-11 1h-10-5-6l-4-1h-5l-5-1-5-1-3-1-5-1-5-1-4-2-4-2-4-1-4-3-4-1-3-2-4-3-3-2-3-4-3-3-4-3-1-3-3-3-3-4-2-4-2-4-3-3-2-5-2-4-1-6-1-4-2-5-1-6-1-4-1-6-1-6v-5l-1-6-1-7v-5-7l2-25 3-22 5-18 8-18 9-14 13-11 15-9 17-6 19-4 21-1h5 6l6 1h5l4 1 6 1 5 1 4 1 4 2 4 1 5 1 4 2 3 2 4 2 4 3 3 2 4 3 2 3 3 2 3 3 3 4 2 3 3 4 2 3 1 4 2 5 2 4 2 5 1 4 2 5 1 5 1 4 1 6 1 5 1 6v5l1 6v7 5zM179 128v-6-5l-1-6v-5-5l-1-4-1-5v-4l-1-4-1-3-1-4-1-4-1-4v-3l-2-3-1-2-2-3-1-3-2-3-2-2-2-2-1-2-3-2-2-1-1-2-2-1-2-2-3-1-2-1-3-1-2-1-3-1-2-1-3-1h-3-2l-4-1h-3-2-3-3-4-3l-3 1h-2l-3 1h-3l-3 1-3 1-2 1-3 1-1 1-3 1-2 2-2 2-3 1-2 2-2 1-2 2-2 3-2 2-2 3-1 3-2 2-1 3-2 3-1 3-1 4-1 3-1 4-1 4-1 4-1 4v5 4 4l-1 6v5 5 6 6 5 5l1 5v5 4 5l1 5 1 3 1 4 1 4 1 4 2 3 1 3 1 4 2 3 1 3 2 3 2 2 2 3 1 1 3 2 1 2 2 2 3 2 2 2 2 1 3 1 1 1 3 1 2 1 3 1 2 1h3 3 2l3 1h2 3 3 4 3 2l3-1h3 3 3l3-1h2l2-1 3-1 3-2 2-1 3-1 2-2 2-2 1-1 2-3 2-2 2-1 2-3 2-2 2-3 1-3 1-3 2-4 1-3 1-3 1-4 1-4 1-4 1-3v-5l1-5 1-4v-5-5l1-5v-5z">
          <text:p/>
        </draw:path>
        <draw:polygon draw:style-name="gr8" draw:text-style-name="P8" draw:layer="layout" svg:width="0.199cm" svg:height="0.252cm" svg:x="21.748cm" svg:y="0.748cm" svg:viewBox="0 0 200 253" draw:points="158,253 158,95 158,91 158,88 158,84 158,81 157,78 157,75 157,72 156,70 156,67 154,64 154,63 153,60 153,58 152,56 152,54 151,52 150,50 149,48 147,46 146,45 145,44 144,43 142,41 141,40 139,39 137,38 135,37 135,36 133,35 130,35 129,34 126,34 124,33 122,33 119,32 117,32 115,31 112,31 109,31 106,31 103,31 100,31 98,32 95,32 93,33 90,33 87,34 85,35 82,36 80,37 78,38 76,39 73,40 71,42 69,43 67,45 65,46 63,47 62,49 60,52 58,53 57,56 55,58 54,60 52,63 51,64 50,67 49,70 48,73 47,76 46,79 45,81 45,84 44,87 44,91 43,94 43,98 43,101 43,104 43,108 43,253 1,253 1,57 1,55 1,54 1,52 1,51 1,49 1,47 1,45 1,45 1,43 1,41 1,39 1,37 1,36 1,34 1,32 1,31 1,29 1,27 1,26 1,25 1,23 1,22 1,20 1,19 1,17 1,16 1,15 1,13 1,12 1,11 0,10 0,9 0,9 0,8 0,7 0,6 0,5 39,5 39,6 39,7 39,8 39,9 40,9 40,10 40,11 40,12 40,13 40,14 40,16 40,17 40,18 40,20 40,21 40,22 40,24 40,25 40,26 40,27 40,28 40,30 41,31 41,33 41,34 41,35 41,37 41,38 41,39 41,41 41,42 41,43 41,44 41,45 41,45 41,46 42,46 43,45 44,43 45,41 46,38 47,36 48,34 50,33 52,30 53,29 54,27 56,26 58,24 59,23 61,21 63,19 63,18 65,16 67,15 69,13 71,12 73,11 75,10 77,9 79,8 81,7 83,7 85,6 87,5 90,4 92,3 95,3 98,2 99,1 102,1 105,1 108,0 111,0 115,0 117,0 120,0 124,0 128,0 133,0 135,1 139,1 143,2 146,2 150,3 153,4 156,5 159,6 163,7 165,9 168,9 171,11 172,12 175,14 177,16 179,18 181,20 183,23 185,25 187,27 188,29 189,32 190,35 192,38 193,41 194,45 195,47 196,51 197,54 197,58 198,62 198,65 199,69 199,74 199,78 200,82 200,87 200,253">
          <text:p/>
        </draw:polygon>
        <draw:path draw:style-name="gr8" draw:text-style-name="P8" draw:layer="layout" svg:width="0.041cm" svg:height="0.34cm" svg:x="22.008cm" svg:y="0.66cm" svg:viewBox="0 0 42 341" svg:d="M0 40v-40h42v40zM0 341v-248h42v248z">
          <text:p/>
        </draw:path>
        <draw:path draw:style-name="gr8" draw:text-style-name="P8" draw:layer="layout" svg:width="0.21cm" svg:height="0.344cm" svg:x="22.1cm" svg:y="0.66cm" svg:viewBox="0 0 211 345" svg:d="M170 301l-3 5-3 4-2 4-3 3-4 4-2 4-3 3-4 3-4 2-4 2-3 2-4 1-4 2-5 1-5 2h-4l-6 1-5 1h-5-6-9l-8-1-9-2-7-2-8-3-6-3-6-4-6-5-5-6-5-5-4-7-4-8-3-7-2-9-3-9-2-10-1-11-2-10-1-12v-13l1-25 3-22 5-19 6-17 8-15 10-12 12-9 14-6 15-4 17-1h6 5l5 1h6l5 1 4 2 5 1 4 2 4 1 4 3 4 1 3 2 4 3 3 3 2 4 4 3 3 3 3 4 2 4 3 5v-1-1-1-1-1-1-1-1-1-1-2-1-1-1-1-1-1-1-2-1-1-1-1-1-1-1-1-1-1-1-1-1-97h40v290 2 1 2 2 1 2 2 1 2 2 1 2 2 2 1 1 1 2 1 2l1 1v2 1 1 2 1 1 1 1 1 1 1 1 1 1 1 1h-39v-1-1-1h-1v-1-1-1-1-1-1-1-1-1-1-1-2-1-1-1-1-1-2-1-1-1-2-1-1-2-1-1-1-2-1-1-1zM44 217v5 4 5 5l1 5v3 5 4l1 4v4l1 3 1 4 1 3 1 3 1 4 1 2 1 3 1 3 2 2 1 3 2 2 1 3 2 2 1 1 2 2 2 1 2 2 2 2 2 1 2 1 3 1 2 1 2 1 2 1h3l3 1h3l3 1h3 2 4 4l3-1h3l3-1h2l3-1 3-1 3-1 3-1 2-1 2-1 2-2 3-1 2-2 2-2 2-1 2-2 2-2 2-3v-2l2-3 1-3 2-3 1-2 2-3 1-4 1-3 1-4 1-3 1-4 1-5v-4l1-5v-3l1-5v-6l1-4v-5-6-5-5l-1-5v-5l-1-5v-3l-1-5v-4l-1-4-1-3-1-4-1-3-1-4-1-3-2-3-1-4-2-2-1-3-2-3v-2l-2-2-2-2-2-1-2-2-2-2-3-2-2-1-2-2-2-1-2-1-3-1-3-1h-2l-3-1-3-1h-2l-3-1h-4-4-3-3-2-3l-3 1h-3l-3 1-2 1h-2l-2 1-2 1-3 1-2 2-2 1-2 2-2 2-2 1-1 2-2 1-1 3-2 2-1 3-2 2-1 3-2 3-1 2-1 5-1 3-1 4-1 4-1 2v4l-1 5v4 4 4l-1 5v5 5 4z">
          <text:p/>
        </draw:path>
        <draw:path draw:style-name="gr8" draw:text-style-name="P8" draw:layer="layout" svg:width="0.241cm" svg:height="0.256cm" svg:x="22.361cm" svg:y="0.748cm" svg:viewBox="0 0 242 257" svg:d="M75 257h-7l-7-1-7-1-6-1-5-2-6-2-5-3-5-3-4-2-4-4-4-5-3-4-3-4-2-5-2-6-2-6-1-5-1-6-1-8v-6-5l1-5v-4l1-5 1-4 1-4 1-3 1-4 2-3 1-3 2-4 2-3 2-2 3-3 2-2 3-3 3-2 2-3 2-2 4-2h3l3-2 3-2 3-1 3-2 4-1 4-1 4-1 3-1 4-1h4l4-1h4l3-1h4l4-1h4 4 4l4-1 56-1v-13-3-3-2-3-3l-1-3v-2l-1-3v-2l-1-2-1-2-1-2v-2l-1-2-1-2-1-2-2-1v-2l-1-1-1-1-2-1-1-1-2-2-1-1-2-1-2-1-2-1h-2l-2-1-2-1h-2l-2-1h-2l-3-1-2-1h-3-2-2-3-2-3-2-3-2-1-3l-2 1h-2l-2 1h-2-2l-2 1h-2l-1 1h-1l-2 1-2 1h-2l-1 1-2 1-1 1-2 1-1 1-1 1-2 2h-1v1l-1 2-1 1-1 2-1 2-1 1v2l-1 2v2l-1 2-1 1v2l-1 3v2l-43-4v-3l1-2 1-3v-3l1-3 1-3 1-2 2-2 1-3 1-2 1-3 2-2 2-2 1-3 1-2 2-2 2-2 2-1 3-3 2-2 3-1 2-2 2-2 3-1 3-2 3-1 4-1 3-1 3-1 3-1 4-1 4-1 4-1h3l5-1h5l4-1h4 5 5 9l9 1 9 1 8 1 8 2 6 3 6 2 6 3 5 4 5 5 5 4 4 4 3 6 3 6 3 5 2 7 2 7 1 6 1 8v7 107 4 4l1 4v3l1 3v2 2l1 3v2l1 2 1 2 2 1 1 2 2 1 2 1h2l2 1h2l2 1h3 1 1 1l1-1h1 1 1 1 1 1 1l1-1h1 1v26l-2 1h-1-2l-2 1h-1-2-1l-2 1h-2-1-1-2-1l-2 1h-2-2-1-2-2-2-2-2-2l-2-1h-2-2l-2-1h-2l-2-1h-2l-1-1-1-1-2-1h-1l-2-1-1-1-1-1-2-2-1-1h-1l-1-1-1-2-1-2-1-1-1-2v-1l-1-2v-2l-1-1v-3l-1-1v-1l-1-3v-2l-1-2v-3l-1-2v-2-3-2h-2l-1 2-1 2-2 3-1 2-2 2-1 3-2 2-1 2-1 2-2 1-2 2-1 2-2 2-2 2-2 2-2 1-3 2-1 2-2 1-2 1-3 1-2 1-2 2-3 1-2 1-2 1-3 1-2 1-3 1h-3l-2 1-3 1h-2l-4 1h-3l-3 1h-3-4-2zM84 226h4l4-1h4 3 4l3-1 3-1 4-1 3-1 2-2 3-1 3-2 3-2 3-1 3-3 2-1 3-2 2-2 2-2 2-2 2-3 2-2 2-3 1-3 2-1v-3l2-3 1-3 1-2 1-3 1-3 1-2 1-2 1-3v-3l1-2v-3-3-1-3-20l-46 1h-2-3-3-4-2l-4 1h-2-3l-2 1h-4-2l-3 1-2 1h-2-3l-2 1-3 1-2 1-2 1-3 1-1 1-2 2-2 1-1 2-2 1-2 2-2 2-1 2-2 1-1 2-1 2-1 3-1 2v3l-1 2v3l-1 2v4 3 3 4 3l1 5 1 4v3l1 3 1 2 2 3 2 3 2 2 2 3 3 1 3 2 2 1 3 2 4 1h3 4l4 1z">
          <text:p/>
        </draw:path>
        <draw:path draw:style-name="gr8" draw:text-style-name="P8" draw:layer="layout" svg:width="0.219cm" svg:height="0.256cm" svg:x="22.621cm" svg:y="0.748cm" svg:viewBox="0 0 220 257" svg:d="M44 136v4 4 4 4l1 3v3 4 4l1 3v3l2 3 1 4 1 3 1 3 1 3 2 2 1 4 1 3 2 2 2 3 1 2 2 3 3 1 2 2 2 2 2 2 2 1 3 2 3 2 1 1 3 1 3 1 3 2h3l3 1h3 3 4l3 1h4 5l5-1h5 5l4-1 4-1 4-2 4-1 4-2 2-3 4-2 3-3 3-2 2-1 3-3 1-3 2-3 2-3 1-5 2-2 36 10-1 3-1 2-1 2-1 2-1 1-2 3v2l-1 2-1 2-2 3-1 2-2 2-2 1-2 2-1 2-2 2-3 2-1 2-2 2-3 1-2 2-3 2-2 1-3 1-3 1-3 2-3 1-3 1-4 1-3 2-3 1-4 1-4 1h-4l-4 1h-4l-5 1h-5-4-5-11l-10-1-10-2-9-2-9-3-8-4-8-3-7-6-7-6-6-5-5-7-5-8-4-8-4-9-3-10-2-11-2-10-2-11-1-12v-13-7-6l1-7v-6l1-6 1-6 1-6 2-4 1-6 2-5 1-4 2-4 2-5 2-5 3-4 3-3 2-4 3-3 2-4 3-3 3-2 4-3 3-3 3-2 3-3 4-2 4-2 4-2 4-1 4-1 5-1 4-1 4-2 4-1h4l5-1 4-1h4 5 4 6 6l6 1h6l5 1 5 1 5 2 4 2 5 1 5 2 4 2 3 2 4 3 4 2 3 3 4 3 3 2 2 4 3 3 3 4 2 4 3 3 2 3 2 5 1 4 2 4 2 4 1 5 2 5 1 5 1 4 1 5 1 5 1 5v5l1 6v5 5 6 5 5zM178 105l-1-7-1-8-1-7-2-6-2-6-1-6-3-4-3-5-3-4-3-4-4-3-3-3-4-3-4-2-5-2-5-2-5-2h-6l-5-1h-6-2-2-3-2l-2 1h-2-2l-2 1-3 1-2 1h-2l-3 1-2 1-1 1-2 1-3 2-2 1-2 1-2 2-2 1-2 2-2 1-2 3-1 2-2 2-2 3-2 2-1 3-2 2-1 3-1 3-2 4-1 3-1 3-1 4v3 5 4l-1 3v5z">
          <text:p/>
        </draw:path>
        <draw:polygon draw:style-name="gr7" draw:text-style-name="P7" draw:layer="layout" svg:width="3.714cm" svg:height="0.711cm" svg:x="23.302cm" svg:y="0.483cm" svg:viewBox="0 0 3715 712" draw:points="0,712 3715,712 3715,0 0,0">
          <text:p/>
        </draw:polygon>
        <draw:polygon draw:style-name="gr8" draw:text-style-name="P8" draw:layer="layout" svg:width="0.206cm" svg:height="0.322cm" svg:x="24.117cm" svg:y="0.678cm" svg:viewBox="0 0 207 323" draw:points="0,323 0,0 44,0 44,287 207,287 207,323">
          <text:p/>
        </draw:polygon>
        <draw:path draw:style-name="gr8" draw:text-style-name="P8" draw:layer="layout" svg:width="0.24cm" svg:height="0.256cm" svg:x="24.36cm" svg:y="0.748cm" svg:viewBox="0 0 241 257" svg:d="M75 257h-8l-6-1-8-1-6-1-5-2-6-2-5-3-4-3-5-2-4-4-4-5-3-4-2-4-2-5-3-6-1-6-2-5-1-6v-8-6-5-5-4l1-5 1-4 1-4 1-3 2-4 1-3 2-3 1-4 2-3 2-2 3-3 2-2 3-3 3-2 2-3 3-2 2-2h4l3-2 4-2 2-1 4-2 3-1 5-1 4-1 3-1 4-1h4l4-1h4l3-1h4l4-1h4 4 4l4-1 56-1v-13-3-3l-1-2v-3-3l-1-3v-2l-1-3v-2l-1-2-1-2v-2l-1-2-1-2-1-2-1-2-1-1-1-2-1-1-1-1-2-1-1-1-2-2-1-1-2-1-2-1-2-1h-2l-1-1-2-1h-2l-2-1h-2l-3-1-2-1h-3-2-2-3-2-3-2-3-2-1-3l-2 1h-2l-2 1h-2-2l-2 1h-2l-1 1h-2l-1 1-2 1h-2l-1 1-2 1-1 1-2 1-1 1-1 1-1 2h-1l-1 1-1 2-1 1-1 2v2l-1 1-1 2-1 2-1 2v2l-2 1v2 3l-1 2-43-4 1-3v-2l1-3 1-3v-3l1-3 1-2 2-2 1-3 1-2 1-3 2-2 2-2 1-3 2-2 1-2 2-2 2-1 3-3 2-2 3-1 2-2 3-2 2-1 3-2 3-1 5-1 3-1 3-1 3-1 4-1 4-1 4-1h4l4-1h4l5-1h4 5 6 8l9 1 8 1 8 1 8 2 6 3 6 2 7 3 4 4 6 5 4 4 4 4 3 6 4 6 2 5 2 7 2 7 2 6v8 7 107l1 4v4 4 3l1 3v2l1 2v3l1 2 1 2 1 2 1 1 2 2 1 1 2 1h2l2 1h2l3 1h2 1 1 1 1v-1h1 1 1 1 1 1 1l1-1h1 1v26l-2 1h-1-2l-2 1h-1-2-1l-2 1h-2-1-1-2-1l-2 1h-2-1-2-2-2-1-2-2-2l-3-1h-2-2l-2-1h-2l-2-1h-1l-1-1-2-1-1-1h-2l-2-1-1-1-1-1-2-2-1-1h-1l-1-1-1-2-1-2-1-1v-2l-1-1v-2l-1-2-1-1v-3l-1-1-1-1v-3-2l-1-2v-3-2l-1-2v-3-2h-1l-2 2-1 2-2 3-1 2-2 2-1 3-1 2-1 2-2 2-2 1-2 2-1 2-2 2-2 2-2 2-2 1-2 2-1 2-2 1-2 1-2 1-3 1-2 2-2 1-3 1-1 1-3 1-3 1-3 1h-2l-3 1-3 1h-2l-3 1h-4l-3 1h-3-4-2zM84 226h4l4-1h4 3 3l4-1 4-1 3-1 3-1 2-2 3-1 3-2 3-2 3-1 3-3 2-1 1-2 3-2 2-2 2-2 2-3 2-2 2-3 2-3 1-1 1-3 1-3 1-3 2-2 1-3v-3l1-2 1-2 1-3v-3l1-2v-3-3l1-1v-3-20l-46 1h-2-3-3-3-4l-2 1h-3-2l-4 1h-2-3l-3 1-2 1h-2-3l-2 1-3 1-2 1-2 1-2 1-2 1-2 2-1 1-3 2-1 1-3 2-1 2-2 2-1 1-2 2-1 2-1 3v2l-1 3v2l-1 3v2l-1 4v3 3 4 3l1 5 1 4 1 3v3l2 2 1 3 2 3 2 2 4 3 2 1 3 2 2 1 3 2 4 1h3 4l4 1z">
          <text:p/>
        </draw:path>
        <draw:polygon draw:style-name="gr8" draw:text-style-name="P8" draw:layer="layout" svg:width="0.119cm" svg:height="0.306cm" svg:x="24.607cm" svg:y="0.697cm" svg:viewBox="0 0 120 307" draw:points="120,301 118,302 117,303 115,303 113,304 111,304 109,304 107,305 105,305 103,305 100,306 99,306 97,306 95,306 93,307 90,307 88,307 86,307 83,307 81,307 79,307 68,307 60,305 52,302 46,298 41,294 36,287 32,280 30,271 28,262 28,251 28,86 0,86 0,56 29,56 42,0 69,0 69,56 116,56 116,86 69,86 69,243 69,246 69,249 70,252 70,255 71,258 71,260 72,262 73,264 74,266 76,267 77,269 79,270 81,271 82,272 84,273 86,274 88,274 91,275 94,275 96,275 98,275 99,275 99,275 100,275 102,275 103,275 104,275 105,274 106,274 108,274 109,274 110,273 111,273 113,273 114,273 115,272 117,272 117,272 118,272 120,271">
          <text:p/>
        </draw:polygon>
        <draw:polygon draw:style-name="gr8" draw:text-style-name="P8" draw:layer="layout" svg:width="0.117cm" svg:height="0.252cm" svg:x="24.761cm" svg:y="0.748cm" svg:viewBox="0 0 118 253" draw:points="2,253 2,62 2,61 2,59 2,57 2,56 2,54 2,52 1,51 1,49 1,47 1,46 1,45 1,43 1,42 1,40 1,38 1,36 1,35 1,33 1,32 1,30 1,29 1,27 1,26 1,25 1,23 1,22 1,20 1,19 1,18 1,16 1,15 1,13 1,12 0,11 0,10 0,9 0,8 0,7 0,6 0,5 40,5 40,6 40,7 40,8 40,9 40,10 40,11 40,12 40,13 40,15 40,16 41,18 41,19 41,20 41,22 41,23 41,25 41,26 41,27 41,28 41,30 42,31 42,33 42,34 42,36 42,37 42,38 42,40 42,41 42,43 42,44 42,45 42,46 42,47 42,48 42,49 42,51 42,52 42,53 42,54 42,55 43,55 44,52 45,49 45,46 46,44 47,42 48,39 49,37 50,35 51,32 51,30 53,28 54,27 55,25 56,23 57,21 59,19 60,18 61,16 62,14 63,13 64,12 66,10 67,9 69,9 71,8 72,7 74,6 76,5 78,4 79,3 81,3 83,2 85,1 87,1 89,1 91,0 94,0 97,0 99,0 101,0 102,0 103,0 104,0 105,0 106,0 107,0 108,0 109,0 110,1 111,1 112,1 113,1 114,1 115,1 116,2 117,2 117,2 118,2 118,40 117,40 117,40 116,39 115,39 114,39 113,39 112,38 111,38 109,38 108,38 107,38 106,38 105,38 104,38 102,38 101,38 100,37 99,37 98,37 96,37 94,37 91,38 88,38 85,38 83,39 81,40 79,41 76,42 74,43 72,44 70,45 68,46 66,48 64,49 63,51 62,53 60,55 59,58 57,60 56,62 54,64 53,66 52,69 51,71 50,74 49,77 48,80 48,82 47,85 46,88 45,92 45,95 45,99 45,101 45,105 44,108 44,112 44,116 44,119 44,122 44,253">
          <text:p/>
        </draw:polygon>
        <draw:path draw:style-name="gr8" draw:text-style-name="P8" draw:layer="layout" svg:width="0.041cm" svg:height="0.34cm" svg:x="24.917cm" svg:y="0.66cm" svg:viewBox="0 0 42 341" svg:d="M0 40v-40h42v40zM0 341v-248h42v248z">
          <text:p/>
        </draw:path>
        <draw:path draw:style-name="gr8" draw:text-style-name="P8" draw:layer="layout" svg:width="0.21cm" svg:height="0.344cm" svg:x="25.009cm" svg:y="0.66cm" svg:viewBox="0 0 211 345" svg:d="M169 301l-2 5-3 4-2 4-4 3-3 4-2 4-3 3-4 3-4 2-4 2-3 2-5 1-4 2-5 1-4 2h-5l-5 1-5 1h-5-6-9l-8-1-9-2-7-2-8-3-6-3-6-4-6-5-5-6-5-5-4-7-4-8-3-7-3-9-2-9-2-10-2-11-1-10-1-12v-13l1-25 3-22 5-19 5-17 9-15 10-12 12-9 14-6 15-4 17-1h6 5l5 1h5l5 1 4 2 5 1 4 2 5 1 4 3 4 1 3 2 4 3 3 3 3 4 2 3 4 3 2 4 3 4 2 5h1v-1-1-1-1-1-1-1-1-1-1-2-1-1l-1-1v-1-1-1-1-2-1-1-1-1-1-1-1-1-1-1-1-1-1-97h41v290 2 1 2 2 1 2 2 1 2 2 1 2 2 2 1 1 1 2 1l1 2v1 2 1 1 2 1 1 1 1 1 1 1 1 1 1 1 1h-39v-1-1-1h-1v-1-1-1-1-1-1-1-1-1-1-1-2-1-1-1-1-1-2-1-1-1-2l-1-1v-1-2-1-1-1-2-1-1-1zM44 217v5 4 5 5l1 5v3 5 4l1 4v4l1 3 1 4v3l2 3 1 4 1 2 1 3 1 3 2 2 1 3 2 2 1 3 2 2 1 1 1 2 3 1 2 2 2 2 2 1 2 1 2 1 3 1 1 1 3 1h3l3 1h3l3 1h3 2 4 3l3-1h3l3-1h2l3-1 3-1 3-1 4-1 2-1 1-1 3-2 2-1 3-2 2-2 2-1 2-2 2-2 1-3 1-2 2-3 1-3 2-3 1-2 2-3 1-4 1-3 1-4 1-3 1-4 1-5v-4l1-5v-3l1-5v-6-4-5-6-5-5-5-5l-1-5v-3l-1-5v-4l-1-4-1-3-1-4-1-3-1-4-1-3-2-3-1-4-2-2-1-3-2-3-1-2-1-2-2-2-2-1-2-2-2-2-3-2-2-1-3-2-1-1-2-1-4-1-3-1h-3l-2-1-3-1h-2l-4-1h-3-3-3-3-2-3l-3 1h-3l-3 1-3 1h-1l-2 1-3 1-2 1-2 2-2 1-2 2-2 2-2 1-1 2-2 1-2 3-1 2-1 3-2 2-1 3-2 3-1 2-1 5-1 3-1 4-1 4-1 2v4l-1 5v4 4 4 5l-1 5v5 4z">
          <text:p/>
        </draw:path>
        <draw:path draw:style-name="gr8" draw:text-style-name="P8" draw:layer="layout" svg:width="0.042cm" svg:height="0.34cm" svg:x="25.281cm" svg:y="0.66cm" svg:viewBox="0 0 43 341" svg:d="M0 40v-40h43v40zM0 341v-248h43v248z">
          <text:p/>
        </draw:path>
        <draw:path draw:style-name="gr8" draw:text-style-name="P8" draw:layer="layout" svg:width="0.041cm" svg:height="0.34cm" svg:x="25.385cm" svg:y="0.66cm" svg:viewBox="0 0 42 341" svg:d="M0 40v-40h42v40zM0 341v-248h42v248z">
          <text:p/>
        </draw:path>
        <draw:path draw:style-name="gr8" draw:text-style-name="P8" draw:layer="layout" svg:width="0.21cm" svg:height="0.344cm" svg:x="25.477cm" svg:y="0.66cm" svg:viewBox="0 0 211 345" svg:d="M169 301l-3 5-3 4-2 4-3 3-3 4-3 4-3 3-4 3-4 2-3 2-4 2-4 1-4 2-5 1-4 2h-5l-5 1-5 1h-5-6-9l-9-1-8-2-7-2-8-3-6-3-6-4-6-5-5-6-5-5-4-7-4-8-3-7-2-9-3-9-2-10-2-11-1-10v-12l-1-13 1-25 3-22 5-19 6-17 8-15 10-12 12-9 14-6 15-4 17-1h6 5l5 1h5l5 1 4 2 5 1 4 2 5 1 3 3 4 1 3 2 4 3 3 3 3 4 3 3 3 3 2 4 3 4 3 5v-1-1-1-1-1-1-1-1-1-1-2-1-1-1-1-1-1-1-2-1-1-1-1-1-1-1-1-1-1-1-1-1-97h41v290 2 1 2 2 1 2 2 1 2 2 1 2 2 2 1 1 1 2 1 2 1l1 2v1 1 2 1 1 1 1 1 1 1 1 1 1 1 1h-40v-1-1-1-1-1-1-1-1-1-1-1-1l-1-1v-1-2-1-1-1-1-1-2-1-1-1-2-1-1-2-1-1-1-2-1-1-1zM44 217v5 4 5 5l1 5v3 5 4l1 4v4l1 3 1 4 1 3 1 3 1 4 1 2 1 3 1 3 2 2 1 3 2 2 1 3 2 2 1 1 2 2 2 1 2 2 2 2 2 1 2 1 3 1 2 1 2 1 2 1h3l3 1h3l3 1h3 2 4 3l3-1h3l3-1h2l3-1 3-1 3-1 2-1 3-1 2-1 2-2 2-1 3-2 2-2 2-1 2-2 2-2 2-3 1-2 1-3 2-3 1-3 1-2 2-3 1-4 1-3 1-4 1-3 1-4 1-5v-4l1-5 1-3v-5-6-4l1-5v-6-5l-1-5v-5-5-5l-1-3-1-5v-4l-1-4-1-3-1-4-1-3-1-4-1-3-2-3-1-4-1-2-2-3-1-3-1-2-2-2-2-2-2-1-2-2-3-2-2-2-2-1-2-2-2-1-3-1-2-1-3-1h-2l-3-1-3-1h-2l-3-1h-3-4-3-3-2-3l-3 1h-3l-2 1-3 1h-2l-2 1-3 1-2 1-2 2-2 1-2 2-2 2-2 1-1 2-2 1-1 3-2 2-2 3-1 2-1 3-1 3-1 2-2 5-1 3-1 4-1 4v2l-1 4-1 5v4 4 4l-1 5v5 5 4z">
          <text:p/>
        </draw:path>
        <draw:path draw:style-name="gr8" draw:text-style-name="P8" draw:layer="layout" svg:width="0.241cm" svg:height="0.256cm" svg:x="25.738cm" svg:y="0.748cm" svg:viewBox="0 0 242 257" svg:d="M75 257h-7l-7-1-7-1-6-1-5-2-6-2-5-3-5-3-4-2-4-4-4-5-3-4-3-4-2-5-2-6-1-6-2-5-1-6-1-8v-6-5l1-5v-4l1-5 1-4 1-4 1-3 1-4 2-3 1-3 2-4 2-3 2-2 3-3 2-2 3-3 2-2 2-3 3-2 4-2h3l3-2 4-2 2-1 4-2 3-1 4-1 4-1 3-1 4-1h4l4-1h4l3-1h4l4-1h4 4 4l4-1 56-1v-13-3-3-2-3-3l-1-3v-2l-1-3v-2l-1-2-1-2v-2l-1-2-1-2-1-2-1-2-1-1-1-2-1-1-1-1-2-1-1-1-2-2-1-1-2-1-2-1-2-1h-2l-2-1-1-1h-2l-2-1h-2l-3-1-2-1h-3-2-3-3-3-2-2-3-2-1-3l-2 1h-2l-2 1h-2-2l-2 1h-2l-1 1h-2l-1 1-2 1h-2l-1 1-2 1-1 1-2 1-1 1-1 1-2 2h-1v1l-1 2-1 1-1 2-1 2-1 1v2l-1 2-1 2v2l-1 1v2 3l-1 2-43-4v-3l1-2 1-3v-3l1-3 1-3 1-2 1-2 2-3 1-2 1-3 2-2 1-2 2-3 1-2 2-2 2-2 2-1 3-3 2-2 3-1 2-2 2-2 3-1 3-2 3-1 4-1 3-1 2-1 4-1 4-1 4-1 4-1h4l4-1h5l4-1h4 5 5 10l9 1 8 1 8 1 7 2 7 3 7 2 5 3 5 4 6 5 4 4 3 4 4 6 3 6 3 5 2 7 2 7 2 6v8 7 107l1 4v4 4 3l1 3v2 2l1 3v2l2 2 1 2 1 1 1 2 2 1 2 1h2l2 1h2l2 1h3 1 1 1l1-1h1 1 1 1 1 1 1l1-1h1 1v26l-2 1h-1-2l-2 1h-1-2-2l-1 1h-2-2-2-1l-2 1h-2-1-2-2-2-1-3-1-3l-2-1h-2-2l-2-1h-2l-2-1h-2v-1l-2-1-2-1h-1l-2-1-1-1-1-1-2-2-1-1h-1l-1-1-1-2-1-2-1-1-1-2v-1-2l-1-2-1-1-1-3v-1l-1-1v-3-2l-1-2v-3-2l-1-2v-3-2h-2l-1 2-1 2-2 3-1 2-2 2-1 3-2 2-1 2-1 2-2 1-1 2-2 2-2 2-2 2-2 2-2 1-2 2-1 2-2 1-2 1-3 1-2 1-2 2-3 1-2 1-2 1-3 1-3 1-3 1h-3l-2 1-4 1h-1l-4 1h-3l-3 1h-3-4-2zM84 226h4l4-1h4 3 3l4-1 3-1 4-1 4-1 2-2 3-1 3-2 3-2 3-1 2-3 2-1 2-2 3-2 2-2 2-2 2-3 2-2 2-3 1-3 2-1 1-3 1-3 1-3 1-2 2-3v-3l1-2 1-2 1-3v-3l1-2v-3-3-1-3-20l-45 1h-3-3-3-4-3l-3 1h-2-3l-2 1h-3-3l-3 1-2 1h-2-3l-2 1-3 1-2 1-2 1-3 1-1 1-2 2-2 1-1 2-2 1-2 2-2 2-1 2-1 1-2 2-1 2-1 3-1 2v3 2l-1 3v2l-1 4v3 3 4 3l1 5 1 4v3l1 3 1 2 2 3 2 3 2 2 3 3 2 1 3 2 2 1 3 2 4 1h3 4l4 1z">
          <text:p/>
        </draw:path>
        <draw:path draw:style-name="gr8" draw:text-style-name="P8" draw:layer="layout" svg:width="0.22cm" svg:height="0.256cm" svg:x="25.998cm" svg:y="0.748cm" svg:viewBox="0 0 221 257" svg:d="M44 136v4 4 4 4 3l1 3v4 4l1 3 1 3 1 3 1 4 1 3 1 3 1 3 1 2 2 4 1 3 2 2 2 3 1 2 2 3 1 1 2 2 3 2 2 2 2 1 3 2 3 2 2 1 2 1 3 1 3 2h3l3 1h4 2 4l3 1h4 5l5-1h5 5l4-1 4-1 4-2 4-1 4-2 3-3 3-2 3-3 3-2 3-1 2-3 2-3 1-3 2-3 1-5 1-2 38 10-1 3-1 2-1 2-1 2-1 1-1 3-1 2-1 2-1 2-2 3-2 2-1 2-2 1-1 2-2 2-2 2-2 2-3 2-2 2-2 1-3 2-2 2-3 1-3 1-2 1-3 2-4 1-3 1-4 1-3 2-3 1-4 1-4 1h-4l-4 1h-4l-5 1h-4-5-5-11l-10-1-10-2-9-2-9-3-7-4-8-3-7-6-6-6-7-5-4-7-6-8-4-8-4-9-2-10-3-11-2-10-2-11-1-12v-13-7-6l1-7v-6l1-6 1-6 1-6 2-4 1-6 2-5 1-4 2-4 2-5 2-5 3-4 2-3 3-4 3-3 2-4 3-3 4-2 3-3 3-3 3-2 3-3 4-2 4-2 4-2 3-1 4-1 5-1 4-1 4-2 4-1h4l5-1 4-1h4 5 5 6 5l6 1h6l5 1 5 1 5 2 4 2 5 1 4 2 5 2 4 2 3 3 4 2 3 3 4 3 3 2 3 4 3 3 3 4 2 4 3 3 2 3 2 5 1 4 2 4 2 4 1 5 2 5 1 5 1 4 1 5 1 5v5l1 5 1 6v5l1 5v6 5 5zM177 105l-1-7-1-8-2-7-1-6-1-6-2-6-3-4-3-5-3-4-3-4-4-3-3-3-4-3-5-2-4-2-4-2-6-2h-6l-5-1h-6-2-2-3-2l-2 1h-2-2l-2 1-3 1-2 1h-2l-3 1-2 1-1 1-2 1-2 2-3 1-2 1-2 2-2 1-2 2-2 1-1 3-2 2-1 2-2 3-2 2-1 3-1 2-2 3-1 3-2 4-1 3-1 3v4l-1 3v5 4l-1 3v5z">
          <text:p/>
        </draw:path>
        <draw:polygon draw:style-name="gr7" draw:text-style-name="P7" draw:layer="layout" svg:width="3.714cm" svg:height="0.711cm" svg:x="27.199cm" svg:y="0.483cm" svg:viewBox="0 0 3715 712" draw:points="0,712 3715,712 3715,0 0,0">
          <text:p/>
        </draw:polygon>
        <draw:polygon draw:style-name="gr8" draw:text-style-name="P8" draw:layer="layout" svg:width="0.269cm" svg:height="0.331cm" svg:x="28.115cm" svg:y="0.673cm" svg:viewBox="0 0 270 332" draw:points="270,239 270,243 270,246 270,250 269,254 268,258 267,262 266,265 265,269 263,273 262,276 261,280 259,282 257,285 255,289 252,292 250,295 247,298 244,300 242,303 238,306 235,308 231,311 227,313 224,315 220,316 215,318 211,320 207,322 202,324 196,325 191,327 186,328 181,329 175,330 169,330 163,331 157,332 151,332 144,332 137,332 126,332 114,331 102,330 93,329 82,327 74,324 65,322 57,318 49,315 43,311 36,306 30,301 25,297 20,291 15,285 11,279 8,272 5,265 2,258 0,250 42,242 43,244 44,246 45,249 45,251 46,254 47,256 48,259 49,261 51,262 52,264 53,266 55,268 57,270 58,272 60,274 62,276 63,278 65,280 67,280 70,282 72,283 75,285 77,286 80,288 82,289 85,290 88,291 92,292 95,293 98,294 101,295 105,296 109,296 113,297 117,297 120,298 126,298 130,298 135,298 139,298 143,298 147,298 151,298 154,298 157,297 161,297 164,297 168,296 171,296 174,295 178,294 181,293 184,293 187,291 189,290 192,289 195,288 197,287 200,285 203,284 205,283 207,281 208,280 211,279 213,277 214,275 216,273 218,271 219,269 221,267 222,264 223,262 224,260 225,257 225,255 225,252 226,249 226,246 226,243 227,241 226,238 226,235 226,232 225,229 225,226 225,224 224,222 223,220 221,217 220,215 218,213 217,211 215,209 213,207 211,207 209,205 207,203 205,202 202,200 200,199 197,198 194,196 191,195 189,194 186,193 182,192 179,191 175,190 172,189 169,188 165,188 161,187 157,186 153,185 150,184 146,183 141,182 137,181 133,180 129,179 126,178 123,178 119,177 117,176 114,175 111,175 109,174 106,173 103,173 100,172 98,171 96,171 93,170 90,170 87,169 84,168 81,167 80,166 77,165 75,164 72,163 69,162 67,161 64,159 63,158 60,157 58,156 56,155 53,153 51,153 48,151 46,150 45,148 43,147 41,145 39,144 37,142 35,140 34,138 32,136 30,135 29,133 27,131 27,129 25,127 24,124 23,121 22,118 20,117 20,115 19,112 18,109 17,106 17,103 16,100 16,98 15,95 15,92 15,89 15,86 15,81 15,77 16,73 16,68 17,64 18,61 19,57 21,53 23,50 24,46 26,44 28,41 30,37 33,34 35,31 38,29 41,27 44,25 46,22 50,20 53,18 57,15 61,14 64,12 68,10 72,9 76,8 81,7 84,6 89,5 93,4 98,3 102,2 107,1 112,1 117,1 123,0 128,0 133,0 138,0 144,0 150,0 155,0 161,1 166,1 171,1 175,2 180,3 185,4 189,5 193,6 197,7 202,8 206,9 208,10 212,11 216,13 219,15 223,17 225,18 228,20 231,23 234,25 236,27 238,29 241,31 243,34 244,36 246,39 248,42 250,45 252,47 254,50 255,53 257,57 258,60 260,63 261,66 262,70 262,74 220,81 219,79 218,77 218,75 217,72 216,70 215,68 214,66 213,64 211,63 210,61 209,59 207,57 207,55 206,54 204,52 202,50 200,49 198,47 196,46 194,45 192,44 190,43 189,42 186,41 184,40 181,39 179,38 176,37 173,36 171,36 168,35 165,35 162,34 158,34 155,33 152,33 149,33 145,32 141,32 137,32 134,32 129,32 125,33 120,33 117,34 113,34 109,35 105,35 102,36 99,37 97,37 93,38 91,40 88,41 85,42 82,43 81,44 79,45 77,46 75,47 73,48 71,50 69,52 68,53 67,55 65,57 64,58 63,60 63,62 62,63 61,65 60,67 60,69 59,71 59,73 58,75 58,77 58,80 58,81 58,83 58,86 58,89 58,92 59,94 59,97 60,99 61,101 63,103 63,105 64,107 66,109 68,111 69,113 71,115 73,116 75,117 77,118 80,120 81,121 84,122 87,125 89,126 92,127 95,128 98,129 100,130 103,131 107,133 110,133 113,134 116,135 119,135 123,136 127,137 131,138 134,139 137,139 141,140 145,141 149,142 152,142 154,143 157,144 160,145 163,146 166,146 169,147 171,148 174,148 178,150 181,150 184,151 187,152 189,153 192,153 195,153 198,154 201,155 204,156 207,157 208,158 211,159 214,161 217,162 219,163 222,164 224,165 226,167 229,168 231,169 234,171 236,171 238,173 241,174 243,176 244,178 246,180 248,181 250,184 252,186 253,187 255,189 257,191 258,193 260,196 261,198 262,201 263,203 264,206 265,207 266,210 267,213 267,216 268,219 269,222 269,225 270,228 270,231 270,235">
          <text:p/>
        </draw:polygon>
        <draw:path draw:style-name="gr8" draw:text-style-name="P8" draw:layer="layout" svg:width="0.041cm" svg:height="0.34cm" svg:x="28.437cm" svg:y="0.66cm" svg:viewBox="0 0 42 341" svg:d="M0 40v-40h42v40zM0 341v-248h42v248z">
          <text:p/>
        </draw:path>
        <draw:polygon draw:style-name="gr8" draw:text-style-name="P8" draw:layer="layout" svg:width="0.041cm" svg:height="0.34cm" svg:x="28.541cm" svg:y="0.66cm" svg:viewBox="0 0 42 341" draw:points="0,341 0,0 42,0 42,341">
          <text:p/>
        </draw:polygon>
        <draw:path draw:style-name="gr8" draw:text-style-name="P8" draw:layer="layout" svg:width="0.21cm" svg:height="0.349cm" svg:x="28.643cm" svg:y="0.748cm" svg:viewBox="0 0 211 350" svg:d="M211 128v6 5 5 6l-1 4v6l-1 5-1 5-1 4v6l-1 5-1 4-1 4-2 4-1 5-2 4-2 3-1 4-2 4-3 4-2 3-1 3-3 3-3 3-3 3-4 3-3 2-2 2-4 2-3 2-4 2-4 2-3 1-4 2-5 1-5 1h-3l-5 1h-5-6-4-6l-5-1h-5l-4-1-5-1-5-2-4-2-3-1-5-2-4-3-4-1-2-3-4-3-3-3-3-4-3-4-3-3-2-4-2-5h-1v1 1 1 1l1 1v1 1 1 1 1 1 1 1 1 1 2 1 1 2 1 1 1 2 1 2 1 2 1 2 1 2 1 97h-42v-295-2-2-2-2-1-1-2-2-1-2-2-2-1-2-2-1-1-1-2-1-1-2-1-1-1-2-1-1-1-1-1l-1-1v-1-1-1-1h40v1 1 1 1h1v1 1 1 1 1 2 1 1 1 1 2 1l1 1v1 2 2 1 1 2 1 1l1 2v1 1 2 1 1 1h1l1-2v-2l1-3 2-2 1-2 1-2 2-2 1-2 2-1 1-2 2-1 2-2 1-2 2-1v-2l2-1 2-2 2-1 2-1 2-1 2-1h2l2-1 2-1 1-1 3-1h2l2-1 2-1h3l2-1h3l2-1h2 3l3-1h3 2 3 2 6 5l5 1h3l5 1 5 1 4 2 3 1 4 2 4 1 3 2 4 2 2 2 3 3 4 2 3 3 3 3 3 2 1 3 2 4 3 3 2 4 1 3 2 4 2 4 1 4 2 5 1 3 1 5 1 6v5l1 4 1 5 1 6v4l1 6v5 6 5zM168 129v-5l-1-5v-3-5-4-4l-1-4v-4l-1-3v-4l-1-4v-3l-1-3-1-3-1-5-1-3-1-3-2-1-1-3-1-3-2-3v-2l-2-2-2-2-1-2-2-2-3-1-2-2-2-1-2-2-2-1-2-1-3-1-3-1-2-1h-4l-3-1h-2l-3-1h-4-3l-3 1h-2-2l-3 1h-3l-2 1h-3l-3 1-2 1h-2l-2 1-3 2-2 1-2 2-2 1-2 2-2 1-3 2v2l-2 3-2 2-2 3-1 3-2 2-2 3-1 4-1 5-1 3-1 3-2 5-1 4v5 4l-1 5v5 6l-1 5v6 6 5 5l1 5v5 4l1 5v4 4l1 3v4l2 4 1 4 1 3 1 2 1 3 2 4 1 2 2 3 1 3 2 2 2 1 1 2 2 3 2 1 2 2 2 2 2 1 3 2 2 1 3 1 2 1 2 1 3 1h3 3 3l2 1h3 4 3 3 4 2l3-1h3 3l3-1 3-1 2-2 2-1 2-1 2-2 2-2 3-1 1-2 2-3 2-2 2-1v-2l2-3 1-3 1-2 2-4 1-2 1-3 1-3 1-3 1-4v-4l1-2v-4l1-4v-5l1-4v-3-4-5-4l1-4z">
          <text:p/>
        </draw:path>
        <draw:polygon draw:style-name="gr8" draw:text-style-name="P8" draw:layer="layout" svg:width="0.197cm" svg:height="0.34cm" svg:x="28.906cm" svg:y="0.66cm" svg:viewBox="0 0 198 341" draw:points="40,135 42,132 44,130 45,128 45,125 47,123 49,121 50,119 52,117 53,116 55,114 57,112 59,110 60,108 62,107 63,105 65,104 67,102 69,101 71,100 73,99 75,98 77,97 79,96 81,95 82,94 85,93 87,93 89,92 92,91 94,91 96,90 99,90 101,89 103,89 106,88 108,88 111,88 114,88 117,88 119,88 124,88 128,88 133,88 137,89 141,89 145,90 149,91 152,92 155,93 158,95 161,96 164,97 167,99 170,100 171,102 174,104 176,106 178,108 180,110 182,113 184,115 186,117 187,119 189,122 189,125 190,128 191,131 194,134 194,136 195,140 196,143 196,146 197,151 197,153 198,157 198,161 198,165 198,169 198,171 198,176 198,341 156,341 156,184 156,181 156,177 156,175 156,171 155,170 155,166 155,164 155,161 154,158 154,156 153,153 153,152 153,150 153,147 152,145 151,142 150,140 149,139 148,137 147,135 146,135 144,133 143,131 142,130 140,129 138,128 137,126 135,125 134,124 132,124 130,123 127,122 125,121 122,121 120,121 117,120 115,120 112,119 109,119 105,119 102,119 99,119 97,120 94,120 91,121 89,121 86,122 83,123 81,124 79,125 77,126 74,127 72,129 70,130 68,131 65,133 64,135 63,136 61,137 59,140 57,141 56,144 54,146 53,148 51,152 50,153 49,156 47,158 46,161 45,164 45,167 45,170 44,172 44,175 43,178 42,182 42,185 42,189 42,191 42,195 42,341 0,341 0,0 42,0 42,89 42,90 42,92 42,94 42,95 42,97 42,98 41,99 41,100 41,102 41,104 41,105 41,107 41,108 41,110 41,111 41,113 41,114 41,116 41,117 41,117 41,119 41,120 41,121 40,122 40,124 40,125 40,126 40,127 40,128 40,129 40,130 40,131 40,132 40,133 40,134">
          <text:p/>
        </draw:polygon>
        <draw:path draw:style-name="gr8" draw:text-style-name="P8" draw:layer="layout" svg:width="0.041cm" svg:height="0.34cm" svg:x="29.165cm" svg:y="0.66cm" svg:viewBox="0 0 42 341" svg:d="M0 40v-40h42v40zM0 341v-248h42v248z">
          <text:p/>
        </draw:path>
        <draw:path draw:style-name="gr8" draw:text-style-name="P8" draw:layer="layout" svg:width="0.21cm" svg:height="0.344cm" svg:x="29.257cm" svg:y="0.66cm" svg:viewBox="0 0 211 345" svg:d="M169 301l-3 5-3 4-3 4-2 3-4 4-2 4-3 3-4 3-4 2-4 2-3 2-4 1-4 2-5 1-4 2h-5l-5 1-6 1h-4-6-9l-9-1-8-2-7-2-8-3-6-3-6-4-6-5-5-6-5-5-4-7-4-8-4-7-1-9-3-9-2-10-2-11-1-10-1-12v-13l1-25 3-22 5-19 6-17 8-15 10-12 12-9 14-6 15-4 17-1h6 5l5 1h5l5 1 4 2 5 1 4 2 5 1 2 3 4 1 4 2 4 3 3 3 2 4 4 3 2 3 3 4 3 4 3 5v-1-1-1-1-1-1-1-1-1-1-2-1-1-1-1-1-1-1-2-1-1-1-1-1-1-1-1-1-1-1-1-1-97h41v290 2 1 2 2 1 2 2 1 2 2 1 2 2 2 1 1 1 2 1 2 1 2 1 1l1 2v1 1 1 1 1 1 1 1 1 1 1 1h-40v-1-1-1-1-1-1-1-1-1-1-1l-1-1v-1-1-2-1-1-1-1-1-2-1-1-1-2-1-1-2-1l-1-1v-1-2-1-1zM44 217v5 4 5 5l1 5v3 5 4 4l1 4 1 3 1 4 1 3v3l1 4 2 2 1 3 1 3 2 2 1 3 2 2 1 3 2 2 1 1 2 2 1 1 2 2 3 2 2 1 2 1 2 1 3 1 2 1 2 1h3l3 1h3l3 1h3 2 4 3l3-1h3l3-1h2l3-1 3-1 3-1 2-1 3-1 2-1 2-2 2-1 2-2 3-2 2-1 2-2 1-2 2-3 2-2 1-3 1-3 2-3 1-2 1-3 2-4 1-3 1-4 1-3 1-4v-5l1-4 1-5v-3l1-5v-6-4-5l1-6-1-5v-5-5-5l-1-5v-3l-1-5-1-4v-4l-1-3-1-4-1-3-1-4-2-3-1-3-1-4-2-2-1-3-1-3-2-2-2-2-1-2-2-1-3-2-2-2-2-2-2-1-2-2-2-1-3-1-2-1-3-1h-3l-3-1-2-1h-3l-2-1h-4-3-3-3-3-2l-3 1h-3l-3 1-2 1h-2l-2 1-3 1-2 1-2 2-3 1-1 2-2 2-2 1-1 2-2 1-1 3-2 2-2 3-1 2-1 3-1 3-2 2-1 5-1 3-1 4-1 4v2l-1 4-1 5v4 4 4l-1 5v5 5 4z">
          <text:p/>
        </draw:path>
        <draw:path draw:style-name="gr8" draw:text-style-name="P8" draw:layer="layout" svg:width="0.241cm" svg:height="0.256cm" svg:x="29.518cm" svg:y="0.748cm" svg:viewBox="0 0 242 257" svg:d="M76 257h-8l-6-1-7-1-6-1-6-2-6-2-6-3-4-3-4-2-4-4-4-5-3-4-3-4-2-5-2-6-2-6-1-5-1-6-1-8v-6-5-5l1-4 1-5v-4l1-4 2-3 1-4 2-3 1-3 2-4 2-3 2-2 3-3 2-2 3-3 2-2 2-3 3-2 3-2h3l5-2 3-2 3-1 3-2 4-1 4-1 3-1 3-1 5-1h3l5-1h4l3-1h4l4-1h4 3 5l4-1 55-1v-13-3-3-2-3l-1-3v-3-2l-1-3v-2l-1-2-1-2-1-2v-2l-1-2-1-2-1-2-1-1-1-2-1-1-1-1-2-1-2-1-1-2-2-1-1-1-2-1-2-1h-2l-2-1-1-1h-2l-2-1h-3l-2-1-2-1h-3-3-1-3-3-2-3-2-2-2-2l-2 1h-2l-2 1h-2-2l-2 1h-2l-2 1h-1l-2 1-1 1h-2l-2 1-1 1-1 1-2 1-1 1-2 1-1 2h-1l-1 1v2l-1 1-1 2-1 2-1 1v2l-1 2-1 2-1 2v1 2l-1 3v2l-44-4v-3l1-2v-3l1-3 1-3 1-3 1-2 1-2 1-3 2-2 1-3 2-2 1-2 2-3 1-2 2-2 2-2 2-1 2-3 3-2 3-1 3-2 2-2 3-1 3-2 3-1 3-1 4-1 2-1 4-1 4-1 4-1 4-1h3l5-1h4l5-1h4 5 5 9l9 1 8 1 8 1 7 2 6 3 7 2 6 3 5 4 5 5 5 4 3 4 4 6 3 6 3 5 2 7 2 7 1 6 1 8v7 107 4 4 4l1 3 1 3v2 2 3l1 2 1 2 1 2 2 1 1 2 2 1 1 1h3l2 1h2l2 1h2 1 1 1 1l1-1h1 1 1 1 1 1 1l1-1h1 1v26l-2 1h-2-1l-2 1h-2-1-2l-1 1h-2-2-2-2l-1 1h-2-2-1-2-2-2-2-2-2l-2-1h-2-2l-2-1h-2l-2-1h-2l-1-1-1-1-2-1h-1l-2-1-1-1-2-1-1-2-1-1h-1l-1-1-1-2-1-2-1-1-1-2v-1l-1-2v-2l-1-1-1-3v-1l-1-1v-3-2l-1-2-1-3v-2-2-3-2h-2l-1 2-1 2-2 3-2 2-1 2-2 3-1 2-1 2-1 2-2 1-2 2-2 2-1 2-2 2-2 2-2 1-2 2-1 2-2 1-3 1-2 1-2 1-2 2-3 1-2 1-2 1-2 1-3 1-3 1h-3l-3 1-3 1h-1l-4 1h-3l-3 1h-3-4-3zM85 226h4l4-1h4 3 3l4-1 3-1 3-1 4-1 2-2 3-1 3-2 3-2 3-1 2-3 2-1 2-2 3-2 2-2 2-2 2-3 2-2 2-3 1-3 2-1v-3l2-3 1-3 1-2 1-3 1-3 1-2 1-2 1-3v-3-2l1-3v-3-1-3-20l-45 1h-2-4-3-3-3l-3 1h-2-3l-3 1h-3-2l-3 1-3 1h-2-2l-2 1-3 1-2 1-3 1-2 1-2 1-1 2-2 1-2 2-2 1-1 2-2 2-1 2-2 1-1 2-1 2-1 3-1 2-1 3v2 3l-1 2v4 3 3 4 3l1 5v4l1 3 1 3 1 2 2 3 2 3 2 2 2 3 3 1 3 2 2 1 3 2 3 1h4 4l3 1z">
          <text:p/>
        </draw:path>
        <draw:path draw:style-name="gr8" draw:text-style-name="P8" draw:layer="layout" svg:width="0.22cm" svg:height="0.256cm" svg:x="29.778cm" svg:y="0.748cm" svg:viewBox="0 0 221 257" svg:d="M43 136v4l1 4v4 4 3l1 3v4 4l1 3v3l1 3 1 4 1 3 2 3 1 3 1 2 2 4 1 3 2 2 2 3 1 2 2 3 1 1 2 2 2 2 3 2 2 1 3 2 2 2 3 1 2 1 3 1 3 2h3l3 1h3 3 4l3 1h4 5l5-1h5 6l4-1 4-1 4-2 4-1 4-2 2-3 4-2 3-3 3-2 2-1 3-3 1-3 2-3 2-3 1-5 1-2 36 10v3l-1 2-1 2-1 2-1 1-2 3v2l-1 2-2 2-1 3-2 2-1 2-2 1-2 2-2 2-1 2-3 2-1 2-2 2-3 1-2 2-3 2-3 1-3 1-2 1-3 2-3 1-3 1-4 1-4 2-2 1-4 1-4 1h-4l-5 1h-3l-6 1h-5-4-5-11l-10-1-10-2-9-2-9-3-7-4-8-3-7-6-7-6-6-5-5-7-5-8-4-8-4-9-3-10-2-11-2-10-2-11-1-12v-13-7-6-7l1-6 1-6 1-6 1-6 2-4 1-6 2-5 1-4 2-4 2-5 2-5 3-4 2-3 3-4 3-3 2-4 3-3 3-2 4-3 3-3 3-2 3-3 4-2 4-2 4-2 3-1 4-1 4-1 5-1 4-2 4-1h4l4-1 5-1h4 5 5 6 5l6 1h7l5 1 5 1 5 2 4 2 5 1 4 2 4 2 4 2 4 3 3 2 4 3 3 3 4 2 2 4 3 3 3 4 2 4 3 3 2 3 2 5 1 4 2 4 2 4 1 5 1 5 2 5 1 4 1 5 1 5v5l1 5v6l1 5v5l1 6v5 5zM178 105l-1-7-1-8-2-7-2-6-1-6-2-6-2-4-3-5-3-4-3-4-4-3-3-3-4-3-5-2-5-2-4-2-6-2h-6l-5-1h-6-2-3-2-2l-2 1h-2-2l-3 1-2 1-2 1h-3l-2 1-2 1-1 1-2 1-3 2-2 1-2 1-2 2-2 1-2 2-2 1-1 3-2 2-2 2-1 3-2 2-1 3-2 2-1 3-2 3-1 4-1 3-1 3-1 4v3 5l-1 4v3 5z">
          <text:p/>
        </draw:path>
        <draw:polygon draw:style-name="gr7" draw:text-style-name="P7" draw:layer="layout" svg:width="3.714cm" svg:height="0.711cm" svg:x="31.096cm" svg:y="0.483cm" svg:viewBox="0 0 3715 712" draw:points="0,712 3715,712 3715,0 0,0">
          <text:p/>
        </draw:polygon>
        <draw:polygon draw:style-name="gr8" draw:text-style-name="P8" draw:layer="layout" svg:width="0.27cm" svg:height="0.331cm" svg:x="31.569cm" svg:y="0.673cm" svg:viewBox="0 0 271 332" draw:points="271,239 271,243 270,246 270,250 269,254 269,258 268,262 267,265 265,269 264,273 262,276 261,280 260,282 258,285 255,289 253,292 250,295 247,298 244,300 242,303 239,306 235,308 231,311 227,313 224,315 220,316 215,318 211,320 207,322 202,324 197,325 191,327 187,328 181,329 175,330 170,330 163,331 156,332 150,332 144,332 136,332 125,332 114,331 103,330 93,329 83,327 74,324 65,322 58,318 50,315 43,311 37,306 30,301 25,297 20,291 16,285 11,279 8,272 5,265 3,258 0,250 43,242 44,244 44,246 45,249 45,251 46,254 47,256 48,259 50,261 51,262 52,264 54,266 55,268 57,270 59,272 60,274 63,276 64,278 66,280 68,280 70,282 73,283 75,285 78,286 81,288 83,289 86,290 89,291 92,292 95,293 99,294 102,295 105,296 109,296 113,297 117,297 121,298 125,298 129,298 134,298 138,298 142,298 146,298 150,298 153,298 157,297 161,297 164,297 169,296 171,296 175,295 178,294 181,293 185,293 188,291 190,290 192,289 195,288 198,287 201,285 203,284 205,283 207,281 209,280 211,279 213,277 215,275 216,273 218,271 220,269 221,267 222,264 224,262 225,260 225,257 225,255 226,252 226,249 227,246 227,243 227,241 227,238 227,235 226,232 226,229 225,226 225,224 224,222 223,220 222,217 220,215 219,213 217,211 215,209 213,207 212,207 209,205 207,203 205,202 203,200 200,199 197,198 195,196 191,195 189,194 186,193 183,192 179,191 176,190 172,189 169,188 164,188 161,187 157,186 153,185 149,184 145,183 141,182 136,181 133,180 128,179 125,178 122,178 120,177 117,176 115,175 112,175 109,174 106,173 103,173 100,172 99,171 96,171 93,170 90,170 87,169 85,168 82,167 80,166 78,165 75,164 72,163 70,162 67,161 65,159 63,158 61,157 59,156 56,155 54,153 51,153 49,151 47,150 45,148 44,147 42,145 40,144 38,142 36,140 34,138 33,136 31,135 29,133 28,131 27,129 26,127 25,124 23,121 22,118 21,117 20,115 19,112 18,109 18,106 17,103 17,100 16,98 16,95 16,92 16,89 15,86 16,81 16,77 16,73 17,68 18,64 19,61 20,57 22,53 23,50 25,46 27,44 28,41 31,37 33,34 36,31 38,29 41,27 44,25 47,22 50,20 54,18 57,15 61,14 64,12 68,10 72,9 77,8 81,7 85,6 89,5 94,4 99,3 103,2 108,1 113,1 117,1 122,0 127,0 133,0 137,0 144,0 150,0 155,0 160,1 167,1 171,1 176,2 181,3 186,4 189,5 194,6 198,7 202,8 206,9 209,10 213,11 216,13 220,15 223,17 225,18 228,20 231,23 234,25 237,27 239,29 242,31 243,34 245,36 247,39 249,42 251,45 253,47 254,50 256,53 257,57 259,60 260,63 261,66 262,70 263,74 220,81 220,79 219,77 218,75 217,72 216,70 215,68 214,66 213,64 212,63 210,61 209,59 208,57 207,55 206,54 204,52 203,50 201,49 199,47 197,46 195,45 193,44 191,43 189,42 187,41 184,40 182,39 179,38 176,37 174,36 171,36 169,35 164,35 161,34 158,34 155,33 152,33 149,33 145,32 141,32 137,32 133,32 129,32 125,33 120,33 117,34 113,34 109,35 106,35 102,36 99,37 97,37 94,38 91,40 88,41 86,42 83,43 81,44 80,45 77,46 75,47 74,48 72,50 70,52 68,53 67,55 65,57 64,58 63,60 63,62 62,63 61,65 61,67 60,69 60,71 59,73 59,75 59,77 58,80 58,81 58,83 58,86 58,89 59,92 59,94 60,97 61,99 62,101 63,103 63,105 65,107 66,109 68,111 70,113 72,115 74,116 76,117 78,118 80,120 82,121 85,122 87,125 90,126 93,127 95,128 98,129 100,130 104,131 107,133 110,133 114,134 117,135 120,135 123,136 127,137 130,138 134,139 137,139 140,140 144,141 148,142 151,142 153,143 156,144 160,145 163,146 167,146 170,147 172,148 175,148 178,150 181,150 184,151 187,152 189,153 192,153 195,153 198,154 201,155 204,156 207,157 209,158 212,159 214,161 217,162 220,163 222,164 225,165 226,167 229,168 231,169 234,171 236,171 239,173 241,174 243,176 244,178 246,180 248,181 250,184 252,186 254,187 256,189 257,191 259,193 260,196 262,198 262,201 263,203 264,206 265,207 266,210 267,213 268,216 269,219 270,222 270,225 270,228 271,231 271,235">
          <text:p/>
        </draw:polygon>
        <draw:polygon draw:style-name="gr8" draw:text-style-name="P8" draw:layer="layout" svg:width="0.119cm" svg:height="0.306cm" svg:x="31.868cm" svg:y="0.697cm" svg:viewBox="0 0 120 307" draw:points="120,301 118,302 117,303 115,303 113,304 111,304 109,304 107,305 105,305 103,305 101,306 99,306 98,306 95,306 93,307 91,307 88,307 86,307 83,307 81,307 79,307 69,307 61,305 54,302 47,298 42,294 36,287 33,280 30,271 29,262 28,251 28,86 0,86 0,56 30,56 43,0 70,0 70,56 117,56 117,86 70,86 70,243 70,246 71,249 71,252 71,255 72,258 72,260 74,262 74,264 75,266 76,267 78,269 79,270 81,271 82,272 84,273 86,274 89,274 91,275 94,275 97,275 98,275 99,275 100,275 101,275 102,275 103,275 104,275 106,274 107,274 108,274 109,274 110,273 112,273 113,273 114,273 116,272 117,272 117,272 118,272 120,271">
          <text:p/>
        </draw:polygon>
        <draw:path draw:style-name="gr8" draw:text-style-name="P8" draw:layer="layout" svg:width="0.24cm" svg:height="0.256cm" svg:x="32.011cm" svg:y="0.748cm" svg:viewBox="0 0 241 257" svg:d="M76 257h-9l-7-1-6-1-7-1-5-2-6-2-5-3-4-3-4-2-5-4-4-5-3-4-2-4-2-5-2-6-2-6-2-5-1-6v-8-6-5-5-4l1-5 1-4 1-4 1-3 2-4 1-3 2-3 1-4 2-3 3-2 2-3 2-2 3-3 3-2 2-3 3-2 3-2h3l3-2 4-2 2-1 4-2 3-1 4-1 4-1 3-1 4-1h4l5-1h4l3-1h4l5-1h4 3 4l4-1 56-1v-13-3-3l-1-2v-3-3-3l-1-2v-3l-1-2v-2l-1-2-1-2-1-2-1-2-1-2-1-2-1-1v-2l-2-1-1-1-1-1-2-1-1-2-2-1-2-1-2-1-1-1h-2l-2-1-2-1h-2l-2-1h-2l-3-1-2-1h-2-3-2-2-3-3-2-2-3-1-2l-3 1h-2l-2 1h-2-2l-2 1h-2l-1 1h-1l-2 1-2 1h-2l-2 1-1 1-2 1-1 1-1 1-2 1-1 2h-1v1l-1 2-2 1-1 2v2l-1 1-1 2-1 2v2l-1 2v1l-1 2v3l-1 2-43-4 1-3v-2l1-3 1-3 1-3v-3l2-2 1-2 1-3 1-2 2-3 1-2 2-2 2-3 1-2 1-2 2-2 3-1 2-3 2-2 3-1 3-2 2-2 2-1 4-2 3-1 3-1 3-1 3-1 4-1 3-1 4-1 5-1h4l4-1h5l4-1h4 6 5 9l9 1 7 1 8 1 8 2 6 3 7 2 6 3 5 4 5 5 5 4 3 4 3 6 4 6 2 5 3 7 1 7 2 6v8l1 7v107 4 4 4 3l1 3 1 2v2 3l1 2 1 2 1 2 1 1 2 2 1 1 2 1h2l2 1h3l2 1h2 1 1 1 1v-1h1 1 1 1 1 1 1l1-1h1 1v26l-2 1h-1-2l-1 1h-2-2-1l-2 1h-2-1-1-2-1l-2 1h-1-2-2-2-2-1-2-2-2l-2-1h-3-2l-2-1h-2l-2-1h-1l-1-1-2-1-1-1h-2l-1-1-2-1-1-1-1-2-1-1h-2l-1-1-1-2-1-2-1-1v-2l-1-1v-2l-1-2-1-1v-3l-1-1v-1l-1-3v-2-2l-1-3v-2-2l-1-3v-2h-1l-2 2-1 2-2 3-1 2-2 2-1 3-1 2-1 2-2 2-1 1-2 2-2 2-2 2-2 2-2 2-1 1-3 2-1 2-2 1-2 1-2 1-2 1-3 2-2 1-3 1-1 1-3 1-3 1-2 1h-3l-3 1-3 1h-2l-3 1h-3l-4 1h-3-3-3zM84 226h4l4-1h4 3 4l3-1 4-1 3-1 3-1 2-2 4-1 2-2 3-2 3-1 3-3 2-1 2-2 2-2 2-2 2-2 2-3 2-2 2-3 2-3 1-1 1-3 1-3 2-3 1-2 1-3 1-3 1-2v-2l1-3 1-3v-2-3l1-3v-1-3-20l-46 1h-2-3-3-3-3l-3 1h-2-3l-3 1h-3-3l-3 1-2 1h-2-2l-4 1-2 1-3 1-2 1-2 1-1 1-2 2-2 1-2 2-2 1-2 2-1 2-2 2-1 1-2 2-1 2-1 3v2 3l-1 2-1 3v2l-1 4v3 3 4l1 3v5l1 4 1 3v3l2 2 1 3 2 3 3 2 2 3 3 1 2 2 3 1 2 2 4 1h4 4l4 1z">
          <text:p/>
        </draw:path>
        <draw:path draw:style-name="gr8" draw:text-style-name="P8" draw:layer="layout" svg:width="0.21cm" svg:height="0.349cm" svg:x="32.281cm" svg:y="0.748cm" svg:viewBox="0 0 211 350" svg:d="M211 128v6 5 5 6l-1 4-1 6v5l-1 5-1 4v6l-1 5-1 4-1 4-2 4-1 5-2 4-2 3-1 4-2 4-3 4-2 3-2 3-2 3-3 3-3 3-3 3-3 2-2 2-4 2-4 2-3 2-4 2-3 1-4 2-5 1-5 1h-4l-4 1h-5-6-4-7l-5-1h-5l-4-1-5-1-4-2-5-2-4-1-4-2-4-3-4-1-2-3-4-3-3-3-3-4-3-4-3-3-2-4-2-5h-1v1 1 1 1 1 1 1 1 1 1 1 1 1 1 1l1 2v1 1 2 1 1 1 2 1 2 1 2 1 2 1 2 1 97h-42v-295-2-2-2-2-1-1-2-2-1-2-2-2-1-2-2-1-1-1-2-1-1-2-1-1-1-2-1-1-1-1-1l-1-1v-1-1-1-1h40v1 1 1l1 1v1 1 1 1 1 2 1 1 1 1 2 1l1 1v1 2 2 1 1 2 1 1 2 1 1 2 1 1 1h2l1-2v-2l1-3 1-2 2-2 1-2 2-2 1-2 2-1 1-2 2-1 1-2 2-2 2-1v-2l2-1 2-2 2-1 2-1 2-1 2-1h2l2-1 2-1 1-1 3-1h2l2-1 2-1h3l2-1h3l2-1h2 3l3-1h2 3 3 3 6 5l4 1h4l5 1 5 1 4 2 3 1 4 2 3 1 4 2 4 2 2 2 3 3 3 2 3 3 3 3 2 2 2 3 2 4 3 3 2 4 1 3 2 4 2 4 1 4 2 5 1 3 1 5 1 6v5l1 4 1 5v6l1 4 1 6v5 6 5zM169 129v-5l-1-5v-3-5-4-4l-1-4v-4l-1-3v-4l-1-4v-3l-1-3-1-3-1-5-1-3-1-3-1-1-2-3-1-3-2-3-1-2-1-2-2-2-1-2-3-2-2-1-2-2-2-1-2-2-2-1-2-1-3-1-3-1-2-1h-4l-3-1h-2l-4-1h-4-3l-3 1h-2-2l-3 1h-3l-2 1h-3l-3 1-2 1h-2l-2 1-3 2-2 1-2 2-2 1-2 2-3 1-2 2v2l-3 3-1 2-2 3-1 3-2 2-1 3-2 4-1 5-2 3-1 3-1 5v4l-1 5v4l-1 5v5 6l-1 5v6 6 5 5l1 5v5 4l1 5v4 4l1 3 1 4v4l1 4 2 3 1 2 1 3 1 4 2 2 2 3 1 3 2 2 2 1 1 2 1 3 3 1 2 2 2 2 2 1 3 2 2 1 3 1 1 1 3 1 3 1h3 3 3l2 1h3 3 4 3 5 2l3-1h3 3l3-1 3-1 1-2 3-1 2-1 2-2 2-2 2-1 2-2 2-3 2-2 1-1 1-2 2-3 1-3 2-2 1-4 1-2 1-3 1-3 1-3 1-4v-4l1-2v-4l1-4v-5l1-4v-3-4-5-4l1-4z">
          <text:p/>
        </draw:path>
        <draw:polygon draw:style-name="gr8" draw:text-style-name="P8" draw:layer="layout" svg:width="0.197cm" svg:height="0.34cm" svg:x="32.543cm" svg:y="0.66cm" svg:viewBox="0 0 198 341" draw:points="40,135 42,132 43,130 45,128 45,125 47,123 48,121 50,119 52,117 53,116 55,114 57,112 59,110 60,108 62,107 63,105 65,104 67,102 69,101 71,100 73,99 75,98 77,97 79,96 81,95 82,94 85,93 87,93 89,92 92,91 94,91 96,90 99,90 100,89 104,89 107,88 109,88 112,88 115,88 117,88 120,88 125,88 129,88 134,88 138,89 142,89 146,90 150,91 153,92 156,93 159,95 162,96 165,97 168,99 171,100 172,102 175,104 177,106 179,108 181,110 183,113 185,115 187,117 188,119 189,122 190,125 191,128 192,131 193,134 194,136 195,140 196,143 196,146 197,151 197,153 198,157 198,161 198,165 198,169 198,171 198,176 198,341 157,341 157,184 157,181 157,177 157,175 157,171 156,170 156,166 156,164 156,161 155,158 155,156 154,153 154,152 153,150 153,147 153,145 152,142 151,140 150,139 149,137 148,135 147,135 146,133 144,131 143,130 141,129 139,128 138,126 136,125 135,124 133,124 130,123 128,122 126,121 123,121 121,121 118,120 116,120 113,119 110,119 106,119 102,119 99,119 97,120 94,120 92,121 89,121 86,122 83,123 81,124 79,125 77,126 74,127 72,129 70,130 68,131 66,133 64,135 63,136 61,137 59,140 57,141 55,144 54,146 53,148 51,152 50,153 49,156 47,158 46,161 46,164 45,167 45,170 44,172 43,175 43,178 42,182 42,185 42,189 42,191 42,195 42,341 0,341 0,0 42,0 42,89 42,90 42,92 42,94 42,95 42,97 42,98 42,99 41,100 41,102 41,104 41,105 41,107 41,108 41,110 41,111 41,113 41,114 41,116 41,117 41,117 41,119 41,120 41,121 41,122 40,124 40,125 40,126 40,127 40,128 40,129 40,130 40,131 40,132 40,133 40,134">
          <text:p/>
        </draw:polygon>
        <draw:polygon draw:style-name="gr8" draw:text-style-name="P8" draw:layer="layout" svg:width="0.232cm" svg:height="0.344cm" svg:x="32.772cm" svg:y="0.753cm" svg:viewBox="0 0 233 345" draw:points="137,248 135,252 135,257 133,261 131,265 129,269 127,273 125,277 123,280 121,284 120,288 118,292 117,295 115,298 113,301 111,305 108,308 106,311 104,314 101,316 99,318 98,321 95,323 93,326 89,328 87,330 84,332 81,334 80,335 77,336 74,338 71,339 68,340 65,341 63,342 59,343 56,344 53,344 49,345 45,345 43,345 41,345 40,345 38,345 36,345 35,345 33,345 32,345 30,345 29,345 28,345 27,345 26,344 24,344 23,344 22,344 20,343 18,343 17,343 16,343 14,342 14,312 15,312 16,312 17,312 18,312 19,312 20,312 21,313 22,313 23,313 24,313 25,313 26,313 27,313 28,313 29,313 30,313 31,313 32,313 33,313 37,313 41,313 44,312 47,311 51,309 54,308 58,306 61,304 63,302 66,299 70,297 73,294 76,290 79,286 81,282 84,278 86,273 89,267 93,262 95,257 99,246 0,0 44,0 97,137 98,138 98,140 99,141 99,143 99,144 99,146 100,148 101,150 101,152 102,153 103,155 104,157 104,160 105,162 106,164 107,166 107,168 108,170 109,171 110,174 110,176 111,178 112,180 112,182 113,184 114,186 115,188 115,189 116,191 116,192 117,194 117,196 117,197 117,198 118,199 118,200 118,201 118,202 119,203 119,202 120,201 120,200 120,199 120,198 121,197 121,196 122,194 122,193 123,191 123,190 124,189 124,187 125,186 126,184 127,182 127,180 128,178 128,176 129,174 130,173 130,171 131,169 132,168 133,165 134,164 134,162 135,160 135,158 135,156 136,154 137,153 137,151 138,150 139,148 139,146 140,145 140,143 141,142 189,0 233,0">
          <text:p/>
        </draw:polygon>
        <draw:polygon draw:style-name="gr8" draw:text-style-name="P8" draw:layer="layout" svg:width="0.041cm" svg:height="0.34cm" svg:x="33.037cm" svg:y="0.66cm" svg:viewBox="0 0 42 341" draw:points="0,341 0,0 42,0 42,341">
          <text:p/>
        </draw:polygon>
        <draw:path draw:style-name="gr8" draw:text-style-name="P8" draw:layer="layout" svg:width="0.042cm" svg:height="0.34cm" svg:x="33.14cm" svg:y="0.66cm" svg:viewBox="0 0 43 341" svg:d="M0 40v-40h43v40zM0 341v-248h43v248z">
          <text:p/>
        </draw:path>
        <draw:polygon draw:style-name="gr8" draw:text-style-name="P8" draw:layer="layout" svg:width="0.199cm" svg:height="0.252cm" svg:x="33.244cm" svg:y="0.748cm" svg:viewBox="0 0 200 253" draw:points="158,253 158,95 158,91 158,88 158,84 158,81 157,78 157,75 156,72 156,70 156,67 155,64 155,63 154,60 153,58 153,56 153,54 151,52 151,50 150,48 148,46 147,45 146,44 143,43 142,41 141,40 139,39 137,38 135,37 135,36 132,35 131,35 129,34 126,34 124,33 121,33 119,32 117,32 115,31 112,31 109,31 106,31 103,31 100,31 98,32 95,32 92,33 90,33 87,34 84,35 82,36 80,37 78,38 75,39 73,40 71,42 69,43 67,45 65,46 63,47 62,49 60,52 58,53 57,56 55,58 54,60 52,63 51,64 50,67 49,70 47,73 46,76 46,79 45,81 45,84 44,87 44,91 44,94 43,98 43,101 43,104 43,108 43,253 1,253 1,57 1,55 1,54 1,52 1,51 1,49 1,47 1,45 1,45 1,43 1,41 1,39 1,37 1,36 1,34 1,32 1,31 1,29 1,27 1,26 1,25 1,23 1,22 1,20 1,19 0,17 0,16 0,15 0,13 0,12 0,11 0,10 0,9 0,9 0,8 0,7 0,6 0,5 39,5 39,6 39,7 39,8 39,9 39,9 39,10 39,11 39,12 39,13 40,14 40,16 40,17 40,18 40,20 40,21 40,22 40,24 40,25 40,26 40,27 40,28 40,30 40,31 40,33 40,34 40,35 41,37 41,38 41,39 41,41 41,42 41,43 41,44 41,45 41,45 41,46 43,45 44,43 45,41 46,38 47,36 49,34 50,33 51,30 53,29 54,27 56,26 57,24 59,23 61,21 62,19 63,18 65,16 67,15 69,13 70,12 73,11 75,10 77,9 79,8 81,7 83,7 85,6 87,5 90,4 92,3 95,3 98,2 99,1 102,1 105,1 108,0 111,0 114,0 117,0 120,0 124,0 129,0 132,0 135,1 139,1 143,2 147,2 151,3 153,4 156,5 159,6 162,7 165,9 168,9 171,11 172,12 174,14 177,16 179,18 181,20 183,23 185,25 187,27 188,29 189,32 190,35 191,38 193,41 194,45 195,47 196,51 196,54 197,58 198,62 199,65 199,69 199,74 200,78 200,82 200,87 200,253">
          <text:p/>
        </draw:polygon>
        <draw:path draw:style-name="gr8" draw:text-style-name="P8" draw:layer="layout" svg:width="0.041cm" svg:height="0.34cm" svg:x="33.505cm" svg:y="0.66cm" svg:viewBox="0 0 42 341" svg:d="M0 40v-40h42v40zM0 341v-248h42v248z">
          <text:p/>
        </draw:path>
        <draw:path draw:style-name="gr8" draw:text-style-name="P8" draw:layer="layout" svg:width="0.21cm" svg:height="0.344cm" svg:x="33.597cm" svg:y="0.66cm" svg:viewBox="0 0 211 345" svg:d="M169 301l-2 5-3 4-2 4-4 3-3 4-2 4-3 3-4 3-4 2-4 2-3 2-4 1-5 2-5 1-4 2h-5l-5 1-6 1h-4-6-9l-9-1-8-2-7-2-8-3-6-3-6-4-6-5-5-6-5-5-4-7-4-8-3-7-3-9-2-9-2-10-2-11-1-10v-12l-1-13 1-25 3-22 5-19 5-17 9-15 10-12 12-9 14-6 15-4 17-1h6 4l6 1h5l5 1 4 2 5 1 5 2 4 1 4 3 3 1 4 2 4 3 3 3 3 4 2 3 4 3 2 4 3 4 2 5h1v-1-1-1-1-1-1-1-1-1-1-2-1-1-1l-1-1v-1-1-1-2-1-1-1-1-1-1-1-1-1-1-1-1-1-97h41v290 2 1 2 2 1 2 2 1 2 2 1 2 2 2 1 1 1 2 1 2 1 2 1 1 2l1 1v1 1 1 1 1 1 1 1 1 1 1h-39v-1-1-1l-1-1v-1-1-1-1-1-1-1-1-1-1-2-1-1-1-1-1-2-1-1-1-2-1l-1-1v-2-1-1-1-2-1-1-1zM44 217v5 4 5 5 5l1 3v5 4l1 4v4l1 3 1 4v3l1 3 2 4 1 2 1 3 1 3 1 2 2 3 2 2 1 3 2 2 1 1 1 2 2 1 3 2 2 2 2 1 2 1 2 1 3 1 1 1 3 1h3l3 1h3l3 1h3 2 4 3l3-1h3l3-1h2l3-1 3-1 4-1 2-1 3-1 1-1 3-2 2-1 2-2 3-2 2-1 2-2 2-2 1-3 1-2 2-3 1-3 2-3 1-2 2-3 1-4 1-3 1-4 1-3 1-4 1-5v-4l1-5v-3l1-5v-6-4-5-6-5-5-5-5l-1-5v-3l-1-5v-4l-1-4-1-3-1-4-1-3-1-4-1-3-2-3-1-4-2-2-1-3-2-3-1-2-1-2-3-2-1-1-2-2-3-2-2-2-2-1-3-2-1-1-3-1-2-1-4-1h-3l-2-1-3-1h-2l-4-1h-3-3-3-3-3-2l-3 1h-3l-3 1-2 1h-2l-2 1-3 1-2 1-2 2-2 1-3 2-1 2-2 1-1 2-2 1-1 3-2 2-2 3-1 2-1 3-2 3-1 2-1 5-1 3-1 4-1 4-1 2v4l-1 5v4 4 4l-1 5v5 5 4z">
          <text:p/>
        </draw:path>
        <draw:path draw:style-name="gr8" draw:text-style-name="P8" draw:layer="layout" svg:width="0.241cm" svg:height="0.256cm" svg:x="33.857cm" svg:y="0.748cm" svg:viewBox="0 0 242 257" svg:d="M75 257h-8l-6-1-7-1-7-1-5-2-5-2-5-3-5-3-4-2-4-4-4-5-3-4-3-4-2-5-2-6-2-6-1-5-1-6-1-8v-6-5-5l1-4 1-5 1-4 1-4 1-3 1-4 2-3 1-3 2-4 2-3 2-2 3-3 2-2 3-3 3-2 1-3 3-2 3-2h3l4-2 3-2 3-1 3-2 4-1 4-1 4-1 2-1 5-1h4l4-1h4l3-1h4l4-1h4 4 4l4-1 56-1v-13-3-3-2-3l-1-3v-3-2l-1-3v-2l-1-2-1-2v-2l-2-2v-2l-1-2-1-2-1-1-1-2-1-1-1-1-2-1-1-1-3-2-2-1-1-1-2-1-2-1h-2l-1-1-2-1h-2l-2-1h-3l-2-1-2-1h-3-2-2-3-3-2-3-2-2-2-2l-2 1h-2l-2 1h-2-2l-2 1h-2l-1 1h-2l-1 1-2 1h-2l-1 1-2 1-1 1-2 1-1 1-1 1-2 2h-1v1l-1 2-1 1-1 2-1 2-1 1v2l-1 2-1 2v2l-1 1v2l-1 3v2l-43-4v-3l1-2v-3l1-3 1-3 1-3 1-2 1-2 1-3 2-2 1-3 2-2 1-2 2-3 1-2 2-2 2-2 2-1 2-3 3-2 2-1 3-2 2-2 3-1 3-2 3-1 3-1 4-1 2-1 4-1 4-1 4-1 4-1h3l5-1h4l5-1h4 5 5 9l9 1 8 1 8 1 9 2 6 3 6 2 6 3 5 4 6 5 4 4 3 4 4 6 3 6 3 5 2 7 2 7 1 6 1 8v7 107 4l1 4v4 3l1 3v2 2 3l1 2 1 2 1 2 2 1 1 2 2 1 2 1h2l2 1h2l2 1h3 1 1 1l1-1h1 1 1 1 1 1 1l1-1h1 1v26l-2 1h-1-2l-2 1h-1-2-2l-1 1h-2-2-2-1l-2 1h-2-1-2-2-2-2-2-1-3l-2-1h-2-2l-2-1h-2l-2-1h-2l-1-1-1-1-2-1h-1l-2-1-1-1-2-1-1-2-1-1h-1l-1-1-1-2-1-2-1-1-1-2v-1l-1-2-1-2v-1l-1-3v-1l-1-1v-3l-1-2v-2-3l-1-2v-2-3-2h-2l-1 2-2 2-1 3-2 2-1 2-2 3-1 2-1 2-1 2-2 1-2 2-3 2-1 2-2 2-2 2-2 1-2 2-1 2-2 1-2 1-3 1-2 1-2 2-3 1-2 1-2 1-2 1-3 1-3 1h-3l-3 1-2 1h-3l-2 1h-4l-3 1h-3-4-2zM84 226h4l4-1h4 3 3l4-1 3-1 4-1 3-1 2-2 3-1 3-2 3-2 3-1 2-3 3-1 1-2 2-2 3-2 2-2 2-3 3-2 2-3 1-3 2-1v-3l2-3 1-3 1-2 1-3 1-3 1-2 1-2v-3l1-3v-2l1-3v-3-1-3-20l-46 1h-2-3-4-3-3l-3 1h-2-3l-3 1h-2-3l-3 1-2 1h-2-3l-2 1-3 1-2 1-2 1-3 1-1 1-2 2-2 1-2 2-1 1-2 2-2 2-1 2-2 1-1 2-1 2-1 3-1 2v3l-1 2v3l-1 2v4 3 3 4 3l1 5 1 4v3l1 3 1 2 2 3 2 3 2 2 3 3 2 1 3 2 2 1 3 2 3 1h4 4l4 1z">
          <text:p/>
        </draw:path>
        <draw:path draw:style-name="gr8" draw:text-style-name="P8" draw:layer="layout" svg:width="0.22cm" svg:height="0.256cm" svg:x="34.118cm" svg:y="0.748cm" svg:viewBox="0 0 221 257" svg:d="M43 136v4 4l1 4v4 3l1 3v4 4l1 3 1 3v3l1 4 1 3 1 3 2 3 1 2 2 4 1 3 2 2 2 3 1 2 2 3 1 1 2 2 3 2 2 2 2 1 3 2 2 2 3 1 2 1 3 1 3 2h3l3 1h4 2 4l4 1h3 5l5-1h5 5l3-1 5-1 4-2 4-1 4-2 2-3 4-2 3-3 3-2 2-1 4-3 1-3 2-3 2-3 1-5 1-2 37 10-1 3-1 2-1 2-1 2-1 1-2 3v2l-1 2-2 2-1 3-1 2-2 2-2 1-2 2-2 2-2 2-2 2-1 2-2 2-2 1-3 2-3 2-3 1-2 1-3 1-3 2-4 1-3 1-4 1-4 2-2 1-4 1-4 1h-4l-4 1h-4l-5 1h-5-4-5-11l-10-1-10-2-9-2-9-3-7-4-8-3-7-6-7-6-6-5-5-7-5-8-4-8-4-9-3-10-3-11-2-10-1-11-1-12v-13-7-6l1-7v-6l1-6 1-6 1-6 2-4 1-6 2-5 1-4 2-4 2-5 2-5 3-4 2-3 3-4 3-3 2-4 3-3 3-2 3-3 4-3 3-2 3-3 4-2 4-2 4-2 3-1 4-1 4-1 5-1 4-2 4-1h4l5-1 4-1h4 5 5 6 5l6 1h6l5 1 5 1 5 2 4 2 5 1 4 2 6 2 3 2 4 3 4 2 3 3 4 3 3 2 2 4 3 3 3 4 2 4 3 3 2 3 2 5 1 4 2 4 2 4 1 5 2 5 1 5 1 4 1 5 1 5 1 5v5l1 6v5 5l1 6v5 5zM178 105l-1-7-1-8-2-7-1-6-2-6-2-6-3-4-3-5-3-4-3-4-4-3-3-3-4-3-5-2-5-2-3-2-6-2h-6l-5-1h-6-3-2-2-2l-2 1h-2-2l-2 1-3 1-2 1h-2l-3 1-2 1-1 1-3 1-2 2-2 1-2 1-2 2-2 1-2 2-2 1-1 3-2 2-1 2-2 3-2 2-1 3-2 2-1 3-2 3-1 4-1 3-1 3-1 4v3 5l-1 4v3 5z">
          <text:p/>
        </draw:path>
        <draw:path draw:style-name="gr9" draw:text-style-name="P9" draw:layer="layout" svg:width="0.288cm" svg:height="0.426cm" svg:x="2.838cm" svg:y="20.267cm" svg:viewBox="0 0 289 427" svg:d="M289 213l-1 12v11 12l-2 11-1 10-1 10-1 9-2 10-1 8-3 9-2 7-3 8-3 7-2 7-4 7-2 6-4 7-3 6-4 5-4 5-3 5-5 4-4 5-5 4-4 4-4 4-6 2-5 3-4 2-6 3-5 2-6 2-4 2-6 1-6 1-6 1h-6l-6 1-6 1h-6-7l-5-1-6-1h-6l-5-1-6-1-6-1-4-2-6-2-6-2-5-3-4-2-6-3-5-2-4-4-4-4-5-4-4-5-4-4-4-5-4-5-4-5-3-6-3-6-3-6-3-7-3-8-3-6-2-9-3-7-1-9-2-8-1-10-2-9-1-10-1-10-1-11-1-12v-11-12-12-12l1-12 1-11 1-11 1-9 2-11 1-8 2-10 1-8 3-8 2-7 3-8 3-6 3-7 3-7 3-5 4-7 4-5 4-5 3-5 4-4 5-5 4-3 5-4 4-3 5-3 5-3 5-2 5-3h6l5-2 5-2 6-1 6-1 5-1 7-1 6-1h5 7 6 5l6 1 6 1 6 1 6 1 6 1 4 2 6 2h6l5 3 4 2 5 3 5 3 4 3 5 4 4 3 5 5 4 4 4 5 3 5 4 5 4 7 3 5 3 7 3 7 3 6 3 8 2 7 3 8 2 8 1 10 2 8 1 11 1 9 1 11 2 11v12 12zM235 213v-9l-1-10v-9-9l-1-8-1-9v-7l-1-8-1-7-2-6-1-7-1-6-1-5-2-6-1-6-2-4-2-6-2-4-2-5-3-3-2-4-2-4-3-3-2-3-3-3-3-2-3-3-4-2-2-3-4-1-3-2-4-1-3-2-3-1h-5-4l-4-1h-4l-4-1h-4-5l-5 1h-3l-4 1h-4-4l-3 1-4 2-4 1-4 2-3 2-3 2-3 2-3 3-3 3-3 2-3 3-3 4-2 3-2 4-2 4-3 4-2 5-2 5-2 4-2 6-1 6-1 5-1 7-1 6-2 6-1 8-1 8-1 7v8l-1 8v9 9l-1 10v9 10l1 8v9 9l1 9v7l1 8 1 7 1 7 2 7 1 6 1 7 1 6 2 5 1 6 3 5 1 5 2 4 3 5 2 4 3 4 1 3 3 3 3 4 3 3 3 3 3 2 3 2 3 2 3 2 4 2 3 1 4 1 3 1 4 2 4 1h4l4 1h4 5 4 4l3-1h4l4-1 4-2 4-1 4-1 4-1 3-2 4-2 3-2 2-2 3-2 4-3 2-3 3-4 3-3 2-3 2-4 3-4 2-5 2-4 2-5 2-5 2-6 2-5v-6l2-7 1-6 1-7 1-7 1-7 1-8 1-7 1-9v-9-9l1-8z">
          <text:p/>
        </draw:path>
        <draw:polygon draw:style-name="gr9" draw:text-style-name="P9" draw:layer="layout" svg:width="0.058cm" svg:height="0.064cm" svg:x="3.204cm" svg:y="20.622cm" svg:viewBox="0 0 59 65" draw:points="0,65 0,0 59,0 59,65">
          <text:p/>
        </draw:polygon>
        <draw:polygon draw:style-name="gr9" draw:text-style-name="P9" draw:layer="layout" svg:width="0.26cm" svg:height="0.414cm" svg:x="3.362cm" svg:y="20.273cm" svg:viewBox="0 0 261 415" draw:points="0,415 0,370 106,370 106,51 12,118 12,68 111,0 160,0 160,370 261,370 261,415">
          <text:p/>
        </draw:polygon>
        <draw:path draw:style-name="gr9" draw:text-style-name="P9" draw:layer="layout" svg:width="0.288cm" svg:height="0.425cm" svg:x="2.838cm" svg:y="13.114cm" svg:viewBox="0 0 289 426" svg:d="M289 214l-1 11v12 11l-2 11-1 10-1 10-1 9-2 10-1 8-3 9-2 7-3 8-3 7-2 7-4 7-2 6-4 7-3 6-4 5-4 5-3 5-5 4-4 4-5 5-4 4-4 3-6 3-5 3-4 3-6 2-5 2-6 2-4 2-6 1-6 1-6 1h-6l-6 1h-6-6-7-5l-6-1h-6l-5-1-6-1-6-1-4-2-6-2-6-2-5-2-4-3-6-3-5-3-4-3-4-4-5-5-4-4-4-4-4-5-4-5-4-5-3-6-3-7-3-5-3-7-3-8-3-7-2-8-3-7-1-9-2-8-1-10-2-9-1-10-1-10-1-11-1-11v-12-11-12-13l1-11 1-10 1-13 1-9 2-10 1-9 2-10 1-7 3-9 2-7 3-8 3-6 3-8 3-6 3-6 4-6 4-5 4-4 3-6 4-4 5-5 4-3 5-3 4-4 5-3 5-3 5-2 5-2 6-2 5-1 5-2 6-1 6-2h5l7-1 6-1h5 7 6 5l6 1 6 1h6l6 2 6 1 4 2 6 1 6 2 5 2 4 2 5 3 5 3 4 4 5 3 4 3 5 5 4 4 4 6 3 4 4 5 4 6 3 6 3 6 3 8 3 6 3 8 2 7 3 9 2 7 1 10 2 9 1 10 1 9 1 13 2 10v11 13zM235 214v-10l-1-9v-9-9l-1-8-1-9v-8l-1-7-1-8-2-6-1-7-1-6-1-6-2-6-1-5-2-4-2-5-2-5-2-5-3-3-2-4-2-4-3-3-2-4-3-2-3-3-3-2-4-2-2-2-4-2-3-2-4-1-3-2-3-1h-5-4l-4-1-4-1h-4-4-5-5l-3 1-4 1h-4-4l-3 1-4 2-4 1-4 2-3 2-3 2-3 2-3 3-3 3-3 2-3 3-3 3-2 4-2 4-2 3-3 5-2 5-2 5-2 4-2 6-1 6-1 5-1 7-1 7-2 6-1 7-1 8-1 7v9l-1 8v9 9l-1 9v10 10l1 8v9 8l1 9v7l1 8 1 7 1 7 2 7 1 6 1 6 1 7 2 5 1 5 3 6 1 5 2 4 3 4 2 5 3 4 1 2 3 4 3 4 3 3 3 3 3 2 3 2 3 2 3 2 4 1 3 2 4 1 3 2 4 1h4l4 1 4 1h4 5 4 4l3-1 4-1h4l4-1 4-2 4-1 4-2 3-1 4-2 3-2 2-2 3-2 4-3 2-3 3-4 3-4 2-2 2-4 3-5 2-4 2-4 2-5 2-6 2-5 2-5v-7l2-6 1-6 1-7 1-7 1-7 1-8 1-7 1-9v-8-9l1-8z">
          <text:p/>
        </draw:path>
        <draw:polygon draw:style-name="gr9" draw:text-style-name="P9" draw:layer="layout" svg:width="0.058cm" svg:height="0.064cm" svg:x="3.204cm" svg:y="13.469cm" svg:viewBox="0 0 59 65" draw:points="0,65 0,0 59,0 59,65">
          <text:p/>
        </draw:polygon>
        <draw:polygon draw:style-name="gr9" draw:text-style-name="P9" draw:layer="layout" svg:width="0.285cm" svg:height="0.425cm" svg:x="3.339cm" svg:y="13.114cm" svg:viewBox="0 0 286 426" draw:points="286,307 286,313 286,317 285,323 284,329 283,334 282,338 281,344 280,348 279,352 277,357 275,362 273,367 270,370 268,374 265,378 262,382 260,386 257,389 253,392 249,395 246,398 243,402 238,404 234,406 230,409 225,411 220,413 215,415 210,417 205,419 199,421 194,422 189,424 183,424 176,424 171,425 164,426 158,426 152,426 145,426 137,426 130,426 122,426 116,425 109,424 103,424 97,422 91,421 85,419 80,418 75,415 69,413 64,411 61,408 56,406 52,404 47,401 44,398 40,395 36,392 33,389 30,386 27,382 25,379 22,375 19,371 17,368 15,364 12,360 11,356 9,352 8,348 7,344 5,340 4,335 3,332 2,328 1,323 0,318 0,315 55,310 55,313 56,316 56,319 57,322 58,325 59,328 60,331 61,334 62,336 63,339 64,342 66,345 67,347 69,350 70,352 72,354 74,356 76,359 79,361 81,363 82,365 85,367 87,369 90,370 93,371 96,373 98,374 101,375 104,376 107,378 110,379 114,380 117,380 120,381 124,382 128,382 132,383 136,383 140,383 145,383 153,383 160,382 167,381 173,380 180,378 187,376 192,373 198,370 203,368 207,363 211,359 216,354 219,350 222,345 225,339 227,333 229,327 230,319 231,313 231,305 231,300 230,296 230,292 229,288 228,284 227,280 226,278 224,274 222,271 220,268 218,265 216,262 213,261 211,258 208,256 206,254 204,252 201,249 198,248 194,246 191,244 189,243 186,243 182,241 179,240 175,239 172,238 169,237 165,237 162,236 158,235 154,235 152,235 148,234 145,234 141,233 138,233 135,233 132,233 129,233 99,233 99,188 128,188 131,188 134,188 137,187 140,187 143,187 147,187 150,186 153,186 155,185 159,185 162,184 166,183 169,182 171,181 174,180 177,179 180,178 183,176 186,174 189,173 191,171 193,170 196,168 199,166 201,164 203,160 205,158 207,155 208,153 210,151 212,148 213,144 215,141 216,138 217,135 218,131 219,127 219,123 219,119 219,115 219,109 219,102 218,97 216,91 214,85 212,81 209,76 207,71 204,66 200,63 195,59 191,56 187,53 181,50 175,48 170,46 163,45 156,45 150,44 142,44 135,44 128,45 122,45 116,46 110,47 104,50 99,52 95,55 90,58 85,62 81,65 78,69 74,74 71,78 68,82 66,88 63,94 63,99 61,105 61,112 7,108 8,102 9,97 9,92 10,87 12,82 13,78 16,73 17,68 20,64 22,60 25,56 27,52 29,48 32,45 35,42 38,39 42,35 45,32 48,29 51,27 55,24 59,22 63,19 67,17 71,15 75,13 80,11 84,9 88,8 93,7 98,6 102,5 107,3 112,2 117,2 122,1 127,1 132,0 137,0 142,0 149,0 155,0 162,1 169,1 174,2 181,3 187,5 191,6 197,7 202,9 207,10 211,12 216,14 221,17 225,19 229,22 233,24 237,27 241,29 243,32 247,35 249,39 253,42 255,45 258,48 260,52 262,56 263,59 265,63 267,66 268,71 270,75 271,80 272,83 273,87 274,92 274,97 275,100 275,105 275,110 275,113 275,117 274,120 274,123 274,127 273,131 272,134 271,137 271,140 270,144 269,147 267,150 266,153 264,155 263,159 262,161 260,165 258,168 256,171 254,173 252,175 249,178 247,180 244,183 242,185 240,187 236,189 233,191 230,192 227,195 223,196 219,198 216,200 212,202 208,203 205,204 200,206 196,207 191,207 187,208 187,209 192,210 197,211 202,212 206,213 210,214 215,215 219,216 223,218 227,220 231,221 235,223 239,225 242,226 245,228 248,231 251,233 254,235 257,238 260,241 262,243 264,245 266,248 269,250 271,254 272,256 275,260 276,262 278,265 279,269 280,272 281,276 282,279 283,282 283,285 284,289 285,293 285,296 286,299 286,303">
          <text:p/>
        </draw:polygon>
        <draw:polygon draw:style-name="gr10" draw:text-style-name="P1" draw:layer="layout" svg:width="2.74cm" svg:height="2.244cm" svg:x="35.176cm" svg:y="10.002cm" svg:viewBox="0 0 2741 2245" draw:points="0,2245 2741,2245 2741,0 0,0">
          <text:p/>
        </draw:polygon>
        <draw:polygon draw:style-name="gr6" draw:text-style-name="P6" draw:layer="layout" svg:width="0.294cm" svg:height="0.33cm" svg:x="35.383cm" svg:y="10.338cm" svg:viewBox="0 0 295 331" draw:points="153,331 145,331 136,330 130,330 122,329 116,327 109,326 103,325 97,323 91,321 85,317 80,316 74,313 69,310 64,307 60,304 55,300 50,297 45,293 42,289 38,284 34,280 31,276 27,271 25,266 22,261 19,256 16,250 14,244 11,239 9,233 9,227 7,221 5,214 4,207 3,202 2,194 1,188 1,181 0,173 0,167 0,158 1,151 2,143 2,136 3,129 4,122 6,116 8,108 9,102 10,96 13,90 15,83 18,78 21,73 23,67 27,62 29,58 33,52 37,48 40,44 45,39 48,35 53,31 57,27 62,25 66,22 72,19 77,16 82,13 88,10 94,9 99,7 106,5 112,4 118,3 125,2 132,1 138,0 147,0 153,0 159,0 166,0 171,1 177,1 183,2 188,3 193,4 198,5 204,7 208,9 213,9 218,11 222,13 226,15 230,18 235,20 239,23 243,26 246,27 250,30 253,33 256,37 260,40 262,43 265,46 268,49 270,53 273,57 276,61 278,64 280,68 281,72 283,76 285,80 286,84 288,88 290,93 291,97 292,101 293,106 209,110 208,105 207,100 207,96 205,92 204,88 201,84 199,81 197,78 194,74 191,71 189,68 186,66 182,63 178,62 174,61 171,59 166,58 161,57 157,57 152,57 146,57 138,58 133,59 127,61 122,63 117,66 113,70 109,74 106,79 102,83 99,89 97,96 95,102 93,110 91,117 89,125 88,135 88,143 87,153 87,163 88,184 90,203 93,219 98,233 103,245 111,256 118,263 129,268 139,272 153,273 157,273 162,273 167,272 171,271 174,269 178,268 182,266 186,263 189,262 192,259 195,255 198,252 201,248 203,244 206,240 207,235 208,230 210,225 211,220 212,214 295,218 295,222 293,226 293,231 291,235 290,240 289,243 287,248 285,252 283,256 281,261 280,264 277,268 275,272 272,276 269,279 266,282 263,286 261,289 257,293 253,296 249,298 245,301 242,304 238,307 234,310 229,312 225,314 220,316 215,319 210,321 205,323 200,325 194,326 189,327 183,328 177,329 171,330 165,330 159,331">
          <text:p/>
        </draw:polygon>
        <draw:path draw:style-name="gr6" draw:text-style-name="P6" draw:layer="layout" svg:width="0.32cm" svg:height="0.33cm" svg:x="35.718cm" svg:y="10.338cm" svg:viewBox="0 0 321 331" svg:d="M321 164v7 8l-1 7-1 6-1 7-1 7-1 6-1 7-2 6-2 6-2 6-3 6-2 5-3 6-3 6-3 4-3 5-4 5-4 5-4 4-3 5-5 4-5 4-5 3-4 3-5 4-6 3-5 3-6 3-6 2-6 3-6 3-7 1-7 2-7 1-7 2-7 1h-8l-7 1h-9-7l-8-1h-7l-7-1-7-2-6-1-7-2-7-1-5-3-7-3-6-2-5-3-6-2-6-4-5-3-5-4-5-3-5-4-3-4-5-5-4-3-4-5-3-5-3-5-3-5-3-5-3-6-3-6-2-5-2-7-2-6-1-6-2-6-2-7-1-7-1-7v-6l-1-7v-8-7-7-6l1-7v-8l1-6 1-6 2-7 1-6 2-6 1-6 2-6 2-6 3-6 3-5 3-5 3-6 3-4 3-5 4-5 5-5 4-3 3-5 5-4 5-4 5-3 5-3 6-3 6-3 5-3 7-3 6-3 6-1 7-2 7-2 6-1 8-1 7-1 7-1h8 8 9 8l8 1 7 1 8 1 7 1 7 2 7 2 6 1 7 3 6 3 5 3 6 3 5 3 5 3 4 3 5 4 5 4 4 5 3 3 4 5 4 5 4 5 3 4 2 5 3 6 3 5 2 6 2 6 2 6 2 5 2 7v6l1 6 1 7 1 6 1 7 1 8v6zM235 164v-11l-1-10-1-9-1-10-2-8-3-9-2-7-2-6-3-7-4-5-4-4-4-5-4-4-5-4-6-2-4-2-7-2-7-1-5-1h-8-7l-6 1-7 1-7 2-5 2-5 2-5 4-5 4-4 5-5 4-3 6-4 6-2 6-3 8-2 8-2 8-1 10-1 9-1 10v11 6 5l1 6v5 4l1 6 1 4 1 5v4l1 4 1 4 2 5 1 3 2 3 1 4 1 4 1 3 2 3 2 2 2 3 2 3 2 2 2 3 2 2 2 2 2 2 3 1 2 2 3 1 3 2 3 1 2 1 2 1 3 1 3 1h3l4 1h3 2 3 4 4 3l3-1h3l4-1 3-1 3-1 4-1 1-1 4-2 2-1 3-2 3-1 2-2 3-2 1-2 3-3 2-2 2-3 2-3 2-2 2-3 1-3 2-4 1-4 1-3 1-3 1-5 1-4 1-4 1-4 1-5 1-4v-6l1-4v-5l1-6v-5z">
          <text:p/>
        </draw:path>
        <draw:polygon draw:style-name="gr6" draw:text-style-name="P6" draw:layer="layout" svg:width="0.29cm" svg:height="0.324cm" svg:x="36.102cm" svg:y="10.337cm" svg:viewBox="0 0 291 325" draw:points="207,325 207,147 207,143 207,139 207,135 207,132 207,129 207,125 207,122 206,118 206,116 205,113 204,109 204,106 203,103 202,100 201,98 200,96 199,93 198,90 196,88 195,86 194,83 192,81 190,80 189,78 188,76 186,74 184,73 182,71 180,70 177,68 175,67 173,66 171,65 168,64 166,64 163,63 160,63 157,63 154,63 151,63 148,63 145,63 142,63 139,63 136,64 134,65 132,65 129,66 126,68 124,69 121,71 119,72 117,74 115,75 113,77 111,79 109,81 106,83 105,85 103,88 101,90 99,93 98,96 97,99 95,101 94,104 93,107 91,111 90,114 89,117 88,120 87,124 87,128 86,131 85,135 85,138 85,143 84,147 84,152 84,155 84,325 2,325 2,78 2,76 2,74 2,72 2,69 2,67 2,65 2,63 2,61 2,59 2,57 2,54 2,52 2,50 2,48 1,45 1,44 1,42 1,40 1,38 1,36 1,34 1,32 1,30 1,28 1,27 1,25 1,23 1,22 1,20 0,19 0,17 0,15 0,14 0,13 0,11 0,10 0,9 0,9 0,8 0,7 78,7 79,8 79,9 79,9 79,10 79,11 79,12 80,14 80,15 80,16 80,18 80,20 80,21 80,23 80,25 81,27 81,27 81,29 81,31 81,33 81,35 81,37 81,39 81,41 81,43 81,45 81,46 81,48 81,50 81,52 81,54 81,56 81,58 81,60 81,61 81,63 81,64 82,65 82,67 82,68 82,70 83,70 87,63 90,56 94,49 98,44 102,38 106,33 111,28 116,25 120,21 125,17 131,14 135,11 141,9 147,7 153,5 159,3 166,2 171,1 179,1 186,0 191,0 196,1 202,2 207,2 212,3 217,4 221,5 225,7 230,9 234,9 238,11 242,14 245,16 248,19 252,21 255,24 260,27 262,29 264,32 267,36 270,39 272,43 275,46 277,50 278,54 280,58 281,62 283,66 284,70 285,75 286,79 287,83 288,88 289,93 290,98 290,102 291,107 291,113 291,117 291,123 291,325">
          <text:p/>
        </draw:polygon>
        <draw:polygon draw:style-name="gr6" draw:text-style-name="P6" draw:layer="layout" svg:width="0.186cm" svg:height="0.398cm" svg:x="36.436cm" svg:y="10.269cm" svg:viewBox="0 0 187 399" draw:points="117,399 110,399 103,398 97,397 91,396 85,394 80,392 75,389 69,387 65,383 62,379 58,375 54,370 51,366 48,360 46,354 45,348 44,341 42,334 42,327 42,319 42,131 0,131 0,75 45,75 72,0 123,0 123,75 184,75 184,131 123,131 123,297 123,301 123,306 124,310 125,314 125,317 126,320 127,323 129,326 131,329 132,331 134,333 135,335 138,336 140,338 143,339 146,340 149,341 153,342 155,342 159,342 161,342 162,342 164,342 165,342 167,342 168,342 170,341 171,341 171,341 173,341 174,341 175,340 177,340 178,340 179,339 181,339 183,339 184,338 186,338 187,338 187,388 184,389 181,390 177,392 174,392 171,393 168,394 165,394 161,395 158,396 154,396 151,397 148,397 144,398 140,398 136,398 133,399 129,399 125,399 121,399">
          <text:p/>
        </draw:polygon>
        <draw:polygon draw:style-name="gr6" draw:text-style-name="P6" draw:layer="layout" svg:width="0.185cm" svg:height="0.324cm" svg:x="36.669cm" svg:y="10.337cm" svg:viewBox="0 0 186 325" draw:points="2,325 2,81 2,80 2,77 2,75 2,73 2,71 2,68 2,66 2,64 2,62 2,60 2,57 2,55 2,53 2,50 2,48 2,46 2,44 2,42 1,40 1,38 1,36 1,33 1,31 1,29 1,27 1,26 1,25 1,23 1,21 1,19 1,17 1,16 1,14 1,13 0,11 0,10 0,9 0,9 0,8 0,7 79,7 79,8 79,9 79,9 80,10 80,11 80,13 80,14 80,16 80,17 80,19 80,21 80,23 81,25 81,27 81,27 81,30 81,32 81,34 81,36 81,38 81,40 81,42 81,44 81,45 81,48 81,50 81,52 81,54 81,56 81,59 81,61 82,63 82,64 82,65 82,67 82,69 82,70 82,72 82,73 82,75 83,75 85,71 86,67 87,64 88,62 90,59 91,55 92,52 94,49 95,46 96,44 98,41 99,38 99,36 101,33 102,31 104,28 105,27 107,25 109,23 110,21 112,19 114,17 116,15 117,13 119,11 121,10 124,9 126,8 128,7 131,6 133,5 135,4 138,3 141,3 144,2 147,2 150,1 153,1 156,0 161,0 162,0 164,0 165,0 167,1 168,1 170,1 171,1 172,2 173,2 175,2 176,2 178,3 179,3 180,3 181,3 183,4 184,4 185,4 186,5 186,74 185,74 183,73 181,73 180,73 178,72 177,72 175,72 173,71 171,71 170,71 169,71 167,70 165,70 163,70 161,70 158,70 156,70 154,70 152,70 150,70 144,70 138,71 133,72 127,74 122,76 117,79 114,81 109,85 105,90 102,95 99,99 96,105 93,112 91,118 89,125 87,134 86,142 85,151 85,160 85,170 85,325">
          <text:p/>
        </draw:polygon>
        <draw:path draw:style-name="gr6" draw:text-style-name="P6" draw:layer="layout" svg:width="0.32cm" svg:height="0.33cm" svg:x="36.882cm" svg:y="10.338cm" svg:viewBox="0 0 321 331" svg:d="M98 331h-5l-5-1h-4-4l-4-1-4-1-4-1-5-1-3-1-3-1-4-1-4-2-3-1-3-3-3-1-3-2-3-2-3-2-3-3-2-2-2-3-3-3-2-2-2-3-2-3-3-3-1-4-2-3-1-3-1-3-1-4-2-4-1-4-1-3-1-5v-4l-1-4v-4-5-4-6-5l1-6v-5l1-5 2-4 1-4 1-5 2-4 1-3 2-4 2-4 3-4 3-3 2-3 3-3 3-3 3-3 3-3 3-2 4-2 4-2 3-2 4-2 4-2 4-2 4-2 4-1 5-1 5-1 4-2 4-1h6 5l3-1h6l5-1h5 5l5-1 69-1v-16-4-3-3-4-2l-1-3v-2l-1-3v-3l-1-3-1-2v-2l-1-1v-3l-1-1-2-3-1-1-1-2-1-2-1-2-2-1-1-1-1-1-2-1-1-1-2-1-2-1v-1l-2-1h-2l-2-1-2-1h-2l-1-1h-3-2-2l-1-1h-2-3-2-2-2l-2 1h-2-2-1l-2 1h-1-2l-2 1h-1l-2 1-2 1-1 1h-1l-2 1-1 1-1 1-1 1h-1l-1 1-1 2-1 1-1 2-1 1-1 2-1 1-1 2-1 2-1 2v1l-1 2-1 2v2l-1 2v3 2l-1 3v3l-86-5 1-4 1-4 1-4 1-4 1-4 1-4 2-4 2-3 2-3 1-4 2-3 2-4 2-3 3-3 2-3 3-3 3-3 2-3 4-2 3-2 4-3 3-2 3-3 4-2 4-2 5-2 4-2 4-2h5l5-2 5-1 5-2 5-1h6l5-1 6-1h6l6-1h6 7 5 6l6 1h5l6 1 5 1 6 1 5 1 5 1 5 2 4 1 4 1 5 2 4 2 3 2 5 3 4 2 3 3 4 3 2 2 4 3 3 3 3 3 3 4 3 3 2 4 1 4 3 4 2 4 2 3 1 5 2 4 1 5 1 4 1 6 1 5 1 5v4 6 6 115 3 2l1 2v2 2 3 1 1 3 1l1 2v2 2 1l1 2v2 1 1l1 1v1l1 1 1 2v1l1 1 1 1 1 1 1 1h1l1 1 1 1h1l1 1 1 1h2 1 2v1h2 1 2 2 2 2 2 2l2-1h1 1 3l1-1v45h-1l-2 1h-1-1l-1 1h-2l-1 1h-1-1l-2 1h-1-1-1l-2 1h-1-1-1l-2 1h-1-1-2-1l-1 1h-2-1-1-1-2-1l-2 1h-1-1-1-2-1-2-2-2-1-7l-5-1h-6l-5-1-4-2-5-1-4-3-4-3-4-2-2-3-3-3-3-4-2-4-3-3-1-5-2-5-2-5v-4l-1-6-1-6h-2l-3 6-4 6-4 4-3 6-5 5-5 4-5 4-4 4-5 4-5 3-6 3-5 4-6 2-6 2-5 2-7 2-7 1-6 1-7 1zM194 176l-42 1h-3-3-3l-2 1h-3-2-2l-3 1h-3-2l-2 1h-3l-2 1h-2l-2 1h-2l-2 2h-2l-2 1-2 1-2 1-1 2h-2l-1 1-1 2-2 1-1 2-2 2-1 2-1 2-1 2-1 2-1 2-1 2v3l-1 3v3 3 3 3 4 5l1 4v3l1 4 2 3 1 3 1 3 2 3 3 2 2 1 1 3 3 1 2 2 3 1 3 1 4 1 2 1h3 4 3 4l3-1h2l3-1h3l3-2 3-1 2-1 3-1 2-2 2-1 3-1 2-2 3-2 2-1 2-2 2-3 1-2 2-2 2-2 2-2 1-2 2-3 2-2 1-3 1-3 3-3 1-2v-3l1-3 1-3 1-3v-3l1-3 1-2v-3-4-3-3z">
          <text:p/>
        </draw:path>
        <draw:polygon draw:style-name="gr6" draw:text-style-name="P6" draw:layer="layout" svg:width="0.288cm" svg:height="0.331cm" svg:x="37.22cm" svg:y="10.337cm" svg:viewBox="0 0 289 332" draw:points="289,233 289,237 289,242 288,246 288,250 287,255 286,259 284,262 283,266 281,270 280,274 278,278 276,280 274,284 271,287 268,291 265,294 262,297 259,299 256,302 252,305 248,307 244,310 241,312 236,315 232,316 227,318 223,320 218,321 212,323 207,325 202,326 196,327 190,328 185,329 179,330 173,331 167,331 160,331 153,332 147,332 141,332 135,332 130,331 124,331 118,331 113,330 108,330 102,329 98,328 93,327 88,326 83,325 79,324 74,322 69,321 64,319 60,318 57,316 52,315 48,313 45,310 42,308 39,306 35,303 32,301 29,298 27,296 24,292 21,289 18,286 16,283 13,280 11,276 9,272 8,268 6,263 4,260 2,256 1,251 0,246 73,235 74,238 75,241 76,243 77,245 78,247 78,249 80,251 81,253 81,255 82,257 84,259 85,260 87,262 88,262 90,264 91,265 93,266 95,267 97,268 99,269 99,270 102,271 104,272 106,273 108,273 110,274 112,274 115,275 117,275 119,275 121,276 124,276 127,276 130,276 133,277 135,277 138,277 141,277 144,277 147,277 150,277 153,277 155,277 158,277 161,277 163,276 166,276 169,276 171,276 173,275 175,275 178,275 180,274 183,274 185,273 187,273 189,272 190,271 192,270 194,270 196,269 198,268 200,267 201,266 203,264 204,263 206,262 207,262 207,260 208,259 209,257 210,256 211,254 212,252 212,250 213,248 213,246 213,244 213,243 213,241 213,238 213,235 213,233 212,231 212,229 211,227 209,225 208,224 207,223 207,221 205,219 203,218 202,217 200,215 198,214 196,213 193,212 191,211 189,210 187,209 184,208 181,207 179,207 175,206 173,205 170,204 167,204 164,203 160,202 157,201 153,201 151,200 147,199 143,198 140,198 136,196 133,196 129,195 125,194 121,193 117,192 114,191 109,190 105,189 101,189 98,188 94,187 90,186 86,184 81,183 78,182 75,180 71,178 67,177 63,175 59,173 56,171 52,170 49,168 46,166 44,164 41,161 38,159 35,156 32,153 30,152 27,149 26,146 24,142 22,139 20,135 18,133 17,129 16,125 15,120 13,117 13,112 12,107 12,102 12,98 12,93 12,89 13,84 13,81 14,76 15,73 17,68 18,65 19,62 21,58 23,54 25,50 27,47 29,45 32,41 35,38 38,35 41,32 44,29 46,27 50,25 54,23 58,19 62,17 66,15 71,13 76,11 81,10 85,9 90,8 95,6 100,5 105,4 111,3 117,2 123,2 129,1 135,1 141,0 148,0 153,0 158,1 163,1 168,1 172,2 177,2 182,3 187,4 191,5 196,6 201,7 205,8 208,9 213,10 217,11 221,13 225,15 228,17 232,19 236,22 240,24 243,27 246,28 249,31 252,33 255,36 258,39 261,42 263,45 265,48 268,51 270,55 272,59 274,63 276,66 277,70 279,74 280,79 281,82 282,87 208,95 208,93 207,90 207,88 207,86 206,84 206,82 205,81 204,80 203,78 202,76 201,75 199,73 198,72 197,71 195,69 194,68 192,67 191,66 189,65 189,63 187,63 185,63 184,62 182,61 180,61 178,60 176,60 174,59 172,59 171,58 169,58 166,58 164,57 162,57 160,57 157,57 155,57 153,57 151,56 148,56 142,57 136,57 132,57 127,58 122,58 117,60 114,61 110,62 107,63 103,63 100,65 99,67 97,69 94,72 93,74 91,77 90,80 89,82 89,85 89,89 89,91 89,93 89,95 90,97 91,99 91,100 92,102 93,103 94,105 95,106 97,108 98,109 99,110 100,111 102,113 104,114 106,115 108,116 110,117 112,117 115,118 117,118 119,119 121,120 124,121 127,121 129,122 133,123 135,124 138,124 141,125 144,126 148,126 151,127 154,128 157,129 161,130 164,130 168,131 171,132 175,133 180,134 185,135 189,135 193,137 197,138 202,139 206,140 210,142 214,143 219,144 223,146 226,147 231,149 235,151 238,153 242,154 245,156 249,158 252,160 256,163 259,165 262,168 264,171 267,172 270,176 272,179 275,182 277,186 280,189 281,192 282,196 284,200 286,204 287,208 288,212 288,217 289,223 289,227">
          <text:p/>
        </draw:polygon>
        <draw:polygon draw:style-name="gr6" draw:text-style-name="P6" draw:layer="layout" svg:width="0.186cm" svg:height="0.398cm" svg:x="37.54cm" svg:y="10.269cm" svg:viewBox="0 0 187 399" draw:points="117,399 110,399 103,398 97,397 91,396 84,394 80,392 75,389 70,387 65,383 61,379 58,375 54,370 51,366 48,360 46,354 45,348 43,341 42,334 42,327 42,319 42,131 0,131 0,75 45,75 71,0 123,0 123,75 184,75 184,131 123,131 123,297 123,301 123,306 124,310 124,314 125,317 126,320 127,323 129,326 130,329 132,331 134,333 135,335 138,336 140,338 143,339 146,340 149,341 153,342 155,342 159,342 161,342 162,342 164,342 165,342 167,342 168,342 169,341 171,341 171,341 173,341 174,341 175,340 177,340 178,340 179,339 181,339 183,339 184,338 186,338 187,338 187,388 184,389 181,390 177,392 174,392 171,393 168,394 165,394 161,395 158,396 154,396 151,397 148,397 144,398 140,398 136,398 133,399 129,399 125,399 121,399">
          <text:p/>
        </draw:polygon>
        <draw:polygon draw:style-name="gr2" draw:text-style-name="P2" draw:layer="layout" svg:width="0.577cm" svg:height="0.577cm" svg:x="35.36cm" svg:y="10.908cm" svg:viewBox="0 0 578 578" draw:points="0,578 578,578 578,0 0,0">
          <text:p/>
        </draw:polygon>
        <draw:polygon draw:style-name="gr3" draw:text-style-name="P3" draw:layer="layout" svg:width="0.531cm" svg:height="0.53cm" svg:x="35.383cm" svg:y="10.932cm" svg:viewBox="0 0 532 531" draw:points="0,531 532,531 532,0 0,0">
          <text:p/>
        </draw:polygon>
        <draw:polygon draw:style-name="gr2" draw:text-style-name="P2" draw:layer="layout" svg:width="0.577cm" svg:height="0.578cm" svg:x="35.36cm" svg:y="11.485cm" svg:viewBox="0 0 578 579" draw:points="0,579 578,579 578,0 0,0">
          <text:p/>
        </draw:polygon>
        <draw:polygon draw:style-name="gr4" draw:text-style-name="P4" draw:layer="layout" svg:width="0.531cm" svg:height="0.531cm" svg:x="35.383cm" svg:y="11.509cm" svg:viewBox="0 0 532 532" draw:points="0,532 532,532 532,0 0,0">
          <text:p/>
        </draw:polygon>
        <draw:polygon draw:style-name="gr6" draw:text-style-name="P6" draw:layer="layout" svg:width="0.564cm" svg:height="0.414cm" svg:x="36.123cm" svg:y="10.989cm" svg:viewBox="0 0 565 415" draw:points="442,415 374,415 303,151 302,149 301,147 301,144 300,141 299,138 298,136 298,134 298,131 297,128 296,125 295,121 295,118 294,116 293,113 293,110 292,107 291,104 291,101 290,99 289,96 289,92 288,89 287,86 287,82 286,80 285,76 284,73 283,69 283,66 282,63 281,66 281,69 280,73 280,76 279,80 278,82 278,86 277,89 276,93 275,96 274,99 274,101 273,104 272,107 272,110 271,113 270,116 270,119 269,122 268,125 267,128 267,131 266,134 265,136 265,139 264,141 263,144 262,147 262,149 262,151 189,415 122,415 0,0 59,0 134,264 135,268 135,271 135,275 136,279 138,282 139,286 140,290 140,294 141,298 142,300 144,304 144,308 145,311 146,315 147,317 148,321 148,324 149,327 150,331 151,334 152,336 152,340 153,343 153,347 154,350 155,353 155,356 156,359 157,363 157,366 158,362 159,357 160,353 161,350 162,346 163,342 164,337 165,334 166,330 167,326 167,324 168,322 168,320 169,319 169,317 169,316 170,314 170,312 171,310 171,308 171,306 171,304 172,303 172,301 172,299 173,298 173,296 174,294 174,292 174,291 175,288 175,287 176,285 176,283 177,281 177,280 178,279 178,277 179,275 179,274 180,272 180,270 181,269 181,267 181,265 182,264 182,262 183,262 183,260 183,259 255,0 309,0 381,259 382,260 382,262 382,262 383,264 383,265 383,267 384,269 384,270 385,272 385,274 386,275 386,277 387,279 387,280 388,281 388,283 388,285 388,287 388,288 389,291 389,292 390,294 390,296 391,298 391,299 392,300 392,302 393,304 393,306 393,308 394,310 394,312 395,314 395,316 396,316 396,318 397,320 397,322 397,323 398,325 399,329 400,334 401,337 402,341 403,345 404,350 405,353 406,357 406,361 407,366 407,365 407,364 407,363 408,362 408,361 408,359 409,357 409,355 410,353 410,352 411,349 411,347 412,344 413,342 413,338 414,336 415,333 415,330 416,327 417,324 418,320 418,317 419,315 420,311 421,308 422,304 423,300 423,298 424,294 424,290 425,287 426,283 427,280 428,277 429,274 430,270 431,267 432,264 506,0 565,0">
          <text:p/>
        </draw:polygon>
        <draw:polygon draw:style-name="gr6" draw:text-style-name="P6" draw:layer="layout" svg:width="0.168cm" svg:height="0.441cm" svg:x="36.855cm" svg:y="10.968cm" svg:viewBox="0 0 169 442" draw:points="0,442 122,0 169,0 48,442">
          <text:p/>
        </draw:polygon>
        <draw:polygon draw:style-name="gr6" draw:text-style-name="P6" draw:layer="layout" svg:width="0.382cm" svg:height="0.425cm" svg:x="37.22cm" svg:y="10.984cm" svg:viewBox="0 0 383 426" draw:points="204,45 196,45 189,45 183,46 176,47 170,48 164,49 158,51 152,53 146,55 141,57 135,60 131,63 125,65 120,68 116,71 112,75 107,79 103,82 99,86 95,91 92,95 88,99 85,104 82,109 80,115 77,120 74,125 72,131 70,136 68,143 65,149 64,155 63,162 62,170 61,176 60,183 59,189 59,197 59,205 59,211 59,219 59,226 59,234 60,241 61,247 62,254 63,262 64,267 66,274 68,280 70,286 73,292 75,298 78,303 81,309 83,315 87,319 90,324 94,329 98,334 101,337 105,342 110,346 114,350 118,353 123,356 128,360 134,363 138,366 144,368 150,370 155,372 161,374 167,376 173,377 179,378 186,379 192,380 199,380 206,380 210,380 215,380 220,380 225,379 229,379 233,378 237,377 242,376 245,375 249,374 254,373 258,371 262,370 265,369 268,367 272,365 276,363 280,361 282,359 285,356 289,354 292,352 295,349 298,347 300,344 303,341 306,338 309,335 312,333 315,329 316,326 319,323 321,319 324,316 326,313 328,309 331,305 333,302 334,298 336,294 383,317 380,322 378,326 375,331 372,335 370,339 367,344 364,348 361,352 358,356 354,360 352,365 348,368 344,372 340,376 337,379 333,383 329,386 324,389 320,392 316,395 312,398 307,401 302,404 298,406 293,408 287,410 282,412 277,414 271,417 265,418 260,420 254,421 248,423 243,424 236,424 230,425 224,425 217,426 209,426 203,426 193,426 184,425 174,425 165,424 156,423 148,421 139,419 131,417 122,414 115,411 108,407 100,404 94,400 87,396 81,391 74,387 68,382 63,377 57,371 52,366 47,360 43,354 38,348 34,341 29,334 26,328 23,320 20,314 17,305 14,298 10,290 9,281 7,274 5,265 4,257 2,248 2,239 1,230 0,221 0,211 1,202 1,193 2,184 2,174 4,166 5,156 7,148 9,139 11,131 14,123 17,116 20,108 24,101 27,94 31,87 35,81 40,74 44,68 48,63 54,57 59,51 64,46 70,42 76,37 82,32 89,28 96,25 102,21 110,18 117,14 125,11 133,9 140,7 149,5 157,4 166,2 174,1 184,0 193,0 203,0 216,0 228,1 241,2 252,4 263,6 275,9 284,12 295,16 304,21 314,26 322,30 330,37 338,44 345,50 352,58 358,65 364,74 370,82 374,92 379,102 326,119 324,117 323,114 321,111 320,108 318,105 316,102 316,100 314,98 312,95 310,92 307,89 305,86 303,84 300,81 298,80 296,77 293,75 290,72 287,70 284,68 281,66 279,64 275,63 272,61 268,59 264,57 261,56 258,54 253,53 249,51 245,50 241,49 237,48 232,47 228,46 224,46 219,45 213,45 208,45">
          <text:p/>
        </draw:polygon>
        <draw:path draw:style-name="gr6" draw:text-style-name="P6" draw:layer="layout" svg:width="0.399cm" svg:height="0.413cm" svg:x="36.122cm" svg:y="11.567cm" svg:viewBox="0 0 400 414" svg:d="M341 414l-46-120h-190l-47 120h-58l169-414h63l168 414zM224 114v-3l-1-2-1-3-1-3-1-2-1-2-1-2-1-3-1-3-1-3-1-2-1-3-1-2v-1l-1-3-1-2-1-2v-3l-1-2-1-2v-2-1l-1-2v-2l-1-1v-2l-1-2-1-1v-2-1l-1-2-1-1v-1-1h-1v-1-1-1 1l-1 1v1l-1 1v1 1l-1 2v1l-1 2v1l-1 2-1 2v2l-1 2v1l-1 1-1 3v2l-1 2-1 2v2l-1 3v2l-1 1-1 3-1 2-1 3-1 2-1 4v3l-1 1-1 3-1 2-1 2-1 3-1 2-1 3-53 135h156z">
          <text:p/>
        </draw:path>
        <draw:polygon draw:style-name="gr6" draw:text-style-name="P6" draw:layer="layout" svg:width="0.168cm" svg:height="0.442cm" svg:x="36.688cm" svg:y="11.545cm" svg:viewBox="0 0 169 443" draw:points="0,443 122,0 169,0 48,443">
          <text:p/>
        </draw:polygon>
        <draw:polygon draw:style-name="gr6" draw:text-style-name="P6" draw:layer="layout" svg:width="0.381cm" svg:height="0.426cm" svg:x="37.054cm" svg:y="11.561cm" svg:viewBox="0 0 382 427" draw:points="203,47 196,47 189,47 182,48 175,48 169,49 162,51 156,53 151,54 145,56 139,59 134,61 129,63 124,66 119,70 115,73 110,77 105,81 101,83 98,88 94,92 90,97 86,101 83,106 81,111 78,117 75,121 73,127 70,133 68,138 66,144 64,151 63,157 62,163 60,170 59,176 58,184 58,190 57,198 57,205 57,212 57,220 57,226 58,234 58,242 59,248 61,255 62,262 63,268 64,275 66,280 69,287 71,293 74,298 76,304 79,310 81,315 85,319 88,325 92,330 96,334 99,338 103,342 108,347 113,351 117,353 121,357 126,360 132,363 136,366 142,369 148,370 153,373 159,375 165,376 171,378 177,379 185,380 191,381 198,381 205,381 209,381 214,381 219,380 224,380 228,379 232,379 237,378 241,377 245,376 248,375 253,373 257,372 261,370 264,369 268,367 271,365 275,363 278,361 281,359 285,357 288,354 291,352 294,350 298,347 299,345 303,341 305,339 308,335 311,333 314,330 316,327 318,323 321,320 323,316 325,313 328,310 330,306 332,302 334,298 335,295 382,317 379,322 377,327 374,332 371,335 369,340 367,345 363,349 360,352 357,357 354,361 351,365 347,369 344,372 340,376 335,380 333,383 328,387 324,389 319,392 316,396 311,399 306,402 301,404 297,406 292,408 286,411 281,413 276,415 270,417 265,419 260,421 254,422 247,423 242,424 235,425 229,425 223,426 216,426 209,427 203,427 192,427 183,426 172,425 163,424 154,423 146,422 137,420 129,417 121,414 114,411 106,407 99,405 92,401 85,396 79,392 73,388 66,383 61,378 56,372 50,367 45,361 41,354 36,348 32,342 28,335 25,328 21,321 18,314 15,306 12,298 9,290 8,282 6,274 4,265 3,258 2,248 1,240 0,231 0,222 0,212 0,203 0,193 1,184 2,175 3,167 5,157 6,149 8,140 10,133 12,125 16,117 19,110 22,102 26,96 29,88 33,82 38,76 42,70 46,64 52,59 57,53 63,47 68,43 75,38 81,34 87,30 94,26 100,23 108,19 116,16 123,12 131,9 138,8 147,6 155,4 164,3 173,2 183,1 192,0 202,0 215,0 227,1 240,3 252,5 262,7 274,9 284,12 294,18 303,22 313,27 321,32 329,38 337,45 344,52 351,59 357,67 363,76 369,84 373,94 378,103 325,121 323,118 322,116 321,113 319,110 317,107 316,104 315,101 313,99 311,96 309,94 307,91 304,88 302,85 299,83 298,81 295,79 293,76 289,74 287,72 283,69 280,67 278,65 275,63 271,62 267,61 264,59 261,57 257,56 253,54 248,53 244,52 241,51 236,50 231,49 226,48 223,48 218,47 213,47 207,47">
          <text:p/>
        </draw:polygon>
        <draw:frame draw:style-name="gr11" draw:text-style-name="P11" draw:layer="layout" svg:width="1.959cm" svg:height="0.936cm" svg:x="2.049cm" svg:y="5.084cm">
          <draw:text-box>
            <text:p text:style-name="P10"><text:span text:style-name="T1">equal</text:span></text:p>
          </draw:text-box>
        </draw:frame>
        <draw:frame draw:style-name="gr12" draw:text-style-name="P13" draw:layer="layout" svg:width="24cm" svg:height="1.685cm" draw:transform="rotate (1.5707963267949) translate (0.515cm 21.1cm)">
          <draw:text-box>
            <text:p text:style-name="P12"><text:span text:style-name="T2">R</text:span><text:span text:style-name="T2">a</text:span><text:span text:style-name="T2">t</text:span><text:span text:style-name="T2">i</text:span><text:span text:style-name="T2">o</text:span><text:span text:style-name="T2"> </text:span><text:span text:style-name="T2">o</text:span><text:span text:style-name="T2">f </text:span><text:span text:style-name="T2">e</text:span><text:span text:style-name="T2">s</text:span><text:span text:style-name="T2">t</text:span><text:span text:style-name="T2">i</text:span><text:span text:style-name="T2">m</text:span><text:span text:style-name="T2">a</text:span><text:span text:style-name="T2">t</text:span><text:span text:style-name="T2">e</text:span><text:span text:style-name="T2">d</text:span><text:span text:style-name="T2"> </text:span><text:span text:style-name="T2">i</text:span><text:span text:style-name="T2">n</text:span><text:span text:style-name="T2">s</text:span><text:span text:style-name="T2">e</text:span><text:span text:style-name="T2">c</text:span><text:span text:style-name="T2">t</text:span><text:span text:style-name="T2"> </text:span><text:span text:style-name="T2">c</text:span><text:span text:style-name="T2">o</text:span><text:span text:style-name="T2">u</text:span><text:span text:style-name="T2">n</text:span><text:span text:style-name="T2">t</text:span><text:span text:style-name="T2">s</text:span><text:span text:style-name="T2"> </text:span><text:span text:style-name="T2">(</text:span><text:span text:style-name="T2">l</text:span><text:span text:style-name="T2">i</text:span><text:span text:style-name="T2">t</text:span><text:span text:style-name="T2"> </text:span><text:span text:style-name="T2">: </text:span><text:span text:style-name="T2">u</text:span><text:span text:style-name="T2">n</text:span><text:span text:style-name="T2">l</text:span><text:span text:style-name="T2">i</text:span><text:span text:style-name="T2">t</text:span><text:span text:style-name="T2"> </text:span><text:span text:style-name="T2">c</text:span><text:span text:style-name="T2">o</text:span><text:span text:style-name="T2">n</text:span><text:span text:style-name="T2">d</text:span><text:span text:style-name="T2">i</text:span><text:span text:style-name="T2">t</text:span><text:span text:style-name="T2">i</text:span><text:span text:style-name="T2">o</text:span><text:span text:style-name="T2">n</text:span><text:span text:style-name="T2">s</text:span><text:span text:style-name="T2">)</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style:font-pitch="variable"/>
    <style:font-face style:name="Liberation Mono" svg:font-family="'Liberation Mono', 'Courier New', Cousine,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03T11:43:14.841641430</dc:date>
    <meta:editing-duration>P2DT10H53M39S</meta:editing-duration>
    <meta:editing-cycles>1</meta:editing-cycles>
    <meta:document-statistic meta:object-count="205"/>
    <meta:generator>LibreOffice/7.3.7.2$Linux_X86_64 LibreOffice_project/30$Build-2</meta:generator>
  </office:meta>
</office:document-meta>
</file>